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Lucida Console', monospace"/>
    <style:font-face style:name="Times New Roman1" svg:font-family="'Times New Roman'"/>
    <style:font-face style:name="Ubuntu" svg:font-family="Ubuntu, Helvetica, Arial, sans-serif"/>
    <style:font-face style:name="Times New Roman2" svg:font-family="'Times New Roman'" style:font-family-generic="roman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Droid Sans Devanagari" svg:font-family="'Droid Sans Devanagari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top="0in" fo:margin-bottom="0in" table:align="left" style:writing-mode="lr-tb"/>
    </style:style>
    <style:style style:name="Table1.A" style:family="table-column">
      <style:table-column-properties style:column-width="2.3104in"/>
    </style:style>
    <style:style style:name="Table1.B" style:family="table-column">
      <style:table-column-properties style:column-width="1.9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4" style:family="table-cell">
      <style:table-cell-properties fo:padding="0.0382in" fo:border-left="0.25pt solid #000000" fo:border-right="none" fo:border-top="none" fo:border-bottom="0.25pt solid #000000"/>
    </style:style>
    <style:style style:name="Table1.B4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5" style:family="table-cell">
      <style:table-cell-properties fo:padding="0.0382in" fo:border-left="0.25pt solid #000000" fo:border-right="none" fo:border-top="none" fo:border-bottom="0.25pt solid #000000"/>
    </style:style>
    <style:style style:name="Table1.B5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6.6931in" table:align="left" style:writing-mode="lr-tb"/>
    </style:style>
    <style:style style:name="Table2.A" style:family="table-column">
      <style:table-column-properties style:column-width="1.5639in"/>
    </style:style>
    <style:style style:name="Table2.B" style:family="table-column">
      <style:table-column-properties style:column-width="5.1292in"/>
    </style:style>
    <style:style style:name="Table2.A1" style:family="table-cell">
      <style:table-cell-properties style:vertical-align="middle" fo:background-color="#d9d9d9" fo:padding-left="0.0299in" fo:padding-right="0.0299in" fo:padding-top="0.0201in" fo:padding-bottom="0.0201in" fo:border="0.05pt solid #000000">
        <style:background-image/>
      </style:table-cell-properties>
    </style:style>
    <style:style style:name="Table2.B1" style:family="table-cell">
      <style:table-cell-properties style:vertical-align="middle" fo:background-color="#efefef" fo:padding-left="0in" fo:padding-right="0.0299in" fo:padding-top="0.0201in" fo:padding-bottom="0.0201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d9d9d9" fo:padding-left="0.0299in" fo:padding-right="0.0299in" fo:padding-top="0in" fo:padding-bottom="0.0201in" fo:border-left="0.05pt solid #000000" fo:border-right="0.05pt solid #000000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efefef" fo:padding-left="0in" fo:padding-right="0.0299in" fo:padding-top="0in" fo:padding-bottom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text-properties style:font-name="Times New Roman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8pt" fo:language="ru" fo:country="RU" fo:font-weight="bold" officeooo:paragraph-rsid="000928a1" style:font-size-asian="18pt" style:font-weight-asian="bold" style:font-size-complex="18pt" style:font-weight-complex="bold"/>
    </style:style>
    <style:style style:name="P8" style:family="paragraph" style:parent-style-name="Standard_20__28_user_29_">
      <style:paragraph-properties fo:line-height="115%"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_20__28_user_29_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_20__28_user_29_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able_20_Contents">
      <style:text-properties style:font-name="Times New Roman" fo:font-size="18pt" style:font-size-asian="18pt" style:font-size-complex="18pt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8pt" style:font-size-asian="18pt" style:font-size-complex="18pt"/>
    </style:style>
    <style:style style:name="P14" style:family="paragraph" style:parent-style-name="Table_20_Contents">
      <style:text-properties style:font-name="Times New Roman" fo:font-size="18pt" fo:language="ru" fo:country="RU" style:font-size-asian="18pt" style:font-size-complex="18pt"/>
    </style:style>
    <style:style style:name="P15" style:family="paragraph" style:parent-style-name="Normal_20__28_Web_29_">
      <style:paragraph-properties fo:margin-top="0.1945in" fo:margin-bottom="0.1945in" loext:contextual-spacing="false" fo:text-align="justify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P16" style:family="paragraph" style:parent-style-name="Normal_20__28_Web_29_">
      <style:paragraph-properties fo:margin-top="0.1945in" fo:margin-bottom="0.1945in" loext:contextual-spacing="false" fo:text-align="justify" style:justify-single-word="false" fo:orphans="2" fo:widows="2" fo:hyphenation-ladder-count="no-limit" style:vertical-align="baseline" style:writing-mode="lr-tb"/>
      <style:text-properties officeooo:paragraph-rsid="000adfac" fo:hyphenate="false" fo:hyphenation-remain-char-count="2" fo:hyphenation-push-char-count="2" loext:hyphenation-no-caps="false"/>
    </style:style>
    <style:style style:name="P17" style:family="paragraph" style:parent-style-name="Normal_20__28_Web_29_" style:list-style-name="L3">
      <style:paragraph-properties fo:margin-top="0.1945in" fo:margin-bottom="0.1945in" loext:contextual-spacing="false" fo:text-align="justify" style:justify-single-word="false" fo:orphans="2" fo:widows="2" fo:hyphenation-ladder-count="no-limit" style:vertical-align="baseline" style:writing-mode="lr-tb"/>
      <style:text-properties officeooo:paragraph-rsid="000adfac" fo:hyphenate="false" fo:hyphenation-remain-char-count="2" fo:hyphenation-push-char-count="2" loext:hyphenation-no-caps="false"/>
    </style:style>
    <style:style style:name="P18" style:family="paragraph" style:parent-style-name="Normal_20__28_Web_29_" style:list-style-name="L4">
      <style:paragraph-properties fo:margin-top="0.1945in" fo:margin-bottom="0.1945in" loext:contextual-spacing="false" fo:text-align="justify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P19" style:family="paragraph" style:parent-style-name="Normal_20__28_Web_29_" style:list-style-name="L4">
      <style:paragraph-properties fo:margin-top="0.1945in" fo:margin-bottom="0.1945in" loext:contextual-spacing="false" fo:text-align="justify" style:justify-single-word="false" fo:orphans="2" fo:widows="2" fo:hyphenation-ladder-count="no-limit" style:vertical-align="baseline" style:writing-mode="lr-tb"/>
      <style:text-properties officeooo:paragraph-rsid="000adfac" fo:hyphenate="false" fo:hyphenation-remain-char-count="2" fo:hyphenation-push-char-count="2" loext:hyphenation-no-caps="false"/>
    </style:style>
    <style:style style:name="P20" style:family="paragraph" style:parent-style-name="Normal_20__28_Web_29_">
      <style:paragraph-properties fo:margin-top="0.1945in" fo:margin-bottom="0.1945in" loext:contextual-spacing="false" fo:text-align="justify" style:justify-single-word="false" fo:orphans="2" fo:widows="2" fo:hyphenation-ladder-count="no-limit" style:vertical-align="baseline" style:writing-mode="lr-tb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P21" style:family="paragraph" style:parent-style-name="Normal_20__28_Web_29_">
      <style:paragraph-properties fo:margin-top="0.1945in" fo:margin-bottom="0.1945in" loext:contextual-spacing="false" fo:text-align="justify" style:justify-single-word="false" fo:orphans="2" fo:widows="2" fo:hyphenation-ladder-count="no-limit" style:vertical-align="baseline" style:writing-mode="lr-tb"/>
      <style:text-properties fo:font-weight="bold" officeooo:rsid="000adfac" officeooo:paragraph-rsid="000adfac" style:font-weight-asian="bold" style:font-weight-complex="bold" fo:hyphenate="false" fo:hyphenation-remain-char-count="2" fo:hyphenation-push-char-count="2" loext:hyphenation-no-caps="false"/>
    </style:style>
    <style:style style:name="P22" style:family="paragraph" style:parent-style-name="Normal_20__28_Web_29_">
      <style:paragraph-properties fo:margin-top="0.1945in" fo:margin-bottom="0.1945in" loext:contextual-spacing="false" fo:text-align="justify" style:justify-single-word="false" fo:orphans="2" fo:widows="2" fo:hyphenation-ladder-count="no-limit" style:vertical-align="baseline" style:writing-mode="lr-tb"/>
      <style:text-properties fo:font-weight="normal" officeooo:rsid="000adfac" officeooo:paragraph-rsid="000adfac" style:font-weight-asian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style:paragraph-properties style:line-height-at-least="0.1882in"/>
      <style:text-properties style:font-name="Times New Roman" fo:font-size="14pt" style:font-size-asian="14pt" style:font-name-complex="Times New Roman3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25" style:family="paragraph" style:parent-style-name="Standard_20__28_user_29_">
      <style:text-properties style:font-name="Times New Roman"/>
    </style:style>
    <style:style style:name="P26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_20__28_user_29_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28" style:family="paragraph" style:parent-style-name="Standard_20__28_user_29_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_20__28_user_29_">
      <style:text-properties style:font-name="Times New Roman" fo:font-size="14pt" fo:font-style="normal" fo:font-weight="bold" officeooo:paragraph-rsid="000f2b00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_20__28_user_29_">
      <style:text-properties style:font-name="Times New Roman" fo:font-size="14pt" fo:font-style="normal" fo:font-weight="normal" officeooo:paragraph-rsid="000f2b0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_20__28_user_29_">
      <style:paragraph-properties fo:text-align="justify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32" style:family="paragraph" style:parent-style-name="Standard_20__28_user_29_"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_20__28_user_29_">
      <style:text-properties fo:font-size="12pt" fo:font-style="normal" officeooo:paragraph-rsid="000928a1" style:font-size-asian="12pt" style:font-style-asian="normal" style:font-size-complex="12pt" style:font-style-complex="normal"/>
    </style:style>
    <style:style style:name="P34" style:family="paragraph" style:parent-style-name="Standard_20__28_user_29_">
      <style:text-properties fo:font-size="12pt" fo:font-style="normal" officeooo:paragraph-rsid="000ed2d2" style:font-size-asian="12pt" style:font-style-asian="normal" style:font-size-complex="12pt" style:font-style-complex="normal"/>
    </style:style>
    <style:style style:name="P35" style:family="paragraph" style:parent-style-name="Standard_20__28_user_29_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_20__28_user_29_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_20__28_user_29_">
      <style:text-properties fo:font-size="12pt" fo:font-style="normal" fo:font-weight="normal" officeooo:paragraph-rsid="000ed2d2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_20__28_user_29_">
      <style:text-properties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_20__28_user_29_">
      <style:text-properties fo:font-size="12pt" fo:font-weight="normal" officeooo:paragraph-rsid="000ed2d2" style:font-size-asian="12pt" style:font-weight-asian="normal" style:font-size-complex="12pt" style:font-weight-complex="normal"/>
    </style:style>
    <style:style style:name="P40" style:family="paragraph" style:parent-style-name="Standard_20__28_user_29_">
      <style:text-properties fo:font-size="12pt" fo:font-weight="normal" officeooo:paragraph-rsid="000f2b00" style:font-size-asian="12pt" style:font-weight-asian="normal" style:font-size-complex="12pt" style:font-weight-complex="normal"/>
    </style:style>
    <style:style style:name="P41" style:family="paragraph" style:parent-style-name="Standard_20__28_user_29_">
      <style:text-properties fo:font-size="14pt" fo:font-style="normal" style:font-size-asian="14pt" style:font-style-asian="normal" style:font-size-complex="14pt" style:font-style-complex="normal"/>
    </style:style>
    <style:style style:name="P42" style:family="paragraph" style:parent-style-name="Standard_20__28_user_29_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_20__28_user_29_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_20__28_user_29_">
      <style:text-properties fo:font-size="14pt" style:font-size-asian="14pt" style:font-size-complex="14pt"/>
    </style:style>
    <style:style style:name="P45" style:family="paragraph" style:parent-style-name="Standard_20__28_user_29_">
      <style:text-properties fo:font-size="14pt" fo:font-weight="normal" style:font-size-asian="14pt" style:font-weight-asian="normal" style:font-size-complex="14pt" style:font-weight-complex="normal"/>
    </style:style>
    <style:style style:name="P46" style:family="paragraph" style:parent-style-name="Standard_20__28_user_29_">
      <style:paragraph-properties fo:text-align="justify" style:justify-single-word="false"/>
      <style:text-properties style:use-window-font-color="true" style:font-name="Times New Roman2" fo:font-size="8pt" fo:font-weight="normal" fo:background-color="#ffffff" style:font-size-asian="8pt" style:font-weight-asian="normal" style:font-size-complex="8pt" style:font-weight-complex="normal"/>
    </style:style>
    <style:style style:name="P47" style:family="paragraph" style:parent-style-name="Standard_20__28_user_29_">
      <style:paragraph-properties fo:text-align="justify" style:justify-single-word="false"/>
      <style:text-properties style:use-window-font-color="true" style:font-name="Times New Roman2" fo:font-size="12pt" fo:font-weight="bold" officeooo:rsid="000f2b00" officeooo:paragraph-rsid="000f2b00" fo:background-color="#ffffff" style:font-size-asian="12pt" style:font-weight-asian="bold" style:font-size-complex="12pt" style:font-weight-complex="bold"/>
    </style:style>
    <style:style style:name="P48" style:family="paragraph" style:parent-style-name="Standard_20__28_user_29_">
      <style:paragraph-properties fo:text-align="justify" style:justify-single-word="false"/>
      <style:text-properties style:use-window-font-color="true" style:font-name="Times New Roman2" fo:font-size="12pt" fo:font-weight="normal" officeooo:rsid="000f2b00" officeooo:paragraph-rsid="000f2b00" fo:background-color="#ffffff" style:font-size-asian="12pt" style:font-weight-asian="normal" style:font-size-complex="12pt" style:font-weight-complex="normal"/>
    </style:style>
    <style:style style:name="P49" style:family="paragraph" style:parent-style-name="Standard_20__28_user_29_">
      <style:paragraph-properties fo:text-align="justify" style:justify-single-word="false"/>
      <style:text-properties style:use-window-font-color="true" style:font-name="Times New Roman" fo:font-size="14pt" fo:language="ru" fo:country="RU" officeooo:rsid="000a01ed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P50" style:family="paragraph" style:parent-style-name="Standard_20__28_user_29_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1" style:family="paragraph" style:parent-style-name="Standard_20__28_user_29_">
      <style:paragraph-properties fo:text-align="center" style:justify-single-word="false"/>
    </style:style>
    <style:style style:name="P52" style:family="paragraph" style:parent-style-name="Standard_20__28_user_29_">
      <style:paragraph-properties fo:text-align="justify" style:justify-single-word="false"/>
    </style:style>
    <style:style style:name="P53" style:family="paragraph" style:parent-style-name="Standard_20__28_user_29_">
      <style:text-properties fo:font-style="normal" style:font-style-asian="normal" style:font-style-complex="normal"/>
    </style:style>
    <style:style style:name="P54" style:family="paragraph" style:parent-style-name="Standard_20__28_user_29_">
      <style:text-properties fo:font-weight="normal" style:font-weight-asian="normal" style:font-weight-complex="normal"/>
    </style:style>
    <style:style style:name="P55" style:family="paragraph" style:parent-style-name="Standard_20__28_user_29_">
      <style:paragraph-properties fo:text-align="justify" style:justify-single-word="false"/>
      <style:text-properties fo:font-weight="normal" style:font-weight-asian="normal" style:font-weight-complex="normal"/>
    </style:style>
    <style:style style:name="P56" style:family="paragraph" style:parent-style-name="Standard_20__28_user_29_">
      <style:text-properties officeooo:paragraph-rsid="000f2b00"/>
    </style:style>
    <style:style style:name="P57" style:family="paragraph" style:parent-style-name="Standard_20__28_user_29_">
      <style:paragraph-properties fo:text-align="justify" style:justify-single-word="false"/>
      <style:text-properties officeooo:rsid="000f2b00" officeooo:paragraph-rsid="000f2b00"/>
    </style:style>
    <style:style style:name="P58" style:family="paragraph" style:parent-style-name="Standard_20__28_user_29_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size="14pt" fo:language="en" fo:country="US" officeooo:rsid="000c8e3e" officeooo:paragraph-rsid="000c8e3e" style:letter-kerning="true" fo:background-color="#dddddd" style:font-name-asian="Noto Sans CJK SC Regular" style:font-size-asian="14pt" style:language-asian="zh" style:country-asian="CN" style:font-name-complex="Times New Roman3" style:font-size-complex="14pt" style:language-complex="hi" style:country-complex="IN" fo:hyphenate="false" fo:hyphenation-remain-char-count="2" fo:hyphenation-push-char-count="2" loext:hyphenation-no-caps="false"/>
    </style:style>
    <style:style style:name="P59" style:family="paragraph" style:parent-style-name="Standard_20__28_user_29_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size="14pt" fo:language="en" fo:country="US" fo:font-style="italic" officeooo:rsid="000c8e3e" officeooo:paragraph-rsid="000c8e3e" style:letter-kerning="true" style:font-name-asian="Noto Sans CJK SC Regular" style:font-size-asian="14pt" style:language-asian="zh" style:country-asian="CN" style:font-style-asian="italic" style:font-name-complex="Times New Roman3" style:font-size-complex="14pt" style:language-complex="hi" style:country-complex="IN" style:font-style-complex="italic" fo:hyphenate="false" fo:hyphenation-remain-char-count="2" fo:hyphenation-push-char-count="2" loext:hyphenation-no-caps="false"/>
    </style:style>
    <style:style style:name="P60" style:family="paragraph" style:parent-style-name="Standard_20__28_user_29_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size="14pt" fo:language="en" fo:country="US" fo:font-style="normal" style:text-underline-style="none" officeooo:rsid="000c8e3e" officeooo:paragraph-rsid="000c8e3e" style:letter-kerning="true" style:font-name-asian="Noto Sans CJK SC Regular" style:font-size-asian="14pt" style:language-asian="zh" style:country-asian="CN" style:font-style-asian="normal" style:font-name-complex="Times New Roman3" style:font-size-complex="14pt" style:language-complex="hi" style:country-complex="IN" style:font-style-complex="normal" fo:hyphenate="false" fo:hyphenation-remain-char-count="2" fo:hyphenation-push-char-count="2" loext:hyphenation-no-caps="false"/>
    </style:style>
    <style:style style:name="P61" style:family="paragraph" style:parent-style-name="Standard_20__28_user_29_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size="14pt" fo:language="en" fo:country="US" fo:font-style="normal" style:text-underline-style="none" officeooo:rsid="000c8e3e" officeooo:paragraph-rsid="000c8e3e" style:letter-kerning="true" fo:background-color="#dddddd" style:font-name-asian="Noto Sans CJK SC Regular" style:font-size-asian="14pt" style:language-asian="zh" style:country-asian="CN" style:font-style-asian="normal" style:font-name-complex="Times New Roman3" style:font-size-complex="14pt" style:language-complex="hi" style:country-complex="IN" style:font-style-complex="normal" fo:hyphenate="false" fo:hyphenation-remain-char-count="2" fo:hyphenation-push-char-count="2" loext:hyphenation-no-caps="false"/>
    </style:style>
    <style:style style:name="P62" style:family="paragraph" style:parent-style-name="Standard_20__28_user_29_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fo:font-size="12pt" fo:font-weight="normal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63" style:family="paragraph" style:parent-style-name="Standard_20__28_user_29_">
      <style:paragraph-properties fo:margin-top="0in" fo:margin-bottom="0in" loext:contextual-spacing="false" fo:text-align="justify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P64" style:family="paragraph" style:parent-style-name="Standard_20__28_user_29_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officeooo:paragraph-rsid="000c8e3e" fo:hyphenate="false" fo:hyphenation-remain-char-count="2" fo:hyphenation-push-char-count="2" loext:hyphenation-no-caps="false"/>
    </style:style>
    <style:style style:name="P65" style:family="paragraph" style:parent-style-name="Standard_20__28_user_29_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officeooo:paragraph-rsid="000d4d5f" fo:hyphenate="false" fo:hyphenation-remain-char-count="2" fo:hyphenation-push-char-count="2" loext:hyphenation-no-caps="false"/>
    </style:style>
    <style:style style:name="P66" style:family="paragraph" style:parent-style-name="Standard_20__28_user_29_">
      <style:paragraph-properties fo:margin-top="0in" fo:margin-bottom="0in" loext:contextual-spacing="false" fo:text-align="center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P67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" fo:font-size="14pt" fo:language="ru" fo:country="RU" style:font-size-asian="14pt" style:font-size-complex="14pt"/>
    </style:style>
    <style:style style:name="P68" style:family="paragraph" style:parent-style-name="Table_20_Contents">
      <style:text-properties style:font-name="Times New Roman1" fo:font-size="12pt" fo:font-weight="bold"/>
    </style:style>
    <style:style style:name="P69" style:family="paragraph" style:parent-style-name="Table_20_Contents">
      <style:text-properties style:font-name="Times New Roman1" fo:font-size="12pt" fo:font-weight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style:font-size-asian="14pt" style:font-name-complex="Times New Roman3" style:font-size-complex="14pt"/>
    </style:style>
    <style:style style:name="T5" style:family="text">
      <style:text-properties style:font-name="Times New Roman" fo:font-size="14pt" officeooo:rsid="0007430e" style:font-size-asian="14pt" style:font-name-complex="Times New Roman3" style:font-size-complex="14pt"/>
    </style:style>
    <style:style style:name="T6" style:family="text">
      <style:text-properties style:font-name="Times New Roman" fo:font-size="14pt" officeooo:rsid="000862b0" style:font-size-asian="14pt" style:font-name-complex="Times New Roman3" style:font-size-complex="14pt"/>
    </style:style>
    <style:style style:name="T7" style:family="text">
      <style:text-properties style:font-name="Times New Roman" fo:font-size="14pt" officeooo:rsid="000c8e3e" style:font-size-asian="14pt" style:font-name-complex="Times New Roman3" style:font-size-complex="14pt"/>
    </style:style>
    <style:style style:name="T8" style:family="text">
      <style:text-properties style:font-name="Times New Roman" fo:font-size="14pt" fo:font-style="normal" officeooo:rsid="000c8e3e" style:font-size-asian="14pt" style:font-style-asian="normal" style:font-name-complex="Times New Roman3" style:font-size-complex="14pt" style:font-style-complex="normal"/>
    </style:style>
    <style:style style:name="T9" style:family="text">
      <style:text-properties style:font-name="Times New Roman" fo:font-size="14pt" fo:font-style="normal" officeooo:rsid="000d4d5f" style:font-size-asian="14pt" style:font-style-asian="normal" style:font-name-complex="Times New Roman3" style:font-size-complex="14pt" style:font-style-complex="normal"/>
    </style:style>
    <style:style style:name="T10" style:family="text">
      <style:text-properties style:font-name="Times New Roman" fo:font-size="14pt" fo:font-style="normal" officeooo:rsid="000d4d5f" fo:background-color="#dddddd" loext:char-shading-value="0" style:font-size-asian="14pt" style:font-style-asian="normal" style:font-name-complex="Times New Roman3" style:font-size-complex="14pt" style:font-style-complex="normal"/>
    </style:style>
    <style:style style:name="T1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T13" style:family="text">
      <style:text-properties style:font-name="Times New Roman" fo:font-size="18pt" fo:language="ru" fo:country="RU" fo:font-weight="normal" style:font-size-asian="18pt" style:font-weight-asian="normal" style:font-size-complex="18pt" style:font-weight-complex="normal"/>
    </style:style>
    <style:style style:name="T14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16" style:family="text">
      <style:text-properties fo:color="#000000" fo:font-size="14pt" fo:language="ru" fo:country="RU" fo:font-weight="bold" style:letter-kerning="false" style:font-size-asian="14pt" style:font-weight-asian="bold" style:font-size-complex="14pt" style:language-complex="ar" style:country-complex="SA" style:font-weight-complex="bold"/>
    </style:style>
    <style:style style:name="T1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style="normal" style:font-size-asian="14pt" style:font-style-asian="normal" style:font-size-complex="14pt" style:font-style-complex="normal"/>
    </style:style>
    <style:style style:name="T19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f2b00" style:font-size-asian="18pt" style:font-weight-asian="bold" style:font-size-complex="18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use-window-font-color="true" style:font-name="Times New Roman" fo:font-size="14pt" fo:language="en" fo:country="US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27" style:family="text">
      <style:text-properties style:use-window-font-color="true" style:font-name="Times New Roman" fo:font-size="14pt" fo:language="en" fo:country="US" officeooo:rsid="000862b0" style:letter-kerning="true" style:font-name-asian="Noto Sans CJK SC Regular" style:font-size-asian="14pt" style:language-asian="zh" style:country-asian="CN" style:font-name-complex="Times New Roman3" style:font-size-complex="14pt" style:language-complex="hi" style:country-complex="IN"/>
    </style:style>
    <style:style style:name="T28" style:family="text">
      <style:text-properties style:use-window-font-color="true" style:font-name="Times New Roman" fo:font-size="14pt" fo:language="en" fo:country="US" officeooo:rsid="000c8e3e" style:letter-kerning="true" style:font-name-asian="Noto Sans CJK SC Regular" style:font-size-asian="14pt" style:language-asian="zh" style:country-asian="CN" style:font-name-complex="Times New Roman3" style:font-size-complex="14pt" style:language-complex="hi" style:country-complex="IN"/>
    </style:style>
    <style:style style:name="T29" style:family="text">
      <style:text-properties style:use-window-font-color="true" style:font-name="Times New Roman" fo:font-size="14pt" fo:language="en" fo:country="US" fo:font-style="normal" officeooo:rsid="000d4d5f" style:letter-kerning="true" style:font-name-asian="Noto Sans CJK SC Regular" style:font-size-asian="14pt" style:language-asian="zh" style:country-asian="CN" style:font-style-asian="normal" style:font-name-complex="Times New Roman3" style:font-size-complex="14pt" style:language-complex="hi" style:country-complex="IN" style:font-style-complex="normal"/>
    </style:style>
    <style:style style:name="T30" style:family="text">
      <style:text-properties style:use-window-font-color="true" style:font-name="Times New Roman" fo:font-size="14pt" fo:language="ru" fo:country="RU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31" style:family="text">
      <style:text-properties style:use-window-font-color="true" style:font-name="Times New Roman" fo:font-size="14pt" fo:language="ru" fo:country="RU" officeooo:rsid="000a01ed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32" style:family="text">
      <style:text-properties style:use-window-font-color="true" style:font-name="Times New Roman" fo:font-size="14pt" fo:language="ru" fo:country="RU" officeooo:rsid="000f2b00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33" style:family="text">
      <style:text-properties style:use-window-font-color="true" style:font-name="Times New Roman" fo:font-size="14pt" fo:language="ru" fo:country="RU" officeooo:rsid="0010e211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34" style:family="text">
      <style:text-properties style:use-window-font-color="true" style:font-name="Times New Roman" fo:font-size="14pt" fo:language="ru" fo:country="RU" style:letter-kerning="true" fo:background-color="transparent" loext:char-shading-value="0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35" style:family="text">
      <style:text-properties style:use-window-font-color="true" style:font-name="Times New Roman" fo:font-size="14pt" fo:language="ru" fo:country="RU" style:letter-kerning="true" fo:background-color="transparent" loext:char-shading-value="0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36" style:family="text">
      <style:text-properties style:use-window-font-color="true" style:font-name="Times New Roman" fo:font-size="12pt" fo:language="en" fo:country="US" officeooo:rsid="000862b0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style>
    <style:style style:name="T37" style:family="text">
      <style:text-properties style:use-window-font-color="true" style:font-name="Times New Roman" fo:font-size="12pt" fo:language="en" fo:country="US" officeooo:rsid="000adfac" style:letter-kerning="true" style:font-name-asian="Times New Roman3" style:font-size-asian="12pt" style:language-asian="ru" style:country-asian="RU" style:font-name-complex="Times New Roman3" style:font-size-complex="12pt" style:language-complex="hi" style:country-complex="IN"/>
    </style:style>
    <style:style style:name="T38" style:family="text">
      <style:text-properties style:use-window-font-color="true" style:font-name="Times New Roman" fo:font-size="12pt" fo:language="ru" fo:country="RU" fo:font-weight="bold" officeooo:rsid="000f2b00" style:letter-kerning="true" style:font-name-asian="Noto Sans CJK SC Regular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9" style:family="text">
      <style:text-properties style:use-window-font-color="true" style:font-name="Times New Roman" fo:font-size="18pt" fo:language="ru" fo:country="RU" fo:font-weight="bold" officeooo:rsid="000adfac" style:letter-kerning="true" style:font-name-asian="Noto Sans CJK SC Regular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40" style:family="text">
      <style:text-properties style:use-window-font-color="true" style:font-name="Times New Roman" fo:font-size="18pt" fo:language="en" fo:country="US" fo:font-weight="bold" officeooo:rsid="000adfac" style:letter-kerning="true" style:font-name-asian="Noto Sans CJK SC Regular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41" style:family="text">
      <style:text-properties style:use-window-font-color="true" fo:font-size="14pt" fo:language="en" fo:country="US" fo:font-style="normal" style:letter-kerning="true" style:font-name-asian="Noto Sans CJK SC Regular" style:font-size-asian="14pt" style:language-asian="zh" style:country-asian="CN" style:font-style-asian="normal" style:font-name-complex="Lohit Devanagari" style:font-size-complex="14pt" style:language-complex="hi" style:country-complex="IN" style:font-style-complex="normal"/>
    </style:style>
    <style:style style:name="T42" style:family="text">
      <style:text-properties style:use-window-font-color="true" fo:font-size="14pt" fo:language="en" fo:country="US" fo:font-style="normal" fo:font-weight="bold" style:letter-kerning="true" style:font-name-asian="Noto Sans CJK SC Regular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/>
    </style:style>
    <style:style style:name="T43" style:family="text">
      <style:text-properties style:use-window-font-color="true" fo:font-size="14pt" fo:language="en" fo:country="US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44" style:family="text">
      <style:text-properties style:use-window-font-color="true" style:font-name="Liberation Serif" fo:font-size="14pt" fo:language="en" fo:country="US" fo:font-style="normal" officeooo:rsid="000928a1" style:letter-kerning="true" style:font-name-asian="Noto Sans CJK SC Regular" style:font-size-asian="14pt" style:language-asian="zh" style:country-asian="CN" style:font-style-asian="normal" style:font-name-complex="Lohit Devanagari" style:font-size-complex="14pt" style:language-complex="hi" style:country-complex="IN" style:font-style-complex="normal"/>
    </style:style>
    <style:style style:name="T45" style:family="text">
      <style:text-properties style:use-window-font-color="true" style:font-name="Liberation Serif" fo:font-size="14pt" fo:language="en" fo:country="US" fo:font-style="normal" style:text-underline-style="none" fo:font-weight="bold" officeooo:rsid="000928a1" style:letter-kerning="true" style:font-name-asian="Noto Sans CJK SC Regular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/>
    </style:style>
    <style:style style:name="T46" style:family="text">
      <style:text-properties style:use-window-font-color="true" style:font-name="Liberation Serif" fo:font-size="14pt" fo:language="en" fo:country="US" fo:font-style="normal" fo:font-weight="bold" officeooo:rsid="000f2b00" style:letter-kerning="true" style:font-name-asian="Noto Sans CJK SC Regular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/>
    </style:style>
    <style:style style:name="T47" style:family="text">
      <style:text-properties style:use-window-font-color="true" style:font-name="Liberation Serif" fo:font-size="18pt" fo:language="en" fo:country="US" fo:font-weight="bold" officeooo:rsid="000ed2d2" style:letter-kerning="true" style:font-name-asian="Noto Sans CJK SC Regular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officeooo:rsid="000d4d5f"/>
    </style:style>
    <style:style style:name="T51" style:family="text">
      <style:text-properties officeooo:rsid="000f2b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154075717136" text:id="ct94154075717136">
          <text:deletion>
            <office:change-info>
              <dc:creator>Unknown Author</dc:creator>
              <dc:date>2020-12-02T22:28:02</dc:date>
            </office:change-info>
            <text:p text:style-name="P2"><text:span text:style-name="T12">2</text:span></text:p>
          </text:deletion>
        </text:changed-region>
        <text:changed-region xml:id="ct94154148553616" text:id="ct94154148553616">
          <text:insertion>
            <office:change-info>
              <dc:creator>Unknown Author</dc:creator>
              <dc:date>2020-12-02T22:43:47</dc:date>
            </office:change-info>
          </text:insertion>
        </text:changed-region>
        <text:changed-region xml:id="ct94154070476592" text:id="ct94154070476592">
          <text:deletion>
            <office:change-info>
              <dc:creator>Unknown Author</dc:creator>
              <dc:date>2020-12-02T22:43:48</dc:date>
            </office:change-info>
            <text:p text:style-name="P2"><text:span text:style-name="T14">7</text:span></text:p>
          </text:deletion>
        </text:changed-region>
        <text:changed-region xml:id="ct94154151559520" text:id="ct94154151559520">
          <text:insertion>
            <office:change-info>
              <dc:creator>Unknown Author</dc:creator>
              <dc:date>2020-12-02T22:43:48</dc:date>
            </office:change-info>
          </text:insertion>
        </text:changed-region>
        <text:changed-region xml:id="ct94154077750128" text:id="ct94154077750128">
          <text:deletion>
            <office:change-info>
              <dc:creator>Unknown Author</dc:creator>
              <dc:date>2020-12-02T22:43:52</dc:date>
            </office:change-info>
            <text:p text:style-name="P5"/>
            <text:p text:style-name="P5"/>
          </text:deletion>
        </text:changed-region>
        <text:changed-region xml:id="ct94154075294432" text:id="ct94154075294432">
          <text:deletion>
            <office:change-info>
              <dc:creator>Unknown Author</dc:creator>
              <dc:date>2020-12-02T22:41:42</dc:date>
            </office:change-info>
            <text:p text:style-name="P15"><text:span text:style-name="T16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pipe). Необходимо обрабатывать системные ошибки, которые могут возникнуть в результате работы</text:span></text:p>
          </text:deletion>
        </text:changed-region>
        <text:changed-region xml:id="ct94154149746640" text:id="ct94154149746640">
          <text:deletion>
            <office:change-info>
              <dc:creator>Unknown Author</dc:creator>
              <dc:date>2020-12-02T22:44:55</dc:date>
            </office:change-info>
            <text:p text:style-name="P15"><text:span text:style-name="T16"/></text:p>
            <text:p text:style-name="P15"><text:span text:style-name="T16"/></text:p>
          </text:deletion>
        </text:changed-region>
        <text:changed-region xml:id="ct94154151331888" text:id="ct94154151331888">
          <text:deletion>
            <office:change-info>
              <dc:creator>Unknown Author</dc:creator>
              <dc:date>2020-12-02T22:44:55</dc:date>
            </office:change-info>
            <text:p text:style-name="P15">Группа вариантов 5: </text:p>
            <text:p text:style-name="P15">Родительский процесс создает два дочерних процесса. Первой строкой пользователь в консоль родительского процесса вводит имя файла, которое будет использовано для открытия File с таким именем на запись для child1. Аналогично для второй строки и процесса child2. Родительский и дочерний процесс должны быть представлены разными программами.</text:p>
            <text:p text:style-name="P15">Вариант 17:</text:p>
            <text:p text:style-name="P15"/>
          </text:deletion>
        </text:changed-region>
        <text:changed-region xml:id="ct94154075695056" text:id="ct94154075695056">
          <text:deletion>
            <office:change-info>
              <dc:creator>Unknown Author</dc:creator>
              <dc:date>2020-12-02T22:44:55</dc:date>
            </office:change-info>
            <text:p text:style-name="P15">Правило фильтрации: строки длины больше 10 символов отправляются в pipe2, иначе в pipe1. Дочерние процессы удаляют все гласные из строк.</text:p>
          </text:deletion>
        </text:changed-region>
        <text:changed-region xml:id="ct94154076510368" text:id="ct94154076510368">
          <text:insertion>
            <office:change-info>
              <dc:creator>Unknown Author</dc:creator>
              <dc:date>2020-12-02T22:44:55</dc:date>
            </office:change-info>
          </text:insertion>
        </text:changed-region>
        <text:changed-region xml:id="ct94154149544912" text:id="ct94154149544912">
          <text:insertion>
            <office:change-info>
              <dc:creator>Unknown Author</dc:creator>
              <dc:date>2020-12-02T22:48:18</dc:date>
            </office:change-info>
          </text:insertion>
        </text:changed-region>
        <text:changed-region xml:id="ct94154075317552" text:id="ct94154075317552">
          <text:insertion>
            <office:change-info>
              <dc:creator>Unknown Author</dc:creator>
              <dc:date>2020-12-02T22:41:50</dc:date>
            </office:change-info>
          </text:insertion>
        </text:changed-region>
        <text:changed-region xml:id="ct94154101007008" text:id="ct94154101007008">
          <text:insertion>
            <office:change-info>
              <dc:creator>Unknown Author</dc:creator>
              <dc:date>2020-12-02T22:49:51</dc:date>
            </office:change-info>
          </text:insertion>
        </text:changed-region>
        <text:changed-region xml:id="ct94154100888768" text:id="ct94154100888768">
          <text:insertion>
            <office:change-info>
              <dc:creator>Unknown Author</dc:creator>
              <dc:date>2020-12-02T22:54:11</dc:date>
            </office:change-info>
          </text:insertion>
        </text:changed-region>
        <text:changed-region xml:id="ct94154150315136" text:id="ct94154150315136">
          <text:insertion>
            <office:change-info>
              <dc:creator>Unknown Author</dc:creator>
              <dc:date>2020-12-02T22:44:51</dc:date>
            </office:change-info>
          </text:insertion>
        </text:changed-region>
        <text:changed-region xml:id="ct94154206260704" text:id="ct94154206260704">
          <text:deletion>
            <office:change-info>
              <dc:creator>Unknown Author</dc:creator>
              <dc:date>2020-12-02T22:54:21</dc:date>
            </office:change-info>
            <text:p text:style-name="P63"><text:span text:style-name="T28"/></text:p>
            <text:p text:style-name="P63"><text:span text:style-name="T28"/></text:p>
          </text:deletion>
        </text:changed-region>
        <text:changed-region xml:id="ct94154075592320" text:id="ct94154075592320">
          <text:insertion>
            <office:change-info>
              <dc:creator>Unknown Author</dc:creator>
              <dc:date>2020-12-02T22:55:32</dc:date>
            </office:change-info>
          </text:insertion>
        </text:changed-region>
        <text:changed-region xml:id="ct94154077391392" text:id="ct94154077391392">
          <text:deletion>
            <office:change-info>
              <dc:creator>Unknown Author</dc:creator>
              <dc:date>2020-12-02T22:44:42</dc:date>
            </office:change-info>
            <text:p text:style-name="P63"><text:span text:style-name="T5"/></text:p>
            <text:p text:style-name="P63"><text:span text:style-name="T5"/></text:p>
          </text:deletion>
        </text:changed-region>
        <text:changed-region xml:id="ct94154153356224" text:id="ct94154153356224">
          <text:deletion>
            <office:change-info>
              <dc:creator>Unknown Author</dc:creator>
              <dc:date>2020-12-02T22:54:20</dc:date>
            </office:change-info>
            <text:p text:style-name="P63"><text:span text:style-name="T5">Программа </text:span><text:span text:style-name="T27">запускается с двумя ключами в качестве</text:span><text:span text:style-name="T5"> названия файлов filename1, filename2 для записи первым и вторым ребенком соответственно. За ними следует </text:span><text:span text:style-name="T6">считывание </text:span><text:span text:style-name="T5">произвольно</text:span><text:span text:style-name="T6">го </text:span><text:span text:style-name="T5">количеств</text:span><text:span text:style-name="T6">а</text:span><text:span text:style-name="T5"> строк, надледащих обработке детьми. В зависимости от </text:span><text:span text:style-name="T6">их </text:span><text:span text:style-name="T5">длины, каждая строка обрабатывается первым или вторым ребенком, затем записывается в filename1/filename2. </text:span></text:p>
          </text:deletion>
        </text:changed-region>
        <text:changed-region xml:id="ct94154126827824" text:id="ct94154126827824">
          <text:insertion>
            <office:change-info>
              <dc:creator>Unknown Author</dc:creator>
              <dc:date>2020-12-02T23:01:02</dc:date>
            </office:change-info>
          </text:insertion>
        </text:changed-region>
        <text:changed-region xml:id="ct94154075790000" text:id="ct94154075790000">
          <text:insertion>
            <office:change-info>
              <dc:creator>Unknown Author</dc:creator>
              <dc:date>2020-12-02T22:55:35</dc:date>
            </office:change-info>
          </text:insertion>
        </text:changed-region>
        <text:changed-region xml:id="ct94154173875792" text:id="ct94154173875792">
          <text:insertion>
            <office:change-info>
              <dc:creator>Unknown Author</dc:creator>
              <dc:date>2020-12-02T23:00:00</dc:date>
            </office:change-info>
          </text:insertion>
        </text:changed-region>
        <text:changed-region xml:id="ct94154173881568" text:id="ct94154173881568">
          <text:insertion>
            <office:change-info>
              <dc:creator>Unknown Author</dc:creator>
              <dc:date>2020-12-02T23:01:22</dc:date>
            </office:change-info>
          </text:insertion>
        </text:changed-region>
        <text:changed-region xml:id="ct94154153250880" text:id="ct94154153250880">
          <text:insertion>
            <office:change-info>
              <dc:creator>Unknown Author</dc:creator>
              <dc:date>2020-12-02T23:02:01</dc:date>
            </office:change-info>
          </text:insertion>
        </text:changed-region>
        <text:changed-region xml:id="ct94154173089728" text:id="ct94154173089728">
          <text:insertion>
            <office:change-info>
              <dc:creator>Unknown Author</dc:creator>
              <dc:date>2020-12-02T23:03:04</dc:date>
            </office:change-info>
          </text:insertion>
        </text:changed-region>
        <text:changed-region xml:id="ct94154076472016" text:id="ct94154076472016">
          <text:insertion>
            <office:change-info>
              <dc:creator>Unknown Author</dc:creator>
              <dc:date>2020-12-02T23:04:00</dc:date>
            </office:change-info>
          </text:insertion>
        </text:changed-region>
        <text:changed-region xml:id="ct94154153373200" text:id="ct94154153373200">
          <text:insertion>
            <office:change-info>
              <dc:creator>Unknown Author</dc:creator>
              <dc:date>2020-12-02T23:07:30</dc:date>
            </office:change-info>
          </text:insertion>
        </text:changed-region>
        <text:changed-region xml:id="ct94154075438944" text:id="ct94154075438944">
          <text:insertion>
            <office:change-info>
              <dc:creator>Unknown Author</dc:creator>
              <dc:date>2020-12-02T22:59:02</dc:date>
            </office:change-info>
          </text:insertion>
        </text:changed-region>
        <text:changed-region xml:id="ct94154075639104" text:id="ct94154075639104">
          <text:insertion>
            <office:change-info>
              <dc:creator>Unknown Author</dc:creator>
              <dc:date>2020-12-02T23:07:53</dc:date>
            </office:change-info>
          </text:insertion>
        </text:changed-region>
        <text:changed-region xml:id="ct94154126819760" text:id="ct94154126819760">
          <text:insertion>
            <office:change-info>
              <dc:creator>Unknown Author</dc:creator>
              <dc:date>2020-12-02T23:08:00</dc:date>
            </office:change-info>
          </text:insertion>
        </text:changed-region>
        <text:changed-region xml:id="ct94154100893744" text:id="ct94154100893744">
          <text:insertion>
            <office:change-info>
              <dc:creator>Unknown Author</dc:creator>
              <dc:date>2020-12-02T23:09:01</dc:date>
            </office:change-info>
          </text:insertion>
        </text:changed-region>
        <text:changed-region xml:id="ct94154173768848" text:id="ct94154173768848">
          <text:deletion>
            <office:change-info>
              <dc:creator>Unknown Author</dc:creator>
              <dc:date>2020-12-02T23:08:24</dc:date>
            </office:change-info>
            <text:p text:style-name="P65"><text:span text:style-name="T10"><text:line-break/></text:span></text:p>
          </text:deletion>
        </text:changed-region>
        <text:changed-region xml:id="ct94154206793504" text:id="ct94154206793504">
          <text:insertion>
            <office:change-info>
              <dc:creator>Unknown Author</dc:creator>
              <dc:date>2020-12-02T22:41:54</dc:date>
            </office:change-info>
          </text:insertion>
        </text:changed-region>
        <text:changed-region xml:id="ct94154173691888" text:id="ct94154173691888">
          <text:deletion>
            <office:change-info>
              <dc:creator>Unknown Author</dc:creator>
              <dc:date>2020-12-02T23:13:44</dc:date>
            </office:change-info>
            <text:p text:style-name="Standard_20__28_user_29_"><text:span text:style-name="T1">[leo@pc </text:span><text:span text:style-name="T36">final</text:span><text:span text:style-name="T1">]$ gcc main.c -o main</text:span></text:p>
            <text:p text:style-name="Standard_20__28_user_29_"><text:span text:style-name="T1">[leo@pc </text:span><text:span text:style-name="T36">final</text:span><text:span text:style-name="T1">]$ gcc child.c -o child</text:span></text:p>
            <text:p text:style-name="P3">[leo@pc final]$ cat test01.txt </text:p>
            <text:p text:style-name="P3">“The unexamined life is not worth living” – Socrates</text:p>
            <text:p text:style-name="P3">https://www.google.com/search?q=philosophy+phrases&amp;oq=philosophy+phrases&amp;aqs=chrome..69i57j0l7.14207j0j9&amp;sourceid=chrome&amp;ie=UTF-8</text:p>
            <text:p text:style-name="P3">123</text:p>
            <text:p text:style-name="P3">...biba</text:p>
            <text:p text:style-name="P3">boba...</text:p>
            <text:p text:style-name="P3">“If God did not exist, it would be necessary to invent Him” – Voltaire</text:p>
            <text:p text:style-name="P3">[leo@pc final]$ ./main out1 out2 &lt;test01.txt; cat out1; cat out2;</text:p>
            <text:p text:style-name="P3">Enter strings to process: </text:p>
            <text:p text:style-name="P3">Child 1 exited, returned <text:s/>0</text:p>
            <text:p text:style-name="P3">Child 2 exited, returned <text:s/>0</text:p>
            <text:p text:style-name="P3">123</text:p>
            <text:p text:style-name="P3">...bb</text:p>
            <text:p text:style-name="P3">bb...</text:p>
            <text:p text:style-name="P3">“Th nxmnd lf s nt wrth lvng” – Scrts</text:p>
            <text:p text:style-name="P3">https://www.ggl.cm/srch?q=phlsph+phrss&amp;q=phlsph+phrss&amp;qs=chrm..6957j0l7.14207j0j9&amp;srcd=chrm&amp;=TF-8</text:p>
            <text:p text:style-name="P3">“f Gd dd nt xst, t wld b ncssr t nvnt Hm” – Vltr</text:p>
            <text:p text:style-name="P3">[leo@pc final]$ cat test02.txt </text:p>
            <text:p text:style-name="P3">a</text:p>
            <text:p text:style-name="P3">b</text:p>
            <text:p text:style-name="P3">AxAxAx322</text:p>
            <text:p text:style-name="P3">15102001leonidvitalyevich</text:p>
            <text:p text:style-name="P3">!@#$%^&amp;*()_+alabama</text:p>
            <text:p text:style-name="P3">[leo@pc final]$ ./main out1 out2 &lt;test02.txt; cat out1; cat out2;</text:p>
            <text:p text:style-name="P3">Enter strings to process: </text:p>
            <text:p text:style-name="P3">Child 1 exited, returned <text:s/>0</text:p>
            <text:p text:style-name="P3">Child 2 exited, returned <text:s/>0</text:p>
            <text:p text:style-name="P3"/>
            <text:p text:style-name="P3">b</text:p>
            <text:p text:style-name="P3">xxx322</text:p>
            <text:p text:style-name="P3">15102001lndvtlvch</text:p>
            <text:p text:style-name="P3">!@#$%^&amp;*()_+lbm</text:p>
            <text:p text:style-name="P3">[leo@pc final]$ cat test03.txt </text:p>
            <text:p text:style-name="P3">aaaaaaaaaaaaaaaaaaaaaaaaaaaaaaaaaaaaB</text:p>
            <text:p text:style-name="P3">Baaaaaaaaaaaaaaaaaaaaaaaaaaaaaaaaaaaa</text:p>
            <text:p text:style-name="P3">1a2e3u4i5o6e</text:p>
            <text:p text:style-name="P3">U lukomoria dub zeleniy</text:p>
            <text:p text:style-name="P3">[leo@pc final]$ ./main out1 out2 &lt;test03.txt; cat out1; cat out2;</text:p>
            <text:p text:style-name="P3">Enter strings to process: </text:p>
            <text:p text:style-name="P3">Child 1 exited, returned <text:s/>0</text:p>
            <text:p text:style-name="P3">Child 2 exited, returned <text:s/>0</text:p>
            <text:p text:style-name="P3">B</text:p>
            <text:p text:style-name="P3">B</text:p>
            <text:p text:style-name="P3">123456</text:p>
            <text:p text:style-name="P3"><text:s/>lkmr db zln</text:p>
            <text:p text:style-name="P3">[leo@pc final]$ cat test04.txt </text:p>
            <text:p text:style-name="P3">privet</text:p>
            <text:p text:style-name="P3">kakdela</text:p>
            <text:p text:style-name="P3">1oooo01</text:p>
            <text:p text:style-name="P3">vladimir putin molodec</text:p>
            <text:p text:style-name="P3">raz i dva</text:p>
            <text:p text:style-name="P3">[leo@pc final]$ ./main out1 out2 &lt;test04.txt; cat out1; cat out2;</text:p>
            <text:p text:style-name="P3">Enter strings to process: </text:p>
            <text:p text:style-name="P3">Child 1 exited, returned <text:s/>0</text:p>
            <text:p text:style-name="P3">Child 2 exited, returned <text:s/>0</text:p>
            <text:p text:style-name="P3">prvt</text:p>
            <text:p text:style-name="P3">kkdl</text:p>
            <text:p text:style-name="P3">101</text:p>
            <text:p text:style-name="P3">rz <text:s/>dv</text:p>
            <text:p text:style-name="Standard_20__28_user_29_"><text:span text:style-name="T1">vldmr ptn mldc</text:span></text:p>
          </text:deletion>
        </text:changed-region>
        <text:changed-region xml:id="ct94154149981056" text:id="ct94154149981056">
          <text:insertion>
            <office:change-info>
              <dc:creator>Unknown Author</dc:creator>
              <dc:date>2020-12-02T23:13:44</dc:date>
            </office:change-info>
          </text:insertion>
        </text:changed-region>
        <text:changed-region xml:id="ct94154174863408" text:id="ct94154174863408">
          <text:deletion>
            <office:change-info>
              <dc:creator>Unknown Author</dc:creator>
              <dc:date>2020-12-02T23:14:35</dc:date>
            </office:change-info>
            <text:p text:style-name="P1"/>
            <text:p text:style-name="P1"/>
            <text:p text:style-name="P1"/>
            <text:p text:style-name="P1"/>
          </text:deletion>
        </text:changed-region>
        <text:changed-region xml:id="ct94154176199472" text:id="ct94154176199472">
          <text:deletion>
            <office:change-info>
              <dc:creator>Unknown Author</dc:creator>
              <dc:date>2020-12-02T23:17:59</dc:date>
            </office:change-info>
            <text:p text:style-name="P2"><text:span text:style-name="T23">S</text:span></text:p>
          </text:deletion>
        </text:changed-region>
        <text:changed-region xml:id="ct94154150065344" text:id="ct94154150065344">
          <text:insertion>
            <office:change-info>
              <dc:creator>Unknown Author</dc:creator>
              <dc:date>2020-12-02T23:25:41</dc:date>
            </office:change-info>
          </text:insertion>
        </text:changed-region>
        <text:changed-region xml:id="ct94154206512416" text:id="ct94154206512416">
          <text:insertion>
            <office:change-info>
              <dc:creator>Unknown Author</dc:creator>
              <dc:date>2020-12-02T23:18:00</dc:date>
            </office:change-info>
          </text:insertion>
        </text:changed-region>
        <text:changed-region xml:id="ct94154149935408" text:id="ct94154149935408">
          <text:deletion>
            <office:change-info>
              <dc:creator>Unknown Author</dc:creator>
              <dc:date>2020-12-02T23:25:56</dc:date>
            </office:change-info>
            <text:p text:style-name="P2"><text:span text:style-name="T11"/></text:p>
            <text:p text:style-name="P66"><text:span text:style-name="T3"/></text:p>
          </text:deletion>
        </text:changed-region>
        <text:changed-region xml:id="ct94154160779008" text:id="ct94154160779008">
          <text:deletion>
            <office:change-info>
              <dc:creator>Unknown Author</dc:creator>
              <dc:date>2020-12-02T23:18:17</dc:date>
            </office:change-info>
            <text:p text:style-name="P66"><text:span text:style-name="T3">strace — это утилита, отслеживающая системные вызовы, которые представляют собой механизм трансляции, обеспечивающий интерфейс между процессом и операционной системой (ядром). Эти вызовы могут быть перехвачены и прочитаны, что позволяет лучше понять, </text:span><text:span text:style-name="T26">какую задачу</text:span><text:span text:style-name="T3"> процесс пытается сделать в заданное время. Перехватывая эти вызовы, мы можем добиться лучшего понимания поведения процессов, особенно если что-то </text:span><text:span text:style-name="T26">пошло</text:span><text:span text:style-name="T3"> не так. Функциональность операционной системы, позволяющая отслеживать системные вызовы, называется ptrace. Strace вызывает ptrace и читает данные о поведении процесса, возвращая отчет. </text:span></text:p>
          </text:deletion>
        </text:changed-region>
        <text:changed-region xml:id="ct94154175148224" text:id="ct94154175148224">
          <text:insertion>
            <office:change-info>
              <dc:creator>Unknown Author</dc:creator>
              <dc:date>2020-12-02T23:25:50</dc:date>
            </office:change-info>
          </text:insertion>
        </text:changed-region>
        <text:changed-region xml:id="ct94154176224800" text:id="ct94154176224800">
          <text:insertion>
            <office:change-info>
              <dc:creator>Unknown Author</dc:creator>
              <dc:date>2020-12-02T23:26:39</dc:date>
            </office:change-info>
          </text:insertion>
        </text:changed-region>
        <text:changed-region xml:id="ct94154174865504" text:id="ct94154174865504">
          <text:insertion>
            <office:change-info>
              <dc:creator>Unknown Author</dc:creator>
              <dc:date>2020-12-02T23:25:45</dc:date>
            </office:change-info>
          </text:insertion>
        </text:changed-region>
        <text:changed-region xml:id="ct94154075866176" text:id="ct94154075866176">
          <text:deletion>
            <office:change-info>
              <dc:creator>Unknown Author</dc:creator>
              <dc:date>2020-12-02T22:28:33</dc:date>
            </office:change-info>
            <text:p text:style-name="P34">[leo@pc src]$ strace ./main out1 out2 &lt;test01.txt </text:p>
            <text:p text:style-name="P32">execve("./main", ["./main", "out1", "out2"], 0x7fff8d5fa130 /* 58 vars */) = 0</text:p>
            <text:p text:style-name="P32">brk(NULL) <text:s text:c="30"/>= 0x560c870ba000</text:p>
            <text:p text:style-name="P32">arch_prctl(0x3001 /* ARCH_??? */, 0x7ffd7edef110) = -1 EINVAL (Invalid argument)</text:p>
            <text:p text:style-name="P32">access("/etc/ld.so.preload", R_OK) <text:s text:c="5"/>= -1 ENOENT (No such file or directory)</text:p>
            <text:p text:style-name="P32">openat(AT_FDCWD, "/etc/ld.so.cache", O_RDONLY|O_CLOEXEC) = 3</text:p>
            <text:p text:style-name="P32">fstat(3, {st_mode=S_IFREG|0644, st_size=208114, ...}) = 0</text:p>
            <text:p text:style-name="P32">mmap(NULL, 208114, PROT_READ, MAP_PRIVATE, 3, 0) = 0x7f77afd07000</text:p>
            <text:p text:style-name="P32">close(3) <text:s text:c="31"/>= 0</text:p>
            <text:p text:style-name="P32">openat(AT_FDCWD, "/usr/lib/libc.so.6", O_RDONLY|O_CLOEXEC) = 3</text:p>
            <text:p text:style-name="P32">read(3, "\177ELF\2\1\1\3\0\0\0\0\0\0\0\0\3\0&gt;\0\1\0\0\0\220\202\2\0\0\0\0\0"..., 832) = 832</text:p>
            <text:p text:style-name="P32">pread64(3, "\6\0\0\0\4\0\0\0@\0\0\0\0\0\0\0@\0\0\0\0\0\0\0@\0\0\0\0\0\0\0"..., 784, 64) = 784</text:p>
            <text:p text:style-name="P32">pread64(3, "\4\0\0\0\20\0\0\0\5\0\0\0GNU\0\2\0\0\300\4\0\0\0\3\0\0\0\0\0\0\0", 32, 848) = 32</text:p>
            <text:p text:style-name="P32">pread64(3, "\4\0\0\0\24\0\0\0\3\0\0\0GNU\0\364[g\253(\257\25\201\313\250\344q&gt;\17\323\262"..., 68, 880) = 68</text:p>
            <text:p text:style-name="P32">fstat(3, {st_mode=S_IFREG|0755, st_size=2159552, ...}) = 0</text:p>
            <text:p text:style-name="P32">mmap(NULL, 8192, PROT_READ|PROT_WRITE, MAP_PRIVATE|MAP_ANONYMOUS, -1, 0) = 0x7f77afd05000</text:p>
            <text:p text:style-name="P32">pread64(3, "\6\0\0\0\4\0\0\0@\0\0\0\0\0\0\0@\0\0\0\0\0\0\0@\0\0\0\0\0\0\0"..., 784, 64) = 784</text:p>
            <text:p text:style-name="P32">mmap(NULL, 1868448, PROT_READ, MAP_PRIVATE|MAP_DENYWRITE, 3, 0) = 0x7f77afb3c000</text:p>
            <text:p text:style-name="P32">mmap(0x7f77afb62000, 1363968, PROT_READ|PROT_EXEC, MAP_PRIVATE|MAP_FIXED|MAP_DENYWRITE, 3, 0x26000) = 0x7f77afb62000</text:p>
            <text:p text:style-name="P32">mmap(0x7f77afcaf000, 311296, PROT_READ, MAP_PRIVATE|MAP_FIXED|MAP_DENYWRITE, 3, 0x173000) = 0x7f77afcaf000</text:p>
            <text:p text:style-name="P32">mmap(0x7f77afcfb000, 24576, PROT_READ|PROT_WRITE, MAP_PRIVATE|MAP_FIXED|MAP_DENYWRITE, 3, 0x1be000) = 0x7f77afcfb000</text:p>
            <text:p text:style-name="P32">mmap(0x7f77afd01000, 12960, PROT_READ|PROT_WRITE, MAP_PRIVATE|MAP_FIXED|MAP_ANONYMOUS, -1, 0) = 0x7f77afd01000</text:p>
            <text:p text:style-name="P32">close(3) <text:s text:c="31"/>= 0</text:p>
            <text:p text:style-name="P32">mmap(NULL, 8192, PROT_READ|PROT_WRITE, MAP_PRIVATE|MAP_ANONYMOUS, -1, 0) = 0x7f77afb3a000</text:p>
            <text:p text:style-name="P32">arch_prctl(ARCH_SET_FS, 0x7f77afd06580) = 0</text:p>
            <text:p text:style-name="P32">mprotect(0x7f77afcfb000, 12288, PROT_READ) = 0</text:p>
            <text:p text:style-name="P32">mprotect(0x560c85307000, 4096, PROT_READ) = 0</text:p>
            <text:p text:style-name="P32">mprotect(0x7f77afd66000, 4096, PROT_READ) = 0</text:p>
            <text:p text:style-name="P32">munmap(0x7f77afd07000, 208114) <text:s text:c="9"/>= 0</text:p>
            <text:p text:style-name="P32">fstat(1, {st_mode=S_IFCHR|0600, st_rdev=makedev(0x88, 0x2), ...}) = 0</text:p>
            <text:p text:style-name="P32">brk(NULL) <text:s text:c="30"/>= 0x560c870ba000</text:p>
            <text:p text:style-name="P32">brk(0x560c870db000) <text:s text:c="20"/>= 0x560c870db000</text:p>
            <text:p text:style-name="P32">write(1, "Name of the 1st child-output fil"..., 40Name of the 1st child-output file: out1</text:p>
            <text:p text:style-name="P32">) = 40</text:p>
            <text:p text:style-name="P32">write(1, "Name of the 2nd child-output fil"..., 40Name of the 2nd child-output file: out2</text:p>
            <text:p text:style-name="P32">) = 40</text:p>
            <text:p text:style-name="P32">pipe([3, 4]) <text:s text:c="27"/>= 0</text:p>
            <text:p text:style-name="P32">pipe([5, 6]) <text:s text:c="27"/>= 0</text:p>
            <text:p text:style-name="P32">clone(child_stack=NULL, flags=CLONE_CHILD_CLEARTID|CLONE_CHILD_SETTID|SIGCHLD, child_tidptr=0x7f77afd06850) = 13037</text:p>
            <text:p text:style-name="P32">clone(child_stack=NULL, flags=CLONE_CHILD_CLEARTID|CLONE_CHILD_SETTID|SIGCHLD, child_tidptr=0x7f77afd06850) = 13038</text:p>
            <text:p text:style-name="P32">close(3) <text:s text:c="31"/>= 0</text:p>
            <text:p text:style-name="P32">close(5) <text:s text:c="31"/>= 0</text:p>
            <text:p text:style-name="P32">write(1, "Enter strings to process: \n", 27Enter strings to process: </text:p>
            <text:p text:style-name="P32">) = 27</text:p>
            <text:p text:style-name="P32">fstat(0, {st_mode=S_IFREG|0644, st_size=286, ...}) = 0</text:p>
            <text:p text:style-name="P32">read(0, "\342\200\234The unexamined life is not wo"..., 4096) = 286</text:p>
            <text:p text:style-name="P32">write(6, "\342\200\234The unexamined life is not wo"..., 59) = 59</text:p>
            <text:p text:style-name="P32">write(6, "https://www.google.com/search?q="..., 130) = 130</text:p>
            <text:p text:style-name="P32">write(4, "123\n", 4) <text:s text:c="19"/>= 4</text:p>
            <text:p text:style-name="P32">write(4, "...biba\n", 8) <text:s text:c="15"/>= 8</text:p>
            <text:p text:style-name="P32">write(4, "boba...\n", 8) <text:s text:c="15"/>= 8</text:p>
            <text:p text:style-name="P32">write(6, "\342\200\234If God did not exist, it woul"..., 77) = 77</text:p>
            <text:p text:style-name="P32">read(0, "", 4096) <text:s text:c="22"/>= 0</text:p>
            <text:p text:style-name="P32">close(4) <text:s text:c="31"/>= 0</text:p>
            <text:p text:style-name="P32">close(6) <text:s text:c="31"/>= 0</text:p>
            <text:p text:style-name="P32">--- SIGCHLD {si_signo=SIGCHLD, si_code=CLD_EXITED, si_pid=13037, si_uid=1000, si_status=0, si_utime=0, si_stime=0} ---</text:p>
            <text:p text:style-name="P32">--- SIGCHLD {si_signo=SIGCHLD, si_code=CLD_EXITED, si_pid=13038, si_uid=1000, si_status=0, si_utime=0, si_stime=0} ---</text:p>
            <text:p text:style-name="P32">wait4(13037, [{WIFEXITED(s) &amp;&amp; WEXITSTATUS(s) == 0}], 0, NULL) = 13037</text:p>
            <text:p text:style-name="P32">write(1, "Child 1 exited, returned <text:s/>0\n", 28Child 1 exited, returned <text:s/>0</text:p>
            <text:p text:style-name="P32">) = 28</text:p>
            <text:p text:style-name="P32">wait4(13038, [{WIFEXITED(s) &amp;&amp; WEXITSTATUS(s) == 0}], 0, NULL) = 13038</text:p>
            <text:p text:style-name="P32">write(1, "Child 2 exited, returned <text:s/>0\n", 28Child 2 exited, returned <text:s/>0</text:p>
            <text:p text:style-name="P32">) = 28</text:p>
            <text:p text:style-name="P32">exit_group(0) <text:s text:c="26"/>= ?</text:p>
            <text:p text:style-name="P34">+++ exited with 0 </text:p>
          </text:deletion>
        </text:changed-region>
        <text:changed-region xml:id="ct94154075943984" text:id="ct94154075943984">
          <text:insertion>
            <office:change-info>
              <dc:creator>Unknown Author</dc:creator>
              <dc:date>2020-12-02T23:18:51</dc:date>
            </office:change-info>
          </text:insertion>
        </text:changed-region>
        <text:changed-region xml:id="ct94154075835104" text:id="ct94154075835104">
          <text:deletion>
            <office:change-info>
              <dc:creator>Unknown Author</dc:creator>
              <dc:date>2020-12-02T22:28:33</dc:date>
            </office:change-info>
            <text:p text:style-name="P34"><text:span text:style-name="T22">Очень «многословно» и не очень познавательно. Слишком много </text:span><text:span text:style-name="T43">не интересующих нас</text:span><text:span text:style-name="T22"> вызовов. <text:s/>Исправим это.</text:span></text:p>
            <text:p text:style-name="P32"/>
            <text:p text:style-name="P33"/>
          </text:deletion>
        </text:changed-region>
        <text:changed-region xml:id="ct94154075912752" text:id="ct94154075912752">
          <text:deletion>
            <office:change-info>
              <dc:creator>Unknown Author</dc:creator>
              <dc:date>2020-12-02T22:24:33</dc:date>
            </office:change-info>
            <text:p text:style-name="P33">+++</text:p>
          </text:deletion>
        </text:changed-region>
        <text:changed-region xml:id="ct94154174139504" text:id="ct94154174139504">
          <text:deletion>
            <office:change-info>
              <dc:creator>Unknown Author</dc:creator>
              <dc:date>2020-12-02T23:15:51</dc:date>
            </office:change-info>
            <text:p text:style-name="P33"/>
            <text:p text:style-name="P33"/>
          </text:deletion>
        </text:changed-region>
        <text:changed-region xml:id="ct94154173198624" text:id="ct94154173198624">
          <text:insertion>
            <office:change-info>
              <dc:creator>Unknown Author</dc:creator>
              <dc:date>2020-12-02T23:16:46</dc:date>
            </office:change-info>
          </text:insertion>
        </text:changed-region>
        <text:changed-region xml:id="ct94154175651728" text:id="ct94154175651728">
          <text:deletion>
            <office:change-info>
              <dc:creator>Unknown Author</dc:creator>
              <dc:date>2020-12-02T23:15:51</dc:date>
            </office:change-info>
            <text:p text:style-name="P39"><text:span text:style-name="T45"/></text:p>
            <text:p text:style-name="P39"><text:span text:style-name="T19">Отображение определенных вызовов:</text:span></text:p>
          </text:deletion>
        </text:changed-region>
        <text:changed-region xml:id="ct94154075915120" text:id="ct94154075915120">
          <text:deletion>
            <office:change-info>
              <dc:creator>Unknown Author</dc:creator>
              <dc:date>2020-12-02T22:28:40</dc:date>
            </office:change-info>
            <text:p text:style-name="P39"><text:span text:style-name="T45"/></text:p>
            <text:p text:style-name="P39"><text:span text:style-name="T45"/></text:p>
          </text:deletion>
        </text:changed-region>
        <text:changed-region xml:id="ct94154175390864" text:id="ct94154175390864">
          <text:deletion>
            <office:change-info>
              <dc:creator>Unknown Author</dc:creator>
              <dc:date>2020-12-02T23:15:49</dc:date>
            </office:change-info>
            <text:p text:style-name="P39"><text:span text:style-name="T45"/></text:p>
            <text:p text:style-name="P39"><text:span text:style-name="T41">О</text:span><text:span text:style-name="T18">пция -e служит для </text:span><text:span text:style-name="T41">отображения</text:span><text:span text:style-name="T18"> лишь определенных вызовов.</text:span></text:p>
          </text:deletion>
        </text:changed-region>
        <text:changed-region xml:id="ct94154075918496" text:id="ct94154075918496">
          <text:deletion>
            <office:change-info>
              <dc:creator>Unknown Author</dc:creator>
              <dc:date>2020-12-02T22:28:41</dc:date>
            </office:change-info>
            <text:p text:style-name="P39"><text:span text:style-name="T45"/></text:p>
            <text:p text:style-name="P39"><text:span text:style-name="T45"/></text:p>
          </text:deletion>
        </text:changed-region>
        <text:changed-region xml:id="ct94154175391104" text:id="ct94154175391104">
          <text:deletion>
            <office:change-info>
              <dc:creator>Unknown Author</dc:creator>
              <dc:date>2020-12-02T23:15:49</dc:date>
            </office:change-info>
            <text:p text:style-name="P39"><text:span text:style-name="T45"/></text:p>
            <text:p text:style-name="P39"><text:span text:style-name="T18">Например — отобразить только вызовы </text:span></text:p>
          </text:deletion>
        </text:changed-region>
        <text:changed-region xml:id="ct94154075920048" text:id="ct94154075920048">
          <text:deletion>
            <office:change-info>
              <dc:creator>Unknown Author</dc:creator>
              <dc:date>2020-12-02T22:29:07</dc:date>
            </office:change-info>
            <text:p text:style-name="P39"><text:span text:style-name="T41">close</text:span><text:span text:style-name="T44">()</text:span></text:p>
          </text:deletion>
        </text:changed-region>
        <text:changed-region xml:id="ct94154174136896" text:id="ct94154174136896">
          <text:deletion>
            <office:change-info>
              <dc:creator>Unknown Author</dc:creator>
              <dc:date>2020-12-02T23:15:49</dc:date>
            </office:change-info>
            <text:p text:style-name="P39"><text:span text:style-name="T44">:</text:span></text:p>
          </text:deletion>
        </text:changed-region>
        <text:changed-region xml:id="ct94154075920848" text:id="ct94154075920848">
          <text:deletion>
            <office:change-info>
              <dc:creator>Unknown Author</dc:creator>
              <dc:date>2020-12-02T22:28:42</dc:date>
            </office:change-info>
            <text:p text:style-name="P39"><text:span text:style-name="T45"/></text:p>
            <text:p text:style-name="P39"><text:span text:style-name="T45"/></text:p>
          </text:deletion>
        </text:changed-region>
        <text:changed-region xml:id="ct94154075920288" text:id="ct94154075920288">
          <text:deletion>
            <office:change-info>
              <dc:creator>Unknown Author</dc:creator>
              <dc:date>2020-12-02T23:15:49</dc:date>
            </office:change-info>
            <text:p text:style-name="P39"><text:span text:style-name="T45"/></text:p>
            <text:p text:style-name="P37"><text:span text:style-name="T45"/></text:p>
          </text:deletion>
        </text:changed-region>
        <text:changed-region xml:id="ct94154075921728" text:id="ct94154075921728">
          <text:deletion>
            <office:change-info>
              <dc:creator>Unknown Author</dc:creator>
              <dc:date>2020-12-02T22:29:22</dc:date>
            </office:change-info>
            <text:p text:style-name="P37">[leo@pc src]$ strace -e close ./main out1 out2 &lt;test01.txt </text:p>
            <text:p text:style-name="P32">close(3) <text:s text:c="31"/>= 0</text:p>
            <text:p text:style-name="P32">close(3) <text:s text:c="31"/>= 0</text:p>
            <text:p text:style-name="P32">Name of the 1st child-output file: out1</text:p>
            <text:p text:style-name="P32">Name of the 2nd child-output file: out2</text:p>
            <text:p text:style-name="P32">close(3) <text:s text:c="31"/>= 0</text:p>
            <text:p text:style-name="P32">close(5) <text:s text:c="31"/>= 0</text:p>
            <text:p text:style-name="P32">Enter strings to process: </text:p>
            <text:p text:style-name="P32">close(4) <text:s text:c="31"/>= 0</text:p>
            <text:p text:style-name="P32">close(6) <text:s text:c="31"/>= 0</text:p>
            <text:p text:style-name="P32">--- SIGCHLD {si_signo=SIGCHLD, si_code=CLD_EXITED, si_pid=13590, si_uid=1000, si_status=0, si_utime=0, si_stime=0} ---</text:p>
            <text:p text:style-name="P32">--- SIGCHLD {si_signo=SIGCHLD, si_code=CLD_EXITED, si_pid=13589, si_uid=1000, si_status=0, si_utime=0, si_stime=0} ---</text:p>
            <text:p text:style-name="P32">Child 1 exited, returned <text:s/>0</text:p>
            <text:p text:style-name="P32">Child 2 exited, returned <text:s/>0</text:p>
            <text:p text:style-name="P32">+++ exited with 0 +++</text:p>
            <text:p text:style-name="P53"/>
            <text:p text:style-name="P41">Можно и несколько вызовов сразу: -e trace= и через запятую — список вызовов.</text:p>
            <text:p text:style-name="P53"/>
            <text:p text:style-name="P32">[leo@pc src]$ strace -e trace=mmap,close ./main out1 out2 &lt;test01.txt </text:p>
            <text:p text:style-name="P32">mmap(NULL, 208114, PROT_READ, MAP_PRIVATE, 3, 0) = 0x7f5573d47000</text:p>
            <text:p text:style-name="P32">close(3) <text:s text:c="31"/>= 0</text:p>
            <text:p text:style-name="P32">mmap(NULL, 8192, PROT_READ|PROT_WRITE, MAP_PRIVATE|MAP_ANONYMOUS, -1, 0) = 0x7f5573d45000</text:p>
            <text:p text:style-name="P32">mmap(NULL, 1868448, PROT_READ, MAP_PRIVATE|MAP_DENYWRITE, 3, 0) = 0x7f5573b7c000</text:p>
            <text:p text:style-name="P32">mmap(0x7f5573ba2000, 1363968, PROT_READ|PROT_EXEC, MAP_PRIVATE|MAP_FIXED|MAP_DENYWRITE, 3, 0x26000) = 0x7f5573ba2000</text:p>
            <text:p text:style-name="P32">mmap(0x7f5573cef000, 311296, PROT_READ, MAP_PRIVATE|MAP_FIXED|MAP_DENYWRITE, 3, 0x173000) = 0x7f5573cef000</text:p>
            <text:p text:style-name="P32">mmap(0x7f5573d3b000, 24576, PROT_READ|PROT_WRITE, MAP_PRIVATE|MAP_FIXED|MAP_DENYWRITE, 3, 0x1be000) = 0x7f5573d3b000</text:p>
            <text:p text:style-name="P32">mmap(0x7f5573d41000, 12960, PROT_READ|PROT_WRITE, MAP_PRIVATE|MAP_FIXED|MAP_ANONYMOUS, -1, 0) = 0x7f5573d41000</text:p>
            <text:p text:style-name="P32">close(3) <text:s text:c="31"/>= 0</text:p>
            <text:p text:style-name="P32">mmap(NULL, 8192, PROT_READ|PROT_WRITE, MAP_PRIVATE|MAP_ANONYMOUS, -1, 0) = 0x7f5573b7a000</text:p>
            <text:p text:style-name="P32">Name of the 1st child-output file: out1</text:p>
            <text:p text:style-name="P32">Name of the 2nd child-output file: out2</text:p>
            <text:p text:style-name="P32">close(3) <text:s text:c="31"/>= 0</text:p>
            <text:p text:style-name="P32">close(5) <text:s text:c="31"/>= 0</text:p>
            <text:p text:style-name="P32">Enter strings to process: </text:p>
            <text:p text:style-name="P32">close(4) <text:s text:c="31"/>= 0</text:p>
            <text:p text:style-name="P32">close(6) <text:s text:c="31"/>= 0</text:p>
            <text:p text:style-name="P32">--- SIGCHLD {si_signo=SIGCHLD, si_code=CLD_EXITED, si_pid=16380, si_uid=1000, si_status=0, si_utime=0, si_stime=0} ---</text:p>
            <text:p text:style-name="P32">--- SIGCHLD {si_signo=SIGCHLD, si_code=CLD_EXITED, si_pid=16379, si_uid=1000, si_status=0, si_utime=0, si_stime=0} ---</text:p>
            <text:p text:style-name="P32">Child 1 exited, returned <text:s/>0</text:p>
            <text:p text:style-name="P32">Child 2 exited, returned <text:s/>0</text:p>
            <text:p text:style-name="P39"><text:span text:style-name="T49">+++ exited with 0 +++</text:span></text:p>
          </text:deletion>
        </text:changed-region>
        <text:changed-region xml:id="ct94154075920528" text:id="ct94154075920528">
          <text:deletion>
            <office:change-info>
              <dc:creator>Unknown Author</dc:creator>
              <dc:date>2020-12-02T23:15:49</dc:date>
            </office:change-info>
            <text:p text:style-name="P39"><text:span text:style-name="T45"/></text:p>
            <text:p text:style-name="P39"><text:span text:style-name="T45"/></text:p>
          </text:deletion>
        </text:changed-region>
        <text:changed-region xml:id="ct94154075933744" text:id="ct94154075933744">
          <text:deletion>
            <office:change-info>
              <dc:creator>Unknown Author</dc:creator>
              <dc:date>2020-12-02T22:29:31</dc:date>
            </office:change-info>
            <text:p text:style-name="P39"><text:span text:style-name="T45"/></text:p>
            <text:p text:style-name="Standard_20__28_user_29_"><text:span text:style-name="T18">Но </text:span><text:span text:style-name="T41">на вызовы дочерних процессов</text:span><text:span text:style-name="T18"> взглянуть без определенного ключа не удастся.</text:span></text:p>
            <text:p text:style-name="P39"><text:span text:style-name="T45"/></text:p>
          </text:deletion>
        </text:changed-region>
        <text:changed-region xml:id="ct94154075928560" text:id="ct94154075928560">
          <text:deletion>
            <office:change-info>
              <dc:creator>Unknown Author</dc:creator>
              <dc:date>2020-12-02T23:15:49</dc:date>
            </office:change-info>
            <text:p text:style-name="P39"><text:span text:style-name="T45"/></text:p>
            <text:p text:style-name="P39"><text:span text:style-name="T17">Отслеживание дочерних процессов:</text:span></text:p>
          </text:deletion>
        </text:changed-region>
        <text:changed-region xml:id="ct94154075935104" text:id="ct94154075935104">
          <text:deletion>
            <office:change-info>
              <dc:creator>Unknown Author</dc:creator>
              <dc:date>2020-12-02T22:29:30</dc:date>
            </office:change-info>
            <text:p text:style-name="P39"><text:span text:style-name="T45"/></text:p>
            <text:p text:style-name="P39"><text:span text:style-name="T45"/></text:p>
          </text:deletion>
        </text:changed-region>
        <text:changed-region xml:id="ct94154076798240" text:id="ct94154076798240">
          <text:deletion>
            <office:change-info>
              <dc:creator>Unknown Author</dc:creator>
              <dc:date>2020-12-02T23:15:49</dc:date>
            </office:change-info>
            <text:p text:style-name="P39"><text:span text:style-name="T45"/></text:p>
            <text:p text:style-name="P45">Отслеживать дерево процессов целиком помогает флаг -f, с которым strace отслеживает системные вызовы в процессах-потомках. К каждой строке вывода при этом добавляется pid процесса, делающего системный вывод:</text:p>
            <text:p text:style-name="P39"><text:span text:style-name="T45"/></text:p>
          </text:deletion>
        </text:changed-region>
        <text:changed-region xml:id="ct94154075937104" text:id="ct94154075937104">
          <text:deletion>
            <office:change-info>
              <dc:creator>Unknown Author</dc:creator>
              <dc:date>2020-12-02T22:29:53</dc:date>
            </office:change-info>
            <text:p text:style-name="P39"><text:span text:style-name="T45"/></text:p>
            <text:p text:style-name="P38">[leo@pc src]$ strace -f -e trace=write,read ./main out1 out2 &lt;test01.txt </text:p>
            <text:p text:style-name="P38">read(3, "\177ELF\2\1\1\3\0\0\0\0\0\0\0\0\3\0&gt;\0\1\0\0\0\220\202\2\0\0\0\0\0"..., 832) = 832</text:p>
            <text:p text:style-name="P38">write(1, "Name of the 1st child-output fil"..., 40Name of the 1st child-output file: out1</text:p>
            <text:p text:style-name="P38">) = 40</text:p>
            <text:p text:style-name="P38">write(1, "Name of the 2nd child-output fil"..., 40Name of the 2nd child-output file: out2</text:p>
            <text:p text:style-name="P38">) = 40</text:p>
            <text:p text:style-name="P38">strace: Process 24231 attached</text:p>
            <text:p text:style-name="P38">strace: Process 24232 attached</text:p>
            <text:p text:style-name="P38">[pid 24230] write(1, "Enter strings to process: \n", 27Enter strings to process: </text:p>
            <text:p text:style-name="P38">) = 27</text:p>
            <text:p text:style-name="P38">[pid 24230] read(0, <text:s/>&lt;unfinished ...&gt;</text:p>
            <text:p text:style-name="P38">[pid 24231] read(3, "\177ELF\2\1\1\3\0\0\0\0\0\0\0\0\3\0&gt;\0\1\0\0\0\220\202\2\0\0\0\0\0"..., 832) = 832</text:p>
            <text:p text:style-name="P38">[pid 24232] read(3, "\177ELF\2\1\1\3\0\0\0\0\0\0\0\0\3\0&gt;\0\1\0\0\0\220\202\2\0\0\0\0\0"..., 832) = 832</text:p>
            <text:p text:style-name="P38">[pid 24230] &lt;... read resumed&gt;"\342\200\234The unexamined life is not wo"..., 4096) = 286</text:p>
            <text:p text:style-name="P38">[pid 24230] write(6, "\342\200\234The unexamined life is not wo"..., 59) = 59</text:p>
            <text:p text:style-name="P38">[pid 24230] write(6, "https://www.google.com/search?q="..., 130) = 130</text:p>
            <text:p text:style-name="P38">[pid 24230] write(4, "123\n", 4) <text:s text:c="7"/>= 4</text:p>
            <text:p text:style-name="P38">[pid 24230] write(4, "...biba\n", 8) <text:s text:c="3"/>= 8</text:p>
            <text:p text:style-name="P38">[pid 24230] write(4, "boba...\n", 8) <text:s text:c="3"/>= 8</text:p>
            <text:p text:style-name="P38">[pid 24230] write(6, "\342\200\234If God did not exist, it woul"..., 77) = 77</text:p>
            <text:p text:style-name="P38">[pid 24230] read(0, "", 4096) <text:s text:c="10"/>= 0</text:p>
            <text:p text:style-name="P38">[pid 24231] read(0, "123\n...biba\nboba...\n", 4096) = 20</text:p>
            <text:p text:style-name="P38">[pid 24231] read(0, "", 4096) <text:s text:c="10"/>= 0</text:p>
            <text:p text:style-name="P38">[pid 24231] write(1, "1st Child 24231: Started!\nReceiv"..., 182 &lt;unfinished ...&gt;</text:p>
            <text:p text:style-name="P38">[pid 24232] read(0, "\342\200\234The unexamined life is not wo"..., 4096) = 266</text:p>
            <text:p text:style-name="P38">[pid 24231] &lt;... write resumed&gt;) <text:s text:c="7"/>= 182</text:p>
            <text:p text:style-name="P38">[pid 24232] read(0, "", 4096) <text:s text:c="10"/>= 0</text:p>
            <text:p text:style-name="P38">[pid 24232] write(1, "2nd Child 24232: Started!\nReceiv"..., 608) = 608</text:p>
            <text:p text:style-name="P38">[pid 24232] +++ exited with 0 +++</text:p>
            <text:p text:style-name="P38">[pid 24230] --- SIGCHLD {si_signo=SIGCHLD, si_code=CLD_EXITED, si_pid=24232, si_uid=1000, si_status=0, si_utime=0, si_stime=0} ---</text:p>
            <text:p text:style-name="P38">[pid 24231] +++ exited with 0 +++</text:p>
            <text:p text:style-name="P38">--- SIGCHLD {si_signo=SIGCHLD, si_code=CLD_EXITED, si_pid=24231, si_uid=1000, si_status=0, si_utime=0, si_stime=0} ---</text:p>
            <text:p text:style-name="P38">write(1, "Child 1 exited, returned <text:s/>0\n", 28Child 1 exited, returned <text:s/>0</text:p>
            <text:p text:style-name="P38">) = 28</text:p>
            <text:p text:style-name="P38">write(1, "Child 2 exited, returned <text:s/>0\n", 28Child 2 exited, returned <text:s/>0</text:p>
            <text:p text:style-name="P38">) = 28</text:p>
            <text:p text:style-name="P39">+++ exited with 0 +++</text:p>
          </text:deletion>
        </text:changed-region>
        <text:changed-region xml:id="ct94154160757696" text:id="ct94154160757696">
          <text:insertion>
            <office:change-info>
              <dc:creator>Unknown Author</dc:creator>
              <dc:date>2020-12-02T23:16:48</dc:date>
            </office:change-info>
          </text:insertion>
        </text:changed-region>
        <text:changed-region xml:id="ct94154173871856" text:id="ct94154173871856">
          <text:insertion>
            <office:change-info>
              <dc:creator>Unknown Author</dc:creator>
              <dc:date>2020-12-02T23:17:00</dc:date>
            </office:change-info>
          </text:insertion>
        </text:changed-region>
        <text:changed-region xml:id="ct94154126861264" text:id="ct94154126861264">
          <text:insertion>
            <office:change-info>
              <dc:creator>Unknown Author</dc:creator>
              <dc:date>2020-12-02T23:19:50</dc:date>
            </office:change-info>
          </text:insertion>
        </text:changed-region>
        <text:changed-region xml:id="ct94154150101904" text:id="ct94154150101904">
          <text:deletion>
            <office:change-info>
              <dc:creator>Unknown Author</dc:creator>
              <dc:date>2020-12-02T23:25:29</dc:date>
            </office:change-info>
            <text:p text:style-name="P39"/>
            <text:p text:style-name="P39"/>
          </text:deletion>
        </text:changed-region>
        <text:changed-region xml:id="ct94154174529856" text:id="ct94154174529856">
          <text:deletion>
            <office:change-info>
              <dc:creator>Unknown Author</dc:creator>
              <dc:date>2020-12-02T23:24:59</dc:date>
            </office:change-info>
            <text:p text:style-name="P39"/>
            <text:p text:style-name="Standard_20__28_user_29_"><text:span text:style-name="T21">В данном случае будет полезной </text:span><text:span text:style-name="T20">фильтрация по группам вызовов:</text:span></text:p>
            <text:p text:style-name="P54"/>
            <text:p text:style-name="P39"/>
          </text:deletion>
        </text:changed-region>
        <text:changed-region xml:id="ct94154075973296" text:id="ct94154075973296">
          <text:deletion>
            <office:change-info>
              <dc:creator>Unknown Author</dc:creator>
              <dc:date>2020-12-02T22:30:17</dc:date>
            </office:change-info>
            <text:p text:style-name="P39">[leo@pc src]$ strace -f -e trace=%process ./main out1 out2 &lt;test01.txt</text:p>
            <text:p text:style-name="P38">execve("./main", ["./main", "out1", "out2"], 0x7ffea199a518 /* 60 vars */) = 0</text:p>
            <text:p text:style-name="P38">Name of the 1st child-output file: out1</text:p>
            <text:p text:style-name="P38">Name of the 2nd child-output file: out2</text:p>
            <text:p text:style-name="P38">clone(child_stack=NULL, flags=CLONE_CHILD_CLEARTID|CLONE_CHILD_SETTID|SIGCHLD, child_tidptr=0x7f871c760850) = 17210</text:p>
            <text:p text:style-name="P38">strace: Process 17210 attached</text:p>
            <text:p text:style-name="P38">[pid 17209] clone(child_stack=NULL, flags=CLONE_CHILD_CLEARTID|CLONE_CHILD_SETTID|SIGCHLD, child_tidptr=0x7f871c760850) = 17211</text:p>
            <text:p text:style-name="P38">strace: Process 17211 attached</text:p>
            <text:p text:style-name="P38">Enter strings to process: </text:p>
            <text:p text:style-name="P38">[pid 17211] execve("./child2", ["child2"], 0x7ffda96841a8 /* 60 vars */) = 0</text:p>
            <text:p text:style-name="P38">[pid 17210] execve("./child1", ["child1"], 0x7ffda96841a8 /* 60 vars */) = 0</text:p>
            <text:p text:style-name="P38">[pid 17209] wait4(17210, <text:s/>&lt;unfinished ...&gt;</text:p>
            <text:p text:style-name="P38">[pid 17211] exit_group(0) <text:s text:c="14"/>= ?</text:p>
            <text:p text:style-name="P38">[pid 17211] +++ exited with 0 +++</text:p>
            <text:p text:style-name="P38">[pid 17209] &lt;... wait4 resumed&gt;0x7ffda9683e34, 0, NULL) = ? ERESTARTSYS (To be restarted if SA_RESTART is set)</text:p>
            <text:p text:style-name="P38">[pid 17209] --- SIGCHLD {si_signo=SIGCHLD, si_code=CLD_EXITED, si_pid=17211, si_uid=1000, si_status=0, si_utime=0, si_stime=0} ---</text:p>
            <text:p text:style-name="P38">[pid 17209] wait4(17210, <text:s/>&lt;unfinished ...&gt;</text:p>
            <text:p text:style-name="P38">[pid 17210] exit_group(0) <text:s text:c="14"/>= ?</text:p>
            <text:p text:style-name="P38">[pid 17210] +++ exited with 0 +++</text:p>
            <text:p text:style-name="P38">&lt;... wait4 resumed&gt;[{WIFEXITED(s) &amp;&amp; WEXITSTATUS(s) == 0}], 0, NULL) = 17210</text:p>
            <text:p text:style-name="P38">--- SIGCHLD {si_signo=SIGCHLD, si_code=CLD_EXITED, si_pid=17210, si_uid=1000, si_status=0, si_utime=0, si_stime=0} ---</text:p>
            <text:p text:style-name="P38">Child 1 exited, returned <text:s/>0</text:p>
            <text:p text:style-name="P38">wait4(17211, [{WIFEXITED(s) &amp;&amp; WEXITSTATUS(s) == 0}], 0, NULL) = 17211</text:p>
            <text:p text:style-name="P38">Child 2 exited, returned <text:s/>0</text:p>
            <text:p text:style-name="P38">exit_group(0) <text:s text:c="26"/>= ?</text:p>
            <text:p text:style-name="P38">+++ exited with 0 +++</text:p>
            <text:p text:style-name="P43">Запустим main и оставим его ожидать входные данные. Узнаем его PID и подключимся к нему в другой консоли.</text:p>
            <text:p text:style-name="P41"/>
            <text:p text:style-name="P35">[leo@pc src]$ ./main out1 out2</text:p>
            <text:p text:style-name="P35">Name of the 1st child-output file: out1</text:p>
            <text:p text:style-name="P35">Name of the 2nd child-output file: out2</text:p>
            <text:p text:style-name="P35">Enter strings to process: </text:p>
            <text:p text:style-name="P38">[pc src]# ps -a</text:p>
            <text:p text:style-name="P38"><text:s text:c="4"/>PID TTY <text:s text:c="9"/>TIME CMD</text:p>
            <text:p text:style-name="P38"><text:s text:c="2"/>26363 pts/2 <text:s text:c="3"/>00:00:00 sudo</text:p>
            <text:p text:style-name="P38"><text:s text:c="2"/>26364 pts/2 <text:s text:c="3"/>00:00:00 bash</text:p>
            <text:p text:style-name="P38"><text:s text:c="2"/>26373 pts/2 <text:s text:c="3"/>00:00:00 sudo</text:p>
            <text:p text:style-name="P38"><text:s text:c="2"/>26374 pts/2 <text:s text:c="3"/>00:00:00 bash</text:p>
            <text:p text:style-name="P38"><text:s text:c="2"/>27293 pts/4 <text:s text:c="3"/>00:00:00 main</text:p>
            <text:p text:style-name="P38"><text:s text:c="2"/>27294 pts/4 <text:s text:c="3"/>00:00:00 child1</text:p>
            <text:p text:style-name="P38"><text:s text:c="2"/>27295 pts/4 <text:s text:c="3"/>00:00:00 child2</text:p>
            <text:p text:style-name="P38"><text:s text:c="2"/>27296 pts/2 <text:s text:c="3"/>00:00:00 ps</text:p>
            <text:p text:style-name="P38">[pc src]# strace -f -p 27293</text:p>
            <text:p text:style-name="P38">strace: Process 27293 attached</text:p>
            <text:p text:style-name="P38">read(0, "good evening\n", 1024) <text:s text:c="8"/>= 13</text:p>
            <text:p text:style-name="P38">write(6, "good evening\n", 13) <text:s text:c="9"/>= 13</text:p>
            <text:p text:style-name="P38">read(0, "how are you\n", 1024) <text:s text:c="9"/>= 12</text:p>
            <text:p text:style-name="P38">write(6, "how are you\n", 12) <text:s text:c="10"/>= 12</text:p>
            <text:p text:style-name="P38">read(0, "ewe ty dremliw drug prilesny?\n", 1024) = 30</text:p>
            <text:p text:style-name="P38">write(6, "ewe ty dremliw drug prilesny?\n", 30) = 30</text:p>
            <text:p text:style-name="P38">read(0, "one\n", 1024) <text:s text:c="17"/>= 4</text:p>
            <text:p text:style-name="P38">write(4, "one\n", 4) <text:s text:c="19"/>= 4</text:p>
            <text:p text:style-name="P38">read(0, "two\n", 1024) <text:s text:c="17"/>= 4</text:p>
            <text:p text:style-name="P38">write(4, "two\n", 4) <text:s text:c="19"/>= 4</text:p>
            <text:p text:style-name="P38">read(0, "\n", 1024) <text:s text:c="20"/>= 1</text:p>
            <text:p text:style-name="P38">write(4, "\n", 1) <text:s text:c="22"/>= 1</text:p>
            <text:p text:style-name="P38">read(0, "three\n", 1024) <text:s text:c="15"/>= 6</text:p>
            <text:p text:style-name="P38">write(4, "three\n", 6) <text:s text:c="17"/>= 6</text:p>
            <text:p text:style-name="P38">read(0, "bye!\n", 1024) <text:s text:c="16"/>= 5</text:p>
            <text:p text:style-name="P38">write(4, "bye!\n", 5) <text:s text:c="18"/>= 5</text:p>
            <text:p text:style-name="P38">read(0, "", 1024) <text:s text:c="22"/>= 0</text:p>
            <text:p text:style-name="P38">close(4) <text:s text:c="31"/>= 0</text:p>
            <text:p text:style-name="P38">close(6) <text:s text:c="31"/>= 0</text:p>
            <text:p text:style-name="P38">wait4(27294, 0x7ffe27d78c74, 0, NULL) <text:s text:c="2"/>= ? ERESTARTSYS (To be restarted if SA_RESTART is set)</text:p>
            <text:p text:style-name="P38">--- SIGCHLD {si_signo=SIGCHLD, si_code=CLD_EXITED, si_pid=27295, si_uid=1000, si_status=0, si_utime=0, si_stime=0} ---</text:p>
            <text:p text:style-name="P38">wait4(27294, [{WIFEXITED(s) &amp;&amp; WEXITSTATUS(s) == 0}], 0, NULL) = 27294</text:p>
            <text:p text:style-name="P38">--- SIGCHLD {si_signo=SIGCHLD, si_code=CLD_EXITED, si_pid=27294, si_uid=1000, si_status=0, si_utime=0, si_stime=0} ---</text:p>
            <text:p text:style-name="P38">write(1, "Child 1 exited, returned <text:s/>0\n", 28) = 28</text:p>
            <text:p text:style-name="P38">wait4(27295, [{WIFEXITED(s) &amp;&amp; WEXITSTATUS(s) == 0}], 0, NULL) = 27295</text:p>
            <text:p text:style-name="P38">write(1, "Child 2 exited, returned <text:s/>0\n", 28) = 28</text:p>
            <text:p text:style-name="P38">exit_group(0) <text:s text:c="26"/>= ?</text:p>
            <text:p text:style-name="P38">+++ exited with 0 +++</text:p>
            <text:p text:style-name="P38">[pc src]# </text:p>
            <text:p text:style-name="P62"><text:span text:style-name="T18">Для подключения к уже работающему процессу — </text:span><text:span text:style-name="T41">используется</text:span><text:span text:style-name="T18"> опция -p.</text:span></text:p>
            <text:p text:style-name="P35"/>
            <text:p text:style-name="P43">Ключ -y позволяет взглянуть на название файлов, с которыми работает процесс, вместо файловых дескрипторов:</text:p>
            <text:p text:style-name="P41"/>
            <text:p text:style-name="P35">[leo@pc src]$ strace -y -e read ./main out1 out2 &lt;test01.txt </text:p>
            <text:p text:style-name="P35">read(3&lt;/usr/lib/libc-2.32.so&gt;, "\177ELF\2\1\1\3\0\0\0\0\0\0\0\0\3\0&gt;\0\1\0\0\0\220\202\2\0\0\0\0\0"..., 832) = 832</text:p>
            <text:p text:style-name="P35">Name of the 1st child-output file: out1</text:p>
            <text:p text:style-name="P35">Name of the 2nd child-output file: out2</text:p>
            <text:p text:style-name="P35">Enter strings to process: </text:p>
            <text:p text:style-name="P35">read(0&lt;/home/leo/programming/OS/Lab1/src/test01.txt&gt;, "\342\200\234The unexamined life is not wo"..., 4096) = 286</text:p>
            <text:p text:style-name="P35">read(0&lt;/home/leo/programming/OS/Lab1/src/test01.txt&gt;, "", 4096) = 0</text:p>
            <text:p text:style-name="P35">--- SIGCHLD {si_signo=SIGCHLD, si_code=CLD_EXITED, si_pid=17353, si_uid=1000, si_status=0, si_utime=0, si_stime=0} ---</text:p>
            <text:p text:style-name="P35">--- SIGCHLD {si_signo=SIGCHLD, si_code=CLD_EXITED, si_pid=17352, si_uid=1000, si_status=0, si_utime=0, si_stime=0} ---</text:p>
            <text:p text:style-name="P35">Child 1 exited, returned <text:s/>0</text:p>
            <text:p text:style-name="P35">Child 2 exited, returned <text:s/>0</text:p>
            <text:p text:style-name="P35">+++ exited with 0 +++</text:p>
            <text:p text:style-name="P44"/>
            <text:p text:style-name="P11">Отображение времени выполнения вызова:</text:p>
            <text:p text:style-name="P44"/>
            <text:p text:style-name="P43">Посмотреть время выполнения того или иного вызова позволяет ключ -t:</text:p>
            <text:p text:style-name="P44"/>
            <text:p text:style-name="P35">[leo@pc src]$ strace -y -t -e read ./main out1 out2 &lt;test01.txt </text:p>
            <text:p text:style-name="P35">18:05:03 read(3&lt;/usr/lib/libc-2.32.so&gt;, "\177ELF\2\1\1\3\0\0\0\0\0\0\0\0\3\0&gt;\0\1\0\0\0\220\202\2\0\0\0\0\0"..., 832) = 832</text:p>
            <text:p text:style-name="P35">Name of the 1st child-output file: out1</text:p>
            <text:p text:style-name="P35">Name of the 2nd child-output file: out2</text:p>
            <text:p text:style-name="P35">Enter strings to process: </text:p>
            <text:p text:style-name="P35">18:05:03 read(0&lt;/home/leo/programming/OS/Lab1/src/test01.txt&gt;, "\342\200\234The unexamined life is not wo"..., 4096) = 286</text:p>
            <text:p text:style-name="P35">18:05:03 read(0&lt;/home/leo/programming/OS/Lab1/src/test01.txt&gt;, "", 4096) = 0</text:p>
            <text:p text:style-name="P35">18:05:03 --- SIGCHLD {si_signo=SIGCHLD, si_code=CLD_EXITED, si_pid=17476, si_uid=1000, si_status=0, si_utime=0, si_stime=0} ---</text:p>
            <text:p text:style-name="P35">Child 1 exited, returned <text:s/>0</text:p>
            <text:p text:style-name="P35">18:05:03 --- SIGCHLD {si_signo=SIGCHLD, si_code=CLD_EXITED, si_pid=17477, si_uid=1000, si_status=0, si_utime=0, si_stime=0} ---</text:p>
            <text:p text:style-name="P35">Child 2 exited, returned <text:s/>0</text:p>
            <text:p text:style-name="P35">18:05:03 +++ exited with 0 +++</text:p>
            <text:p text:style-name="P35"/>
            <text:p text:style-name="P11">Печать “относительной” времени вызова системных процессов:</text:p>
            <text:p text:style-name="P35"/>
            <text:p text:style-name="P35">[leo@pc src]$ strace -r -e close ./main out1 out2 &lt;test01.txt</text:p>
            <text:p text:style-name="P35"><text:s text:c="5"/>0.000000 close(3) <text:s text:c="17"/>= 0</text:p>
            <text:p text:style-name="P35"><text:s text:c="5"/>0.001310 close(3) <text:s text:c="17"/>= 0</text:p>
            <text:p text:style-name="P35">Name of the 1st child-output file: out1</text:p>
            <text:p text:style-name="P35">Name of the 2nd child-output file: out2</text:p>
            <text:p text:style-name="P35"><text:s text:c="5"/>0.002243 close(3) <text:s text:c="17"/>= 0</text:p>
            <text:p text:style-name="P35"><text:s text:c="5"/>0.000141 close(5) <text:s text:c="17"/>= 0</text:p>
            <text:p text:style-name="P35">Enter strings to process: </text:p>
            <text:p text:style-name="P35"><text:s text:c="5"/>0.000794 close(4) <text:s text:c="17"/>= 0</text:p>
            <text:p text:style-name="P35"><text:s text:c="5"/>0.000087 close(6) <text:s text:c="17"/>= 0</text:p>
            <text:p text:style-name="P35"><text:s text:c="5"/>0.000901 --- SIGCHLD {si_signo=SIGCHLD, si_code=CLD_EXITED, si_pid=27360, si_uid=1000, si_status=0, si_utime=0, si_stime=0} ---</text:p>
            <text:p text:style-name="P35">Child 1 exited, returned <text:s/>0</text:p>
            <text:p text:style-name="P35"><text:s text:c="5"/>0.002228 --- SIGCHLD {si_signo=SIGCHLD, si_code=CLD_EXITED, si_pid=27361, si_uid=1000, si_status=0, si_utime=0, si_stime=0} ---</text:p>
            <text:p text:style-name="P35">Child 2 exited, returned <text:s/>0</text:p>
            <text:p text:style-name="P35"><text:s text:c="5"/>0.000541 +++ exited with 0 +++</text:p>
            <text:p text:style-name="P35"/>
            <text:p text:style-name="P11">Сохранение вывода утилиты strace в файл</text:p>
            <text:p text:style-name="P11"/>
            <text:p text:style-name="P43">Ключ -o {filename} позволяет вывести лог в файл.</text:p>
            <text:p text:style-name="P43"/>
            <text:p text:style-name="P35">[leo@pc src]$ strace -o log.txt -e read ./main out1 out2 &lt;test01.txt -o log.txt</text:p>
            <text:p text:style-name="P35">Name of the 1st child-output file: out1</text:p>
            <text:p text:style-name="P35">Name of the 2nd child-output file: out2</text:p>
            <text:p text:style-name="P35">Enter strings to process: </text:p>
            <text:p text:style-name="P35">Child 1 exited, returned <text:s/>0</text:p>
            <text:p text:style-name="P35">Child 2 exited, returned <text:s/>0</text:p>
            <text:p text:style-name="P35">[leo@pc src]$ cat log.txt </text:p>
            <text:p text:style-name="P35">read(3, "\177ELF\2\1\1\3\0\0\0\0\0\0\0\0\3\0&gt;\0\1\0\0\0\220\202\2\0\0\0\0\0"..., 832) = 832</text:p>
            <text:p text:style-name="P35">read(0, "\342\200\234The unexamined life is not wo"..., 4096) = 286</text:p>
            <text:p text:style-name="P35">read(0, "", 4096) <text:s text:c="22"/>= 0</text:p>
            <text:p text:style-name="P35">--- SIGCHLD {si_signo=SIGCHLD, si_code=CLD_EXITED, si_pid=26803, si_uid=1000, si_status=0, si_utime=0, si_stime=0} ---</text:p>
            <text:p text:style-name="P35">--- SIGCHLD {si_signo=SIGCHLD, si_code=CLD_EXITED, si_pid=26804, si_uid=1000, si_status=0, si_utime=0, si_stime=0} ---</text:p>
            <text:p text:style-name="P35">+++ exited with 0 +++</text:p>
            <text:p text:style-name="P35"/>
            <text:p text:style-name="P11">Трассировка вызовов запущенного процесса:</text:p>
            <text:p text:style-name="P11"/>
            <text:p text:style-name="P62"><text:span text:style-name="T42">Пути к файлам вместо дескрипторов</text:span><text:span text:style-name="T17">:</text:span></text:p>
            <text:p text:style-name="P38"/>
            <text:p text:style-name="P53"/>
            <text:p text:style-name="P39"/>
          </text:deletion>
        </text:changed-region>
        <text:changed-region xml:id="ct94154076208832" text:id="ct94154076208832">
          <text:insertion>
            <office:change-info>
              <dc:creator>Unknown Author</dc:creator>
              <dc:date>2020-12-02T22:30:34</dc:date>
            </office:change-info>
          </text:insertion>
        </text:changed-region>
        <text:changed-region xml:id="ct94154173253328" text:id="ct94154173253328">
          <text:insertion>
            <office:change-info>
              <dc:creator>Unknown Author</dc:creator>
              <dc:date>2020-12-02T23:26:51</dc:date>
            </office:change-info>
          </text:insertion>
        </text:changed-region>
        <text:changed-region xml:id="ct94154175809968" text:id="ct94154175809968">
          <text:insertion>
            <office:change-info>
              <dc:creator>Unknown Author</dc:creator>
              <dc:date>2020-12-02T23:27:14</dc:date>
            </office:change-info>
          </text:insertion>
        </text:changed-region>
        <text:changed-region xml:id="ct94154149329632" text:id="ct94154149329632">
          <text:insertion>
            <office:change-info>
              <dc:creator>Unknown Author</dc:creator>
              <dc:date>2020-12-02T23:26:46</dc:date>
            </office:change-info>
          </text:insertion>
        </text:changed-region>
        <text:changed-region xml:id="ct94154076209712" text:id="ct94154076209712">
          <text:deletion>
            <office:change-info>
              <dc:creator>Unknown Author</dc:creator>
              <dc:date>2020-12-02T22:30:34</dc:date>
            </office:change-info>
            <text:p text:style-name="P11"/>
            <text:p text:style-name="P11"/>
          </text:deletion>
        </text:changed-region>
        <text:changed-region xml:id="ct94154174905696" text:id="ct94154174905696">
          <text:deletion>
            <office:change-info>
              <dc:creator>Unknown Author</dc:creator>
              <dc:date>2020-12-02T23:25:38</dc:date>
            </office:change-info>
            <text:p text:style-name="P10"><text:span text:style-name="T22">С помощью опции -c — можно получить наглядную статистику выполнения программы:</text:span></text:p>
          </text:deletion>
        </text:changed-region>
        <text:changed-region xml:id="ct94154076210592" text:id="ct94154076210592">
          <text:deletion>
            <office:change-info>
              <dc:creator>Unknown Author</dc:creator>
              <dc:date>2020-12-02T22:30:35</dc:date>
            </office:change-info>
            <text:p text:style-name="P10"><text:span text:style-name="T22"/></text:p>
            <text:p text:style-name="P10"><text:span text:style-name="T22"/></text:p>
          </text:deletion>
        </text:changed-region>
        <text:changed-region xml:id="ct94154174433936" text:id="ct94154174433936">
          <text:deletion>
            <office:change-info>
              <dc:creator>Unknown Author</dc:creator>
              <dc:date>2020-12-02T23:25:38</dc:date>
            </office:change-info>
            <text:p text:style-name="P10"><text:span text:style-name="T22"/></text:p>
            <text:p text:style-name="P10"><text:span text:style-name="T22"/></text:p>
          </text:deletion>
        </text:changed-region>
        <text:changed-region xml:id="ct94154076211472" text:id="ct94154076211472">
          <text:deletion>
            <office:change-info>
              <dc:creator>Unknown Author</dc:creator>
              <dc:date>2020-12-02T22:31:08</dc:date>
            </office:change-info>
            <text:p text:style-name="P10">[leo@pc src]$ strace -c ./main out1 out2 &lt;test01.txt </text:p>
            <text:p text:style-name="P35">Name of the 1st child-output file: out1</text:p>
            <text:p text:style-name="P35">Name of the 2nd child-output file: out2</text:p>
            <text:p text:style-name="P35">Enter strings to process: </text:p>
            <text:p text:style-name="P35">Child 1 exited, returned <text:s/>0</text:p>
            <text:p text:style-name="P35">Child 2 exited, returned <text:s/>0</text:p>
            <text:p text:style-name="P35">% time <text:s text:c="4"/>seconds <text:s/>usecs/call <text:s text:c="4"/>calls <text:s text:c="3"/>errors syscall</text:p>
            <text:p text:style-name="P35">------ ----------- ----------- --------- --------- ----------------</text:p>
            <text:p text:style-name="P35"><text:s/>72.69 <text:s text:c="3"/>0.002167 <text:s text:c="7"/>1083 <text:s text:c="8"/>2 <text:s text:c="10"/>wait4</text:p>
            <text:p text:style-name="P35"><text:s text:c="2"/>9.26 <text:s text:c="3"/>0.000276 <text:s text:c="8"/>138 <text:s text:c="8"/>2 <text:s text:c="10"/>clone</text:p>
            <text:p text:style-name="P35"><text:s text:c="2"/>6.84 <text:s text:c="3"/>0.000204 <text:s text:c="9"/>18 <text:s text:c="7"/>11 <text:s text:c="10"/>write</text:p>
            <text:p text:style-name="P35"><text:s text:c="2"/>2.65 <text:s text:c="3"/>0.000079 <text:s text:c="9"/>26 <text:s text:c="8"/>3 <text:s text:c="10"/>brk</text:p>
            <text:p text:style-name="P35"><text:s text:c="2"/>1.85 <text:s text:c="3"/>0.000055 <text:s text:c="9"/>18 <text:s text:c="8"/>3 <text:s text:c="10"/>mprotect</text:p>
            <text:p text:style-name="P35"><text:s text:c="2"/>1.61 <text:s text:c="3"/>0.000048 <text:s text:c="10"/>8 <text:s text:c="8"/>6 <text:s text:c="10"/>close</text:p>
            <text:p text:style-name="P35"><text:s text:c="2"/>1.51 <text:s text:c="3"/>0.000045 <text:s text:c="9"/>45 <text:s text:c="8"/>1 <text:s text:c="10"/>munmap</text:p>
            <text:p text:style-name="P35"><text:s text:c="2"/>1.51 <text:s text:c="3"/>0.000045 <text:s text:c="9"/>22 <text:s text:c="8"/>2 <text:s text:c="10"/>pipe</text:p>
            <text:p text:style-name="P35"><text:s text:c="2"/>1.07 <text:s text:c="3"/>0.000032 <text:s text:c="10"/>8 <text:s text:c="8"/>4 <text:s text:c="10"/>fstat</text:p>
            <text:p text:style-name="P35"><text:s text:c="2"/>1.01 <text:s text:c="3"/>0.000030 <text:s text:c="9"/>10 <text:s text:c="8"/>3 <text:s text:c="10"/>read</text:p>
            <text:p text:style-name="P35"><text:s text:c="2"/>0.00 <text:s text:c="3"/>0.000000 <text:s text:c="10"/>0 <text:s text:c="8"/>8 <text:s text:c="10"/>mmap</text:p>
            <text:p text:style-name="P35"><text:s text:c="2"/>0.00 <text:s text:c="3"/>0.000000 <text:s text:c="10"/>0 <text:s text:c="8"/>4 <text:s text:c="10"/>pread64</text:p>
            <text:p text:style-name="P35"><text:s text:c="2"/>0.00 <text:s text:c="3"/>0.000000 <text:s text:c="10"/>0 <text:s text:c="8"/>1 <text:s text:c="8"/>1 access</text:p>
            <text:p text:style-name="P35"><text:s text:c="2"/>0.00 <text:s text:c="3"/>0.000000 <text:s text:c="10"/>0 <text:s text:c="8"/>1 <text:s text:c="10"/>execve</text:p>
            <text:p text:style-name="P35"><text:s text:c="2"/>0.00 <text:s text:c="3"/>0.000000 <text:s text:c="10"/>0 <text:s text:c="8"/>2 <text:s text:c="8"/>1 arch_prctl</text:p>
            <text:p text:style-name="P35"><text:s text:c="2"/>0.00 <text:s text:c="3"/>0.000000 <text:s text:c="10"/>0 <text:s text:c="8"/>2 <text:s text:c="10"/>openat</text:p>
            <text:p text:style-name="P35">------ ----------- ----------- --------- --------- ----------------</text:p>
            <text:p text:style-name="P10">100.00 <text:s text:c="3"/>0.002981 <text:s text:c="9"/>54 <text:s text:c="7"/>55 <text:s text:c="8"/>2 total</text:p>
          </text:deletion>
        </text:changed-region>
        <text:changed-region xml:id="ct94154152154528" text:id="ct94154152154528">
          <text:insertion>
            <office:change-info>
              <dc:creator>Unknown Author</dc:creator>
              <dc:date>2020-12-02T23:25:38</dc:date>
            </office:change-info>
          </text:insertion>
        </text:changed-region>
        <text:changed-region xml:id="ct94154173325792" text:id="ct94154173325792">
          <text:format-change>
            <office:change-info>
              <dc:creator>Unknown Author</dc:creator>
              <dc:date>2020-12-02T23:28:15</dc:date>
            </office:change-info>
          </text:format-change>
        </text:changed-region>
        <text:changed-region xml:id="ct94154150716976" text:id="ct94154150716976">
          <text:insertion>
            <office:change-info>
              <dc:creator>Unknown Author</dc:creator>
              <dc:date>2020-12-02T23:27:31</dc:date>
            </office:change-info>
          </text:insertion>
        </text:changed-region>
        <text:changed-region xml:id="ct94154075834384" text:id="ct94154075834384">
          <text:format-change>
            <office:change-info>
              <dc:creator>Unknown Author</dc:creator>
              <dc:date>2020-12-02T23:28:15</dc:date>
            </office:change-info>
          </text:format-change>
        </text:changed-region>
        <text:changed-region xml:id="ct94154076236016" text:id="ct94154076236016">
          <text:deletion>
            <office:change-info>
              <dc:creator>Unknown Author</dc:creator>
              <dc:date>2020-12-02T22:31:23</dc:date>
            </office:change-info>
            <text:p text:style-name="P50">#include &lt;stdlib.h&gt;</text:p>
            <text:p text:style-name="P50">#include &lt;stdio.h&gt;</text:p>
            <text:p text:style-name="P50">#include &lt;unistd.h&gt;</text:p>
            <text:p text:style-name="P50">#include &lt;fcntl.h&gt;</text:p>
            <text:p text:style-name="P50">#include &lt;string.h&gt;</text:p>
            <text:p text:style-name="P50">#include &lt;sys/wait.h&gt;</text:p>
            <text:p text:style-name="P50"/>
            <text:p text:style-name="P50">#define MAX_FNAME_LENGTH 100</text:p>
            <text:p text:style-name="P50">#define MAX_STR_LENGTH 300</text:p>
            <text:p text:style-name="P50"/>
            <text:p text:style-name="P50">#define RD 0 // Read end of pipe</text:p>
            <text:p text:style-name="P50">#define WR 1 // Write end of pipe</text:p>
            <text:p text:style-name="P50"/>
            <text:p text:style-name="P50">pid_t createchild(int *myfd, int *exfd, char *filename)</text:p>
            <text:p text:style-name="P50">{</text:p>
            <text:p text:style-name="P50"><text:s text:c="4"/>pid_t pid = fork();</text:p>
            <text:p text:style-name="P50"><text:s text:c="4"/>if (pid &lt; 0)</text:p>
            <text:p text:style-name="P50"><text:s text:c="4"/>{</text:p>
            <text:p text:style-name="P50"><text:s text:c="8"/>perror("Fork err");</text:p>
            <text:p text:style-name="P50"><text:s text:c="8"/>exit(1);</text:p>
            <text:p text:style-name="P50"><text:s text:c="4"/>}</text:p>
            <text:p text:style-name="P50"><text:s text:c="4"/>if (pid == 0)</text:p>
            <text:p text:style-name="P50"><text:s text:c="4"/>{</text:p>
            <text:p text:style-name="P50"><text:s text:c="8"/>close(exfd[0]);</text:p>
            <text:p text:style-name="P50"><text:s text:c="8"/>close(exfd[1]);</text:p>
            <text:p text:style-name="P50"><text:s text:c="8"/>close(myfd[WR]);</text:p>
            <text:p text:style-name="P50"><text:s text:c="8"/>int file_out = open(filename, O_WRONLY | O_CREAT | O_TRUNC, 0777);</text:p>
            <text:p text:style-name="P50"><text:s text:c="8"/>if (file_out &lt; 0)</text:p>
            <text:p text:style-name="P50"><text:s text:c="8"/>{</text:p>
            <text:p text:style-name="P50"><text:s text:c="12"/>perror("File err");</text:p>
            <text:p text:style-name="P50"><text:s text:c="12"/>exit(1);</text:p>
            <text:p text:style-name="P50"><text:s text:c="8"/>}</text:p>
            <text:p text:style-name="P50"/>
            <text:p text:style-name="P50"><text:s text:c="8"/>int new_out = dup2(file_out, STDOUT_FILENO);</text:p>
            <text:p text:style-name="P50"><text:s text:c="8"/>close(file_out);</text:p>
            <text:p text:style-name="P50"><text:s text:c="8"/>if (new_out &lt; 0)</text:p>
            <text:p text:style-name="P50"><text:s text:c="8"/>{</text:p>
            <text:p text:style-name="P50"><text:s text:c="12"/>perror("Duping child stdout err");</text:p>
            <text:p text:style-name="P50"><text:s text:c="12"/>exit(1);</text:p>
            <text:p text:style-name="P50"><text:s text:c="8"/>}</text:p>
            <text:p text:style-name="P50"/>
            <text:p text:style-name="P50"><text:s text:c="8"/>int new_in = dup2(myfd[RD], STDIN_FILENO);</text:p>
            <text:p text:style-name="P50"><text:s text:c="8"/>close(myfd[RD]);</text:p>
            <text:p text:style-name="P50"><text:s text:c="8"/>if (new_in &lt; 0)</text:p>
            <text:p text:style-name="P50"><text:s text:c="8"/>{</text:p>
            <text:p text:style-name="P50"><text:s text:c="12"/>perror("Duping child stdin err");</text:p>
            <text:p text:style-name="P50"><text:s text:c="12"/>exit(1);</text:p>
            <text:p text:style-name="P50"><text:s text:c="8"/>}</text:p>
            <text:p text:style-name="P50"/>
            <text:p text:style-name="P50"><text:s text:c="8"/>if (execlp("/home/leo/programming/OS/Lab2/src/child", "child", NULL) &lt; 0)</text:p>
            <text:p text:style-name="P50"><text:s text:c="8"/>{</text:p>
            <text:p text:style-name="P50"><text:s text:c="12"/>perror("Execl err");</text:p>
            <text:p text:style-name="P50"><text:s text:c="12"/>exit(1);</text:p>
            <text:p text:style-name="P50"><text:s text:c="8"/>}</text:p>
            <text:p text:style-name="P50"><text:s text:c="4"/>}</text:p>
            <text:p text:style-name="P50"><text:s text:c="4"/>return pid;</text:p>
            <text:p text:style-name="P50">}</text:p>
            <text:p text:style-name="P50"/>
            <text:p text:style-name="P50">char *ufgets(FILE *stream)</text:p>
            <text:p text:style-name="P50">{</text:p>
            <text:p text:style-name="P50"><text:s text:c="4"/>unsigned int maxlen = 128, size = 128;</text:p>
            <text:p text:style-name="P50"><text:s text:c="4"/>char *buffer = (char *)malloc(maxlen);</text:p>
            <text:p text:style-name="P50"/>
            <text:p text:style-name="P50"><text:s text:c="4"/>if (buffer != NULL) /* NULL if malloc() fails */</text:p>
            <text:p text:style-name="P50"><text:s text:c="4"/>{</text:p>
            <text:p text:style-name="P50"><text:s text:c="8"/>int ch = EOF;</text:p>
            <text:p text:style-name="P50"><text:s text:c="8"/>int pos = 0;</text:p>
            <text:p text:style-name="P50"/>
            <text:p text:style-name="P50"><text:s text:c="8"/>/* Read input one character at a time, resizing the buffer as necessary */</text:p>
            <text:p text:style-name="P50"><text:s text:c="8"/>while ((ch = fgetc(stream)) != '\n' &amp;&amp; ch != EOF &amp;&amp; !feof(stream))</text:p>
            <text:p text:style-name="P50"><text:s text:c="8"/>{</text:p>
            <text:p text:style-name="P50"><text:s text:c="12"/>buffer[pos++] = ch;</text:p>
            <text:p text:style-name="P50"><text:s text:c="12"/>if (pos == size) /* Next character to be inserted needs more memory */</text:p>
            <text:p text:style-name="P50"><text:s text:c="12"/>{</text:p>
            <text:p text:style-name="P50"><text:s text:c="16"/>size = pos + maxlen;</text:p>
            <text:p text:style-name="P50"><text:s text:c="16"/>buffer = (char *)realloc(buffer, size);</text:p>
            <text:p text:style-name="P50"><text:s text:c="12"/>}</text:p>
            <text:p text:style-name="P50"><text:s text:c="8"/>}</text:p>
            <text:p text:style-name="P50"><text:s text:c="8"/>buffer[pos] = '\0'; /* Null-terminate the completed string */</text:p>
            <text:p text:style-name="P50"><text:s text:c="4"/>}</text:p>
            <text:p text:style-name="P50"><text:s text:c="4"/>return buffer;</text:p>
            <text:p text:style-name="P50">}</text:p>
            <text:p text:style-name="P50"/>
            <text:p text:style-name="P50">int main(int argc, char *argv[])</text:p>
            <text:p text:style-name="P50">{</text:p>
            <text:p text:style-name="P50"><text:s text:c="4"/>if (argc &lt; 3)</text:p>
            <text:p text:style-name="P50"><text:s text:c="4"/>{</text:p>
            <text:p text:style-name="P50"><text:s text:c="8"/>printf("Usage: ./main filename1 filename2\n");</text:p>
            <text:p text:style-name="P50"><text:s text:c="8"/>exit(-1);</text:p>
            <text:p text:style-name="P50"><text:s text:c="4"/>}</text:p>
            <text:p text:style-name="P50"/>
            <text:p text:style-name="P50"><text:s text:c="4"/>char *filename1, *filename2;</text:p>
            <text:p text:style-name="P50"><text:s text:c="4"/>printf("Name of the 1st child-output file: %s\n", argv[1]);</text:p>
            <text:p text:style-name="P50"><text:s text:c="4"/>printf("Name of the 2nd child-output file: %s\n", argv[2]);</text:p>
            <text:p text:style-name="P50"><text:s text:c="4"/>filename1 = argv[1], filename2 = argv[2];</text:p>
            <text:p text:style-name="P50"/>
            <text:p text:style-name="P50"><text:s text:c="4"/>int fd[2][2];</text:p>
            <text:p text:style-name="P50"><text:s text:c="4"/>for (int i = 0; i &lt; 2; ++i)</text:p>
            <text:p text:style-name="P50"><text:s text:c="4"/>{</text:p>
            <text:p text:style-name="P50"><text:s text:c="8"/>if (pipe(fd[i]) &lt; 0)</text:p>
            <text:p text:style-name="P50"><text:s text:c="8"/>{</text:p>
            <text:p text:style-name="P50"><text:s text:c="12"/>perror("Pipe error");</text:p>
            <text:p text:style-name="P50"><text:s text:c="12"/>exit(1);</text:p>
            <text:p text:style-name="P50"><text:s text:c="8"/>}</text:p>
            <text:p text:style-name="P50"><text:s text:c="4"/>}</text:p>
            <text:p text:style-name="P50"/>
            <text:p text:style-name="P50"><text:s text:c="4"/>pid_t pid1, pid2;</text:p>
            <text:p text:style-name="P50"><text:s text:c="4"/>pid1 = createchild(fd[0], fd[1], filename1);</text:p>
            <text:p text:style-name="P50"><text:s text:c="4"/>pid2 = createchild(fd[1], fd[0], filename2);</text:p>
            <text:p text:style-name="P50"/>
            <text:p text:style-name="P50"><text:s text:c="4"/>close(fd[0][RD]);</text:p>
            <text:p text:style-name="P50"><text:s text:c="4"/>close(fd[1][RD]);</text:p>
            <text:p text:style-name="P50"/>
            <text:p text:style-name="P50"><text:s text:c="4"/>printf("Enter strings to process: \n");</text:p>
            <text:p text:style-name="P50"><text:s text:c="4"/>char *msg;</text:p>
            <text:p text:style-name="P50"><text:s text:c="4"/>while ( (msg = ufgets(stdin)) &amp;&amp; msg[0] != '\0')</text:p>
            <text:p text:style-name="P50"><text:s text:c="4"/>{</text:p>
            <text:p text:style-name="P50"><text:s text:c="8"/>msg[strlen(msg)] = '\n';</text:p>
            <text:p text:style-name="P50"><text:s text:c="8"/>if (strlen(msg) &lt;= 10)</text:p>
            <text:p text:style-name="P50"><text:s text:c="8"/>{</text:p>
            <text:p text:style-name="P50"><text:s text:c="12"/>if (write(fd[0][WR], msg, strlen(msg)) &lt; 0)</text:p>
            <text:p text:style-name="P50"><text:s text:c="12"/>{</text:p>
            <text:p text:style-name="P50"><text:s text:c="16"/>perror("Write err");</text:p>
            <text:p text:style-name="P50"><text:s text:c="16"/>exit(1);</text:p>
            <text:p text:style-name="P50"><text:s text:c="12"/>}</text:p>
            <text:p text:style-name="P50"><text:s text:c="8"/>}</text:p>
            <text:p text:style-name="P50"><text:s text:c="8"/>else</text:p>
            <text:p text:style-name="P50"><text:s text:c="8"/>{</text:p>
            <text:p text:style-name="P50"><text:s text:c="12"/>if (write(fd[1][WR], msg, strlen(msg)) &lt; 0)</text:p>
            <text:p text:style-name="P50"><text:s text:c="12"/>{</text:p>
            <text:p text:style-name="P50"><text:s text:c="16"/>perror("Write err");</text:p>
            <text:p text:style-name="P50"><text:s text:c="16"/>exit(1);</text:p>
            <text:p text:style-name="P50"><text:s text:c="12"/>}</text:p>
            <text:p text:style-name="P50"><text:s text:c="8"/>}</text:p>
            <text:p text:style-name="P50"><text:s text:c="4"/>}</text:p>
            <text:p text:style-name="P50"/>
            <text:p text:style-name="P50"><text:s text:c="4"/>close(fd[0][WR]);</text:p>
            <text:p text:style-name="P50"><text:s text:c="4"/>close(fd[1][WR]);</text:p>
            <text:p text:style-name="P50"/>
            <text:p text:style-name="P50"><text:s text:c="4"/>int statusChild1, statusChild2;</text:p>
            <text:p text:style-name="P50"><text:s text:c="4"/>waitpid(pid1, &amp;statusChild1, 0);</text:p>
            <text:p text:style-name="P50"><text:s text:c="4"/>if (WIFEXITED(statusChild1))</text:p>
            <text:p text:style-name="P50"><text:s text:c="4"/>{</text:p>
            <text:p text:style-name="P50"><text:s text:c="8"/>printf("Child 1 exited, returned <text:s/>%d\n", WEXITSTATUS(statusChild1));</text:p>
            <text:p text:style-name="P50"><text:s text:c="4"/>}</text:p>
            <text:p text:style-name="P50"><text:s text:c="4"/>else</text:p>
            <text:p text:style-name="P50"><text:s text:c="4"/>{</text:p>
            <text:p text:style-name="P50"><text:s text:c="8"/>fprintf(stderr, "Something is wrong with 1st child process\n");</text:p>
            <text:p text:style-name="P50"><text:s text:c="4"/>}</text:p>
            <text:p text:style-name="P50"><text:s text:c="4"/>waitpid(pid2, &amp;statusChild2, 0);</text:p>
            <text:p text:style-name="P50"><text:s text:c="4"/>if (WIFEXITED(statusChild1))</text:p>
            <text:p text:style-name="P50"><text:s text:c="4"/>{</text:p>
            <text:p text:style-name="P50"><text:s text:c="8"/>printf("Child 2 exited, returned <text:s/>%d\n", WEXITSTATUS(statusChild2));</text:p>
            <text:p text:style-name="P50"><text:s text:c="4"/>}</text:p>
            <text:p text:style-name="P50"><text:s text:c="4"/>else</text:p>
            <text:p text:style-name="P50"><text:s text:c="4"/>{</text:p>
            <text:p text:style-name="P50"><text:s text:c="8"/>fprintf(stderr, "Something is wrong with 2nd child process\n");</text:p>
            <text:p text:style-name="P50"><text:s text:c="4"/>}</text:p>
            <text:p text:style-name="P50"/>
            <text:p text:style-name="P50"><text:s text:c="4"/>free(msg);</text:p>
            <text:p text:style-name="P50"/>
            <text:p text:style-name="P50"><text:s text:c="4"/>return 0;</text:p>
            <text:p text:style-name="P50">}</text:p>
            <text:p text:style-name="P50"/>
          </text:deletion>
        </text:changed-region>
        <text:changed-region xml:id="ct94154076330512" text:id="ct94154076330512">
          <text:insertion>
            <office:change-info>
              <dc:creator>Unknown Author</dc:creator>
              <dc:date>2020-12-02T23:27:36</dc:date>
            </office:change-info>
          </text:insertion>
        </text:changed-region>
        <text:changed-region xml:id="ct94154150386832" text:id="ct94154150386832">
          <text:deletion>
            <office:change-info>
              <dc:creator>Unknown Author</dc:creator>
              <dc:date>2020-12-02T23:27:38</dc:date>
            </office:change-info>
            <text:p text:style-name="P52"><text:span text:style-name="T13">child</text:span></text:p>
          </text:deletion>
        </text:changed-region>
        <text:changed-region xml:id="ct94154151365440" text:id="ct94154151365440">
          <text:insertion>
            <office:change-info>
              <dc:creator>Unknown Author</dc:creator>
              <dc:date>2020-12-02T23:27:38</dc:date>
            </office:change-info>
          </text:insertion>
        </text:changed-region>
        <text:changed-region xml:id="ct94154151351776" text:id="ct94154151351776">
          <text:format-change>
            <office:change-info>
              <dc:creator>Unknown Author</dc:creator>
              <dc:date>2020-12-02T23:28:10</dc:date>
            </office:change-info>
          </text:format-change>
        </text:changed-region>
        <text:changed-region xml:id="ct94154076332272" text:id="ct94154076332272">
          <text:deletion>
            <office:change-info>
              <dc:creator>Unknown Author</dc:creator>
              <dc:date>2020-12-02T22:31:36</dc:date>
            </office:change-info>
            <text:p text:style-name="P46">#include &lt;stdio.h&gt;</text:p>
            <text:p text:style-name="P50">#include &lt;unistd.h&gt;</text:p>
            <text:p text:style-name="P50">#include &lt;string.h&gt;</text:p>
            <text:p text:style-name="P50">#include &lt;ctype.h&gt;</text:p>
            <text:p text:style-name="P55"/>
            <text:p text:style-name="P50">#define INBUFSIZE 300 // Buffer size</text:p>
            <text:p text:style-name="P55"/>
            <text:p text:style-name="P50">int isVowel(char t)</text:p>
            <text:p text:style-name="P50">{</text:p>
            <text:p text:style-name="P50"><text:s text:c="4"/>t = tolower(t);</text:p>
            <text:p text:style-name="P50"><text:s text:c="4"/>if (t == 'a' || t == 'e' || t == 'i' || t == 'o' || t == 'u' || t == 'y')</text:p>
            <text:p text:style-name="P50"><text:s text:c="8"/>return 1;</text:p>
            <text:p text:style-name="P50"><text:s text:c="4"/>return 0;</text:p>
            <text:p text:style-name="P50">}</text:p>
            <text:p text:style-name="P55"/>
            <text:p text:style-name="P50">int main(void)</text:p>
            <text:p text:style-name="P50">{</text:p>
            <text:p text:style-name="P50"><text:s text:c="4"/>char *buff = NULL, res[INBUFSIZE];</text:p>
            <text:p text:style-name="P55"/>
            <text:p text:style-name="P50"><text:s text:c="4"/>size_t len;</text:p>
            <text:p text:style-name="P50"><text:s text:c="4"/>while (getline(&amp;buff, &amp;len, stdin) != -1)</text:p>
            <text:p text:style-name="P50"><text:s text:c="4"/>{</text:p>
            <text:p text:style-name="P50"><text:s text:c="8"/>buff[strlen(buff) - 1] = '\0';</text:p>
            <text:p text:style-name="P55"/>
            <text:p text:style-name="P50"><text:s text:c="8"/>int d = 0;</text:p>
            <text:p text:style-name="P50"><text:s text:c="8"/>for (int i = 0; i &lt; strlen(buff); ++i)</text:p>
            <text:p text:style-name="P50"><text:s text:c="8"/>{</text:p>
            <text:p text:style-name="P50"><text:s text:c="12"/>if (!isVowel(buff[i]))</text:p>
            <text:p text:style-name="P50"><text:s text:c="12"/>{</text:p>
            <text:p text:style-name="P50"><text:s text:c="16"/>res[d++] = buff[i];</text:p>
            <text:p text:style-name="P50"><text:s text:c="12"/>}</text:p>
            <text:p text:style-name="P50"><text:s text:c="8"/>}</text:p>
            <text:p text:style-name="P50"><text:s text:c="8"/>res[d] = '\0';</text:p>
            <text:p text:style-name="P55"/>
            <text:p text:style-name="P50"><text:s text:c="8"/>printf("%s\n", res);</text:p>
            <text:p text:style-name="P50"><text:s text:c="4"/>}</text:p>
            <text:p text:style-name="P55"/>
            <text:p text:style-name="P50"><text:s text:c="4"/>return 0;</text:p>
            <text:p text:style-name="P46">}</text:p>
          </text:deletion>
        </text:changed-region>
        <text:changed-region xml:id="ct94154075194704" text:id="ct94154075194704">
          <text:insertion>
            <office:change-info>
              <dc:creator>Unknown Author</dc:creator>
              <dc:date>2020-12-02T23:27:47</dc:date>
            </office:change-info>
          </text:insertion>
        </text:changed-region>
        <text:changed-region xml:id="ct94154075997696" text:id="ct94154075997696">
          <text:insertion>
            <office:change-info>
              <dc:creator>Unknown Author</dc:creator>
              <dc:date>2020-12-02T22:32:07</dc:date>
            </office:change-info>
          </text:insertion>
        </text:changed-region>
        <text:changed-region xml:id="ct94154175293232" text:id="ct94154175293232">
          <text:insertion>
            <office:change-info>
              <dc:creator>Unknown Author</dc:creator>
              <dc:date>2020-12-02T23:29:40</dc:date>
            </office:change-info>
          </text:insertion>
        </text:changed-region>
        <text:changed-region xml:id="ct94154076003904" text:id="ct94154076003904">
          <text:deletion>
            <office:change-info>
              <dc:creator>Unknown Author</dc:creator>
              <dc:date>2020-12-02T22:34:49</dc:date>
            </office:change-info>
            <text:p text:style-name="P27">создания новых процессов внутри основной программы, познал суть их коммуникации по неименованным каналам. Также я научился замещать образ процессов с помощью функций семейства exec и разобрался с тем, как ожидать завершения работы процессов-потомков. </text:p>
            <text:p text:style-name="P52"><text:span text:style-name="T2"/></text:p>
          </text:deletion>
        </text:changed-region>
        <text:changed-region xml:id="ct94154076002368" text:id="ct94154076002368">
          <text:deletion>
            <office:change-info>
              <dc:creator>Unknown Author</dc:creator>
              <dc:date>2020-12-02T22:32:23</dc:date>
            </office:change-info>
            <text:p text:style-name="P52"><text:span text:style-name="T2">улучшил навыки </text:span></text:p>
          </text:deletion>
        </text:changed-region>
        <text:changed-region xml:id="ct94154076002048" text:id="ct94154076002048">
          <text:deletion>
            <office:change-info>
              <dc:creator>Unknown Author</dc:creator>
              <dc:date>2020-12-02T22:34:49</dc:date>
            </office:change-info>
            <text:p text:style-name="P52"><text:span text:style-name="T2">По мере выполнения данной лабораторной работы я закрепил знания о работе с файловыми дескрипторами, </text:span></text:p>
          </text:deletion>
        </text:changed-region>
        <text:changed-region xml:id="ct94154150639440" text:id="ct94154150639440">
          <text:deletion>
            <office:change-info>
              <dc:creator>Unknown Author</dc:creator>
              <dc:date>2020-12-02T23:29:50</dc:date>
            </office:change-info>
            <text:p text:style-name="P52"><text:span text:style-name="T31"/></text:p>
            <text:p text:style-name="P49"><text:span text:style-name="T31"/></text:p>
          </text:deletion>
        </text:changed-region>
        <text:changed-region xml:id="ct94154076004944" text:id="ct94154076004944">
          <text:deletion>
            <office:change-info>
              <dc:creator>Unknown Author</dc:creator>
              <dc:date>2020-12-02T22:34:53</dc:date>
            </office:change-info>
            <text:p text:style-name="P49">Многопроцессорность — сила: благодаря ей ОС выполняет разделение памяти и прочих ресурсов между ними и, как следствие:</text:p>
            <text:p text:style-name="P27">а) внезапно упавший процесс не уронит остальные; </text:p>
            <text:p text:style-name="P27">б) если в процессе начал выполняться чужеродный код (например, из-за RCE уязвимости), то он не получит доступ к содержимому памяти в других процессах. </text:p>
            <text:p text:style-name="P27"/>
            <text:p text:style-name="P52"><text:span text:style-name="T30">М</text:span><text:span text:style-name="T2">ногопроцессорность сегодня можно увидеть, например, в браузерах, когда отдельные вкладки выполняются в разных процессах, и упавшая вкладка (из-за js или из-за кривого плагина) тянет за собой не весь браузер, а только себя или еще пару вкладок.</text:span></text:p>
            <text:p text:style-name="P27"/>
            <text:p text:style-name="P52"><text:span text:style-name="T31">Еще важно заметить, что многопроцессорные программы часто потребляют большое количество памяти, что не есть хорошо. IPC (межпроцессное взаимодействие) - довольно сложный с большими накладными расходами процесс. </text:span></text:p>
          </text:deletion>
        </text:changed-region>
        <text:changed-region xml:id="ct94154076005584" text:id="ct94154076005584">
          <text:insertion>
            <office:change-info>
              <dc:creator>Unknown Author</dc:creator>
              <dc:date>2020-12-02T23:29:50</dc:date>
            </office:change-info>
          </text:insertion>
        </text:changed-region>
        <text:changed-region xml:id="ct94154077449520" text:id="ct94154077449520">
          <text:insertion>
            <office:change-info>
              <dc:creator>Unknown Author</dc:creator>
              <dc:date>2020-12-02T23:30:07</dc:date>
            </office:change-info>
          </text:insertion>
        </text:changed-region>
        <text:changed-region xml:id="ct94154175050256" text:id="ct94154175050256">
          <text:insertion>
            <office:change-info>
              <dc:creator>Unknown Author</dc:creator>
              <dc:date>2020-12-02T23:31:00</dc:date>
            </office:change-info>
          </text:insertion>
        </text:changed-region>
        <text:changed-region xml:id="ct94154174972384" text:id="ct94154174972384">
          <text:insertion>
            <office:change-info>
              <dc:creator>Unknown Author</dc:creator>
              <dc:date>2020-12-02T23:32:00</dc:date>
            </office:change-info>
          </text:insertion>
        </text:changed-region>
        <text:changed-region xml:id="ct94154174955024" text:id="ct94154174955024">
          <text:insertion>
            <office:change-info>
              <dc:creator>Unknown Author</dc:creator>
              <dc:date>2020-12-02T23:40:1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Московский Авиационный Институт</text:p>
      <text:p text:style-name="P4">(Национальный Исследовательский Университет)</text:p>
      <text:p text:style-name="P4"/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2">Лабораторная работа №</text:span><text:change text:change-id="ct94154075717136"/><text:change-start text:change-id="ct94154148553616"/><text:span text:style-name="T39">5</text:span><text:change-end text:change-id="ct94154148553616"/></text:p>
      <text:p text:style-name="P6">по курсу «Операционные системы»</text:p>
      <text:p text:style-name="P2"><text:span text:style-name="T14">III</text:span><text:span text:style-name="T12"> Семестр</text:span></text:p>
      <text:p text:style-name="P5"/>
      <text:p text:style-name="P2"><text:span text:style-name="T14">Вариант 1</text:span><text:change text:change-id="ct94154070476592"/><text:change-start text:change-id="ct94154151559520"/><text:span text:style-name="T40">5</text:span><text:change-end text:change-id="ct94154151559520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Студент:</text:p>
          </table:table-cell>
          <table:table-cell table:style-name="Table1.B1" office:value-type="string">
            <text:p text:style-name="P14">Короткевич Л. В.</text:p>
          </table:table-cell>
        </table:table-row>
        <table:table-row table:style-name="Table1.1">
          <table:table-cell table:style-name="Table1.A2" office:value-type="string">
            <text:p text:style-name="P13">Группа:</text:p>
          </table:table-cell>
          <table:table-cell table:style-name="Table1.B2" office:value-type="string">
            <text:p text:style-name="P12">М80-208Б-19</text:p>
          </table:table-cell>
        </table:table-row>
        <table:table-row table:style-name="Table1.1">
          <table:table-cell table:style-name="Table1.A3" office:value-type="string">
            <text:p text:style-name="P13">Преподаватель:</text:p>
          </table:table-cell>
          <table:table-cell table:style-name="Table1.B3" office:value-type="string">
            <text:p text:style-name="P12">Миронов Е.С</text:p>
          </table:table-cell>
        </table:table-row>
        <table:table-row table:style-name="Table1.1">
          <table:table-cell table:style-name="Table1.A4" office:value-type="string">
            <text:p text:style-name="P13">Оценка:</text:p>
          </table:table-cell>
          <table:table-cell table:style-name="Table1.B4" office:value-type="string">
            <text:p text:style-name="P12"/>
          </table:table-cell>
        </table:table-row>
        <table:table-row table:style-name="Table1.1">
          <table:table-cell table:style-name="Table1.A5" office:value-type="string">
            <text:p text:style-name="P13">Дата:</text:p>
          </table:table-cell>
          <table:table-cell table:style-name="Table1.B5" office:value-type="string">
            <text:p text:style-name="P12"/>
          </table:table-cell>
        </table:table-row>
      </table:table>
      <text:p text:style-name="P5"/>
      <text:p text:style-name="P5"/>
      <text:p text:style-name="P5"><text:change text:change-id="ct94154077750128"/></text:p>
      <text:p text:style-name="P4">Москва 2020</text:p>
      <text:p text:style-name="P4"><text:soft-page-break/></text:p>
      <text:p text:style-name="P8">1. Постановка задачи</text:p>
      <text:p text:style-name="P15"><text:change text:change-id="ct94154075294432"/><text:change text:change-id="ct94154149746640"/><text:change text:change-id="ct94154151331888"/><text:change text:change-id="ct94154075695056"/><text:change-start text:change-id="ct94154076510368"/><text:span text:style-name="T25">Тема</text:span>: Динамические библиотеки</text:p>
      <text:p text:style-name="P15"><text:span text:style-name="T25">Цель работы - </text:span><text:span text:style-name="T37">п</text:span>риобретение практических навыков в:</text:p>
      <text:list xml:id="list4031360200" text:style-name="L3">
        <text:list-item>
          <text:p text:style-name="P17">Создани<text:span text:style-name="T37">и</text:span> динамических библиотек</text:p>
        </text:list-item>
        <text:list-item>
          <text:p text:style-name="P17">Создани<text:span text:style-name="T37">и</text:span> программ, которые используют функции динамических библиотек</text:p>
        </text:list-item>
      </text:list>
      <text:p text:style-name="P20">Задание:</text:p>
      <text:p text:style-name="P15">Требуется создать динамические библиотеки, которые реализуют определенный функционал.</text:p>
      <text:p text:style-name="P15">Далее использовать данные библиотеки 2-мя способами:</text:p>
      <text:p text:style-name="P15">1. <text:s text:c="2"/>Во время компиляции (на этапе «линковки»/linking)</text:p>
      <text:p text:style-name="P15">2. Во время исполнения программы. Библиотеки загружаются в память с помощью интерфейса ОС для работы с динамическими библиотеками</text:p>
      <text:p text:style-name="P16">В конечном итоге, в лабораторной работе необходимо получить следующие части:</text:p>
      <text:list xml:id="list1950534868" text:style-name="L4">
        <text:list-item>
          <text:p text:style-name="P19">Динамические библиотеки, реализующие контракты, которые заданы вариантом;</text:p>
        </text:list-item>
        <text:list-item>
          <text:p text:style-name="P18">Тестовая программа (программа №1), которая используют одну из библиотек, используя знания полученные на этапе компиляции;</text:p>
        </text:list-item>
        <text:list-item>
          <text:p text:style-name="P18">Тестовая программа (программа №2), которая загружает библиотеки, используя только их местоположение и контракты.</text:p>
        </text:list-item>
      </text:list>
      <text:p text:style-name="P15">Пользовательский ввод для обоих программ должен быть организован следующим образом:</text:p>
      <text:p text:style-name="P15">1. Если пользователь вводит команду «0», то программа переключает одну реализацию контрактов на другую (необходимо только для программы №2). Можно реализовать лабораторную работу без данной функции, но максимальная оценка в этом случае будет «хорошо»;</text:p>
      <text:p text:style-name="P15">2. «1 arg1 arg2 … argN», 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p>
      <text:p text:style-name="P15">3. «2 arg1 arg2 … argM», где после «2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text:change-end text:change-id="ct94154076510368"/><text:change-start text:change-id="ct94154149544912"/></text:p>
      <text:p text:style-name="P21">Вариант 15: <text:span text:style-name="T48">контракты 2 - расчет производной функции cos(x), 9 – сортировка целочисленного массива.</text:span></text:p>
      <text:p text:style-name="P22"><text:change-end text:change-id="ct94154149544912"/></text:p>
      <text:p text:style-name="P5"><text:soft-page-break/>2. <text:s/>Метод решения<text:change-start text:change-id="ct94154075317552"/></text:p>
      <text:p text:style-name="P5"><text:change-end text:change-id="ct94154075317552"/></text:p>
      <text:p text:style-name="P28">Используемые системные вызовы для выполнения работы:<text:change-start text:change-id="ct94154101007008"/></text:p>
      <text:p text:style-name="P28"><text:change-end text:change-id="ct94154101007008"/><text:change-start text:change-id="ct94154100888768"/></text:p>
      <table:table table:name="Table2" table:style-name="Table2">
        <table:table-column table:style-name="Table2.A"/>
        <table:table-column table:style-name="Table2.B"/>
        <table:table-row table:style-name="TableLine94154207081184">
          <table:table-cell table:style-name="Table2.A1" office:value-type="string">
            <text:p text:style-name="P68">void *dlopen(const char *filename, int flag);</text:p>
          </table:table-cell>
          <table:table-cell table:style-name="Table2.B1" office:value-type="string">
            <text:p text:style-name="P69">dlopen загружает динамическую библиотеку, имя которой указано в строке filename, и возвращает прямой указатель на начало динамической библиотеки.</text:p>
          </table:table-cell>
        </table:table-row>
        <table:table-row table:style-name="TableLine94154207081184">
          <table:table-cell table:style-name="Table2.A2" office:value-type="string">
            <text:p text:style-name="P68">int dlclose(void *handle);</text:p>
          </table:table-cell>
          <table:table-cell table:style-name="Table2.B2" office:value-type="string">
            <text:p text:style-name="P69">dlclose уменьшает на единицу счетчик ссылок на указатель динамической библиотеки handle. </text:p>
          </table:table-cell>
        </table:table-row>
        <table:table-row table:style-name="TableLine94154207081184">
          <table:table-cell table:style-name="Table2.A2" office:value-type="string">
            <text:p text:style-name="P68">void *dlsym(void *handle, char *symbol);</text:p>
          </table:table-cell>
          <table:table-cell table:style-name="Table2.B2" office:value-type="string">
            <text:p text:style-name="P69">dlsym использует указатель на динамическую библиотеку, возвращаемую dlopen, и оканчивающееся нулем символьное имя, а затем возвращает адрес, указывающий, откуда загружается этот символ. </text:p>
          </table:table-cell>
        </table:table-row>
      </table:table>
      <text:p text:style-name="P28"><text:change-end text:change-id="ct94154100888768"/><text:change-start text:change-id="ct94154150315136"/></text:p>
      <text:p text:style-name="P63"><text:change-end text:change-id="ct94154150315136"/><text:change text:change-id="ct94154206260704"/><text:change-start text:change-id="ct94154075592320"/><text:span text:style-name="T28">С</text:span><text:span text:style-name="T5">оздание и применение shared library</text:span><text:change-end text:change-id="ct94154075592320"/><text:change text:change-id="ct94154077391392"/><text:change text:change-id="ct94154153356224"/><text:change-start text:change-id="ct94154126827824"/><text:span text:style-name="T5"> </text:span><text:span text:style-name="T7">на примере Solyanka1</text:span><text:change-end text:change-id="ct94154126827824"/><text:change-start text:change-id="ct94154075790000"/><text:span text:style-name="T5">:</text:span></text:p>
      <text:p text:style-name="P64"><text:change-end text:change-id="ct94154075790000"/><text:change-start text:change-id="ct94154173875792"/><text:span text:style-name="T28">1. Необходимо описать функции в Solyanka1.c, прототипы в Solyanka1.h</text:span></text:p>
      <text:p text:style-name="P64"><text:span text:style-name="T28">2. Далее – получить объектник Solyanka1.o:</text:span></text:p>
      <text:p text:style-name="P58">gcc -fPIC -c Solyanka1.c -o Solyanka1.o<text:change-end text:change-id="ct94154173875792"/><text:change-start text:change-id="ct94154173881568"/> </text:p>
      <text:p text:style-name="P59">* <text:change-end text:change-id="ct94154173881568"/><text:change-start text:change-id="ct94154153250880"/>-fPIC – Position Independent Code</text:p>
      <text:p text:style-name="P59">* -g для добавления дебаг-информации</text:p>
      <text:p text:style-name="P59">* -c — чтобы создать только файл библиотеки, без вызова линкера</text:p>
      <text:p text:style-name="P60"><text:change-end text:change-id="ct94154153250880"/><text:change-start text:change-id="ct94154173089728"/>3. Теперь создаем общую библиотеку Solyanka1.<text:change-end text:change-id="ct94154173089728"/><text:change-start text:change-id="ct94154076472016"/>so:</text:p>
      <text:p text:style-name="P61">gcc -shared Solyanka1.o -o libSolyanka1.so</text:p>
      <text:p text:style-name="P60">* -shared – тип библиотеки – общая</text:p>
      <text:p text:style-name="P60">* -o – сохранить результат в Solyanka1.so</text:p>
      <text:p text:style-name="P60">4. <text:change-end text:change-id="ct94154076472016"/><text:change-start text:change-id="ct94154153373200"/><text:span text:style-name="T50">Собираем программу:</text:span></text:p>
      <text:p text:style-name="P61">gcc main1.c -L. -lSolyanka1 -o main1<text:change-end text:change-id="ct94154153373200"/><text:change-start text:change-id="ct94154075438944"/></text:p>
      <text:p text:style-name="P65"><text:change-end text:change-id="ct94154075438944"/><text:change-start text:change-id="ct94154075639104"/><text:span text:style-name="T8">* -</text:span><text:span text:style-name="T9">lSolyanka1 – ук</text:span><text:change-end text:change-id="ct94154075639104"/><text:change-start text:change-id="ct94154126819760"/><text:span text:style-name="T9">азываем название библиотеки</text:span></text:p>
      <text:p text:style-name="P65"><text:span text:style-name="T9">* -L. — путь, по которому необходимо искать файл библиотеки </text:span><text:span text:style-name="T29">–</text:span><text:span text:style-name="T9"> ./</text:span><text:change-end text:change-id="ct94154126819760"/><text:change-start text:change-id="ct94154100893744"/></text:p>
      <text:p text:style-name="P65"><text:span text:style-name="T9">5. Добавляем текущий каталог в $LD_LIBRARY_PATH:</text:span></text:p>
      <text:p text:style-name="P65"><text:span text:style-name="T10">export LD_LIBRARY_PATH=$LD_LIBRARY_PATH:.</text:span><text:change-end text:change-id="ct94154100893744"/><text:change text:change-id="ct94154173768848"/><text:change-start text:change-id="ct94154206793504"/></text:p>
      <text:p text:style-name="P23"><text:change-end text:change-id="ct94154206793504"/></text:p>
      <text:p text:style-name="P6">3. Тестирование</text:p>
      <text:p text:style-name="Standard_20__28_user_29_"><text:change text:change-id="ct94154173691888"/><text:change-start text:change-id="ct94154149981056"/><text:span text:style-name="T1">[leo@pc final]$ make</text:span></text:p>
      <text:p text:style-name="P3">gcc -fPIC -c Solyanka1.c -o Solyanka1.o</text:p>
      <text:p text:style-name="P3">gcc -shared Solyanka1.o -o libSolyanka1.so</text:p>
      <text:p text:style-name="P3">gcc main1.c -L. -lSolyanka1 -o main1</text:p>
      <text:p text:style-name="P3">gcc -fPIC -c Solyanka2.c -o Solyanka2.o</text:p>
      <text:p text:style-name="P3">gcc -shared Solyanka2.o -o libSolyanka2.so</text:p>
      <text:p text:style-name="P3">gcc main2.c -ldl -o main2</text:p>
      <text:p text:style-name="P3">[leo@pc final]$ export LD_LIBRARY_PATH=$LD_LIBRARY_PATH:.</text:p>
      <text:p text:style-name="P3">[leo@pc final]$ ./main1</text:p>
      <text:p text:style-name="P3">Enter function type: 1</text:p>
      <text:p text:style-name="P3">Enter x: 3.1415</text:p>
      <text:p text:style-name="P3">Enter dx: 0.001</text:p>
      <text:p text:style-name="P3">0.000536</text:p>
      <text:p text:style-name="P3">Enter function type: 2</text:p>
      <text:p text:style-name="P3"><text:soft-page-break/>Enter number of elements: 10</text:p>
      <text:p text:style-name="P3">Enter 10 elements to sort: 0 1 3 5 2 1 3 4 5 5</text:p>
      <text:p text:style-name="P3">Sorted array: 0 1 1 2 3 3 4 5 5 5 Enter function type: [leo@pc final]$ </text:p>
      <text:p text:style-name="P3">[leo@pc final]$ ./main2</text:p>
      <text:p text:style-name="P3">Enter function type: 0</text:p>
      <text:p text:style-name="P3">Implementations switched. Enter function type again: 1</text:p>
      <text:p text:style-name="P3">Enter x: 3.14</text:p>
      <text:p text:style-name="P3">Enter dx: 0.01</text:p>
      <text:p text:style-name="P3">-0.001591</text:p>
      <text:p text:style-name="P3">Enter function type: 0</text:p>
      <text:p text:style-name="P3">Implementations switched. Enter function type again: 1</text:p>
      <text:p text:style-name="P3">Enter x: 3.14</text:p>
      <text:p text:style-name="P3">Enter dx: 0.01</text:p>
      <text:p text:style-name="P3">0.003392</text:p>
      <text:p text:style-name="P3">Enter function type: 2</text:p>
      <text:p text:style-name="P3">Enter number of elements: 3 </text:p>
      <text:p text:style-name="P3">Enter 3 elements to sort: 3 1 2</text:p>
      <text:p text:style-name="P3">Sorted array: 1 2 3 Enter function type: 0</text:p>
      <text:p text:style-name="P3">Implementations switched. Enter function type again: 2</text:p>
      <text:p text:style-name="P3">Enter number of elements: 5</text:p>
      <text:p text:style-name="P3">Enter 5 elements to sort: 0 1 4 2 -3</text:p>
      <text:p text:style-name="P3">Sorted array: -3 0 1 2 4<text:change-end text:change-id="ct94154149981056"/></text:p>
      <text:p text:style-name="P1"/>
      <text:p text:style-name="P1"><text:change text:change-id="ct94154174863408"/></text:p>
      <text:p text:style-name="P2"><text:change text:change-id="ct94154176199472"/><text:change-start text:change-id="ct94154150065344"/><text:span text:style-name="T24">strace, </text:span><text:change-end text:change-id="ct94154150065344"/><text:change-start text:change-id="ct94154206512416"/><text:span text:style-name="T47">l</text:span><text:change-end text:change-id="ct94154206512416"/><text:span text:style-name="T23">trace</text:span><text:span text:style-name="T25">:</text:span><text:change text:change-id="ct94154149935408"/><text:change text:change-id="ct94154160779008"/></text:p>
      <text:p text:style-name="P29"><text:change-start text:change-id="ct94154175148224"/>Отображение всех вызовов – <text:span text:style-name="T51">Strace</text:span>:</text:p>
      <text:p text:style-name="P30"><text:change-end text:change-id="ct94154175148224"/><text:change-start text:change-id="ct94154176224800"/>[leo@pc final]$ strace -f ./main2</text:p>
      <text:p text:style-name="P30">execve("./main2", ["./main2"], 0x7fffca8a66f8 /* 70 vars */) = 0</text:p>
      <text:p text:style-name="P30">brk(NULL) <text:s text:c="30"/>= 0x556e3492f000</text:p>
      <text:p text:style-name="P30">arch_prctl(0x3001 /* ARCH_??? */, 0x7ffd75fb18b0) = -1 EINVAL (Invalid argument)</text:p>
      <text:p text:style-name="P30">access("/etc/ld.so.preload", R_OK) <text:s text:c="5"/>= -1 ENOENT (No such file or directory)</text:p>
      <text:p text:style-name="P30">openat(AT_FDCWD, "tls/haswell/x86_64/libdl.so.2", O_RDONLY|O_CLOEXEC) = -1 ENOENT (No such file or directory)</text:p>
      <text:p text:style-name="P30">openat(AT_FDCWD, "tls/haswell/libdl.so.2", O_RDONLY|O_CLOEXEC) = -1 ENOENT (No such file or directory)</text:p>
      <text:p text:style-name="P30">openat(AT_FDCWD, "tls/x86_64/libdl.so.2", O_RDONLY|O_CLOEXEC) = -1 ENOENT (No such file or directory)</text:p>
      <text:p text:style-name="P30">openat(AT_FDCWD, "tls/libdl.so.2", O_RDONLY|O_CLOEXEC) = -1 ENOENT (No such file or directory)</text:p>
      <text:p text:style-name="P30">openat(AT_FDCWD, "haswell/x86_64/libdl.so.2", O_RDONLY|O_CLOEXEC) = -1 ENOENT (No such file or directory)</text:p>
      <text:p text:style-name="P30">openat(AT_FDCWD, "haswell/libdl.so.2", O_RDONLY|O_CLOEXEC) = -1 ENOENT (No such file or directory)</text:p>
      <text:p text:style-name="P30">openat(AT_FDCWD, "x86_64/libdl.so.2", O_RDONLY|O_CLOEXEC) = -1 ENOENT (No such file or directory)</text:p>
      <text:p text:style-name="P30">openat(AT_FDCWD, "libdl.so.2", O_RDONLY|O_CLOEXEC) = -1 ENOENT (No such file or directory)</text:p>
      <text:p text:style-name="P30"><text:soft-page-break/>openat(AT_FDCWD, "./tls/haswell/x86_64/libdl.so.2", O_RDONLY|O_CLOEXEC) = -1 ENOENT (No such file or directory)</text:p>
      <text:p text:style-name="P30">openat(AT_FDCWD, "./tls/haswell/libdl.so.2", O_RDONLY|O_CLOEXEC) = -1 ENOENT (No such file or directory)</text:p>
      <text:p text:style-name="P30">openat(AT_FDCWD, "./tls/x86_64/libdl.so.2", O_RDONLY|O_CLOEXEC) = -1 ENOENT (No such file or directory)</text:p>
      <text:p text:style-name="P30">openat(AT_FDCWD, "./tls/libdl.so.2", O_RDONLY|O_CLOEXEC) = -1 ENOENT (No such file or directory)</text:p>
      <text:p text:style-name="P30">openat(AT_FDCWD, "./haswell/x86_64/libdl.so.2", O_RDONLY|O_CLOEXEC) = -1 ENOENT (No such file or directory)</text:p>
      <text:p text:style-name="P30">openat(AT_FDCWD, "./haswell/libdl.so.2", O_RDONLY|O_CLOEXEC) = -1 ENOENT (No such file or directory)</text:p>
      <text:p text:style-name="P30">openat(AT_FDCWD, "./x86_64/libdl.so.2", O_RDONLY|O_CLOEXEC) = -1 ENOENT (No such file or directory)</text:p>
      <text:p text:style-name="P30">openat(AT_FDCWD, "./libdl.so.2", O_RDONLY|O_CLOEXEC) = -1 ENOENT (No such file or directory)</text:p>
      <text:p text:style-name="P30">openat(AT_FDCWD, "/etc/ld.so.cache", O_RDONLY|O_CLOEXEC) = 6</text:p>
      <text:p text:style-name="P30">fstat(6, {st_mode=S_IFREG|0644, st_size=221255, ...}) = 0</text:p>
      <text:p text:style-name="P30">mmap(NULL, 221255, PROT_READ, MAP_PRIVATE, 6, 0) = 0x7f555515f000</text:p>
      <text:p text:style-name="P30">close(6) <text:s text:c="31"/>= 0</text:p>
      <text:p text:style-name="P30">openat(AT_FDCWD, "/usr/lib/libdl.so.2", O_RDONLY|O_CLOEXEC) = 6</text:p>
      <text:p text:style-name="P30">read(6, "\177ELF\2\1\1\0\0\0\0\0\0\0\0\0\3\0&gt;\0\1\0\0\0\20\22\0\0\0\0\0\0"..., 832) = 832</text:p>
      <text:p text:style-name="P30">fstat(6, {st_mode=S_IFREG|0755, st_size=18608, ...}) = 0</text:p>
      <text:p text:style-name="P30">mmap(NULL, 8192, PROT_READ|PROT_WRITE, MAP_PRIVATE|MAP_ANONYMOUS, -1, 0) = 0x7f555515d000</text:p>
      <text:p text:style-name="P30">mmap(NULL, 20624, PROT_READ, MAP_PRIVATE|MAP_DENYWRITE, 6, 0) = 0x7f5555157000</text:p>
      <text:p text:style-name="P30">mmap(0x7f5555158000, 8192, PROT_READ|PROT_EXEC, MAP_PRIVATE|MAP_FIXED|MAP_DENYWRITE, 6, 0x1000) = 0x7f5555158000</text:p>
      <text:p text:style-name="P30">mmap(0x7f555515a000, 4096, PROT_READ, MAP_PRIVATE|MAP_FIXED|MAP_DENYWRITE, 6, 0x3000) = 0x7f555515a000</text:p>
      <text:p text:style-name="P30">mmap(0x7f555515b000, 8192, PROT_READ|PROT_WRITE, MAP_PRIVATE|MAP_FIXED|MAP_DENYWRITE, 6, 0x3000) = 0x7f555515b000</text:p>
      <text:p text:style-name="P30">close(6) <text:s text:c="31"/>= 0</text:p>
      <text:p text:style-name="P30">openat(AT_FDCWD, "tls/haswell/x86_64/libc.so.6", O_RDONLY|O_CLOEXEC) = -1 ENOENT (No such file or directory)</text:p>
      <text:p text:style-name="P30">openat(AT_FDCWD, "tls/haswell/libc.so.6", O_RDONLY|O_CLOEXEC) = -1 ENOENT (No such file or directory)</text:p>
      <text:p text:style-name="P30">openat(AT_FDCWD, "tls/x86_64/libc.so.6", O_RDONLY|O_CLOEXEC) = -1 ENOENT (No such file or directory)</text:p>
      <text:p text:style-name="P30">openat(AT_FDCWD, "tls/libc.so.6", O_RDONLY|O_CLOEXEC) = -1 ENOENT (No such file or directory)</text:p>
      <text:p text:style-name="P30">openat(AT_FDCWD, "haswell/x86_64/libc.so.6", O_RDONLY|O_CLOEXEC) = -1 ENOENT (No such file or directory)</text:p>
      <text:p text:style-name="P30"><text:soft-page-break/>openat(AT_FDCWD, "haswell/libc.so.6", O_RDONLY|O_CLOEXEC) = -1 ENOENT (No such file or directory)</text:p>
      <text:p text:style-name="P30">openat(AT_FDCWD, "x86_64/libc.so.6", O_RDONLY|O_CLOEXEC) = -1 ENOENT (No such file or directory)</text:p>
      <text:p text:style-name="P30">openat(AT_FDCWD, "libc.so.6", O_RDONLY|O_CLOEXEC) = -1 ENOENT (No such file or directory)</text:p>
      <text:p text:style-name="P30">openat(AT_FDCWD, "./tls/haswell/x86_64/libc.so.6", O_RDONLY|O_CLOEXEC) = -1 ENOENT (No such file or directory)</text:p>
      <text:p text:style-name="P30">openat(AT_FDCWD, "./tls/haswell/libc.so.6", O_RDONLY|O_CLOEXEC) = -1 ENOENT (No such file or directory)</text:p>
      <text:p text:style-name="P30">openat(AT_FDCWD, "./tls/x86_64/libc.so.6", O_RDONLY|O_CLOEXEC) = -1 ENOENT (No such file or directory)</text:p>
      <text:p text:style-name="P30">openat(AT_FDCWD, "./tls/libc.so.6", O_RDONLY|O_CLOEXEC) = -1 ENOENT (No such file or directory)</text:p>
      <text:p text:style-name="P30">openat(AT_FDCWD, "./haswell/x86_64/libc.so.6", O_RDONLY|O_CLOEXEC) = -1 ENOENT (No such file or directory)</text:p>
      <text:p text:style-name="P30">openat(AT_FDCWD, "./haswell/libc.so.6", O_RDONLY|O_CLOEXEC) = -1 ENOENT (No such file or directory)</text:p>
      <text:p text:style-name="P30">openat(AT_FDCWD, "./x86_64/libc.so.6", O_RDONLY|O_CLOEXEC) = -1 ENOENT (No such file or directory)</text:p>
      <text:p text:style-name="P30">openat(AT_FDCWD, "./libc.so.6", O_RDONLY|O_CLOEXEC) = -1 ENOENT (No such file or directory)</text:p>
      <text:p text:style-name="P30">openat(AT_FDCWD, "/usr/lib/libc.so.6", O_RDONLY|O_CLOEXEC) = 6</text:p>
      <text:p text:style-name="P30">read(6, "\177ELF\2\1\1\3\0\0\0\0\0\0\0\0\3\0&gt;\0\1\0\0\0\220\202\2\0\0\0\0\0"..., 832) = 832</text:p>
      <text:p text:style-name="P30">pread64(6, "\6\0\0\0\4\0\0\0@\0\0\0\0\0\0\0@\0\0\0\0\0\0\0@\0\0\0\0\0\0\0"..., 784, 64) = 784</text:p>
      <text:p text:style-name="P30">pread64(6, "\4\0\0\0\20\0\0\0\5\0\0\0GNU\0\2\0\0\300\4\0\0\0\3\0\0\0\0\0\0\0", 32, 848) = 32</text:p>
      <text:p text:style-name="P30">pread64(6, "\4\0\0\0\24\0\0\0\3\0\0\0GNU\0\207\360\21\247\344\314?\306\nT\320\323\335i\16t"..., 68, 880) = 68</text:p>
      <text:p text:style-name="P30">fstat(6, {st_mode=S_IFREG|0755, st_size=2159552, ...}) = 0</text:p>
      <text:p text:style-name="P30">pread64(6, "\6\0\0\0\4\0\0\0@\0\0\0\0\0\0\0@\0\0\0\0\0\0\0@\0\0\0\0\0\0\0"..., 784, 64) = 784</text:p>
      <text:p text:style-name="P30">mmap(NULL, 1868448, PROT_READ, MAP_PRIVATE|MAP_DENYWRITE, 6, 0) = 0x7f5554f8e000</text:p>
      <text:p text:style-name="P30">mmap(0x7f5554fb4000, 1363968, PROT_READ|PROT_EXEC, MAP_PRIVATE|MAP_FIXED|MAP_DENYWRITE, 6, 0x26000) = 0x7f5554fb4000</text:p>
      <text:p text:style-name="P30">mmap(0x7f5555101000, 311296, PROT_READ, MAP_PRIVATE|MAP_FIXED|MAP_DENYWRITE, 6, 0x173000) = 0x7f5555101000</text:p>
      <text:p text:style-name="P30">mmap(0x7f555514d000, 24576, PROT_READ|PROT_WRITE, MAP_PRIVATE|MAP_FIXED|MAP_DENYWRITE, 6, 0x1be000) = 0x7f555514d000</text:p>
      <text:p text:style-name="P30">mmap(0x7f5555153000, 12960, PROT_READ|PROT_WRITE, MAP_PRIVATE|MAP_FIXED|MAP_ANONYMOUS, -1, 0) = 0x7f5555153000</text:p>
      <text:p text:style-name="P30">close(6) <text:s text:c="31"/>= 0</text:p>
      <text:p text:style-name="P30"><text:soft-page-break/>mmap(NULL, 12288, PROT_READ|PROT_WRITE, MAP_PRIVATE|MAP_ANONYMOUS, -1, 0) = 0x7f5554f8b000</text:p>
      <text:p text:style-name="P30">arch_prctl(ARCH_SET_FS, 0x7f5554f8b740) = 0</text:p>
      <text:p text:style-name="P30">mprotect(0x7f555514d000, 12288, PROT_READ) = 0</text:p>
      <text:p text:style-name="P30">mprotect(0x7f555515b000, 4096, PROT_READ) = 0</text:p>
      <text:p text:style-name="P30">mprotect(0x556e34784000, 4096, PROT_READ) = 0</text:p>
      <text:p text:style-name="P30">mprotect(0x7f55551c2000, 4096, PROT_READ) = 0</text:p>
      <text:p text:style-name="P30">munmap(0x7f555515f000, 221255) <text:s text:c="9"/>= 0</text:p>
      <text:p text:style-name="P30">fstat(1, {st_mode=S_IFCHR|0620, st_rdev=makedev(0x88, 0x2), ...}) = 0</text:p>
      <text:p text:style-name="P30">brk(NULL) <text:s text:c="30"/>= 0x556e3492f000</text:p>
      <text:p text:style-name="P30">brk(0x556e34950000) <text:s text:c="20"/>= 0x556e34950000</text:p>
      <text:p text:style-name="P30">fstat(0, {st_mode=S_IFCHR|0620, st_rdev=makedev(0x88, 0x2), ...}) = 0</text:p>
      <text:p text:style-name="P30">write(1, "Enter function type: ", 21Enter function type: ) <text:s text:c="2"/>= 21</text:p>
      <text:p text:style-name="P30">read(0, 1</text:p>
      <text:p text:style-name="P30">"1\n", 1024) <text:s text:c="19"/>= 2</text:p>
      <text:p text:style-name="P30">openat(AT_FDCWD, "tls/haswell/x86_64/libSolyanka1.so", O_RDONLY|O_CLOEXEC) = -1 ENOENT (No such file or directory)</text:p>
      <text:p text:style-name="P30">openat(AT_FDCWD, "tls/haswell/libSolyanka1.so", O_RDONLY|O_CLOEXEC) = -1 ENOENT (No such file or directory)</text:p>
      <text:p text:style-name="P30">openat(AT_FDCWD, "tls/x86_64/libSolyanka1.so", O_RDONLY|O_CLOEXEC) = -1 ENOENT (No such file or directory)</text:p>
      <text:p text:style-name="P30">openat(AT_FDCWD, "tls/libSolyanka1.so", O_RDONLY|O_CLOEXEC) = -1 ENOENT (No such file or directory)</text:p>
      <text:p text:style-name="P30">openat(AT_FDCWD, "haswell/x86_64/libSolyanka1.so", O_RDONLY|O_CLOEXEC) = -1 ENOENT (No such file or directory)</text:p>
      <text:p text:style-name="P30">openat(AT_FDCWD, "haswell/libSolyanka1.so", O_RDONLY|O_CLOEXEC) = -1 ENOENT (No such file or directory)</text:p>
      <text:p text:style-name="P30">openat(AT_FDCWD, "x86_64/libSolyanka1.so", O_RDONLY|O_CLOEXEC) = -1 ENOENT (No such file or directory)</text:p>
      <text:p text:style-name="P30">openat(AT_FDCWD, "libSolyanka1.so", O_RDONLY|O_CLOEXEC) = 6</text:p>
      <text:p text:style-name="P30">read(6, "\177ELF\2\1\1\0\0\0\0\0\0\0\0\0\3\0&gt;\0\1\0\0\0\220\20\0\0\0\0\0\0"..., 832) = 832</text:p>
      <text:p text:style-name="P30">fstat(6, {st_mode=S_IFREG|0755, st_size=16176, ...}) = 0</text:p>
      <text:p text:style-name="P30">getcwd("/home/leo/programming/University/OS/Lab5/final", 128) = 47</text:p>
      <text:p text:style-name="P30">mmap(NULL, 16472, PROT_READ, MAP_PRIVATE|MAP_DENYWRITE, 6, 0) = 0x7f5555191000</text:p>
      <text:p text:style-name="P30">mmap(0x7f5555192000, 4096, PROT_READ|PROT_EXEC, MAP_PRIVATE|MAP_FIXED|MAP_DENYWRITE, 6, 0x1000) = 0x7f5555192000</text:p>
      <text:p text:style-name="P30">mmap(0x7f5555193000, 4096, PROT_READ, MAP_PRIVATE|MAP_FIXED|MAP_DENYWRITE, 6, 0x2000) = 0x7f5555193000</text:p>
      <text:p text:style-name="P30">mmap(0x7f5555194000, 8192, PROT_READ|PROT_WRITE, MAP_PRIVATE|MAP_FIXED|MAP_DENYWRITE, 6, 0x2000) = 0x7f5555194000</text:p>
      <text:p text:style-name="P30">close(6) <text:s text:c="31"/>= 0</text:p>
      <text:p text:style-name="P30">mprotect(0x7f5555194000, 4096, PROT_READ) = 0</text:p>
      <text:p text:style-name="P30">write(1, "Enter x: ", 9Enter x: ) <text:s text:c="15"/>= 9</text:p>
      <text:p text:style-name="P30"><text:soft-page-break/>read(0, 3.14</text:p>
      <text:p text:style-name="P30">"3.14\n", 1024) <text:s text:c="16"/>= 5</text:p>
      <text:p text:style-name="P30">write(1, "Enter dx: ", 10Enter dx: ) <text:s text:c="13"/>= 10</text:p>
      <text:p text:style-name="P30">read(0, 0.01</text:p>
      <text:p text:style-name="P30">"0.01\n", 1024) <text:s text:c="16"/>= 5</text:p>
      <text:p text:style-name="P30">write(1, "0.003392\n", 90.003392</text:p>
      <text:p text:style-name="P30">) <text:s text:c="14"/>= 9</text:p>
      <text:p text:style-name="P30">write(1, "Enter function type: ", 21Enter function type: ) <text:s text:c="2"/>= 21</text:p>
      <text:p text:style-name="P30">read(0, 0</text:p>
      <text:p text:style-name="P30">"0\n", 1024) <text:s text:c="19"/>= 2</text:p>
      <text:p text:style-name="P30">munmap(0x7f5555191000, 16472) <text:s text:c="10"/>= 0</text:p>
      <text:p text:style-name="P30">write(1, "Implementations switched. Enter "..., 53Implementations switched. Enter function type again: ) = 53</text:p>
      <text:p text:style-name="P30">read(0, 1</text:p>
      <text:p text:style-name="P30">"1\n", 1024) <text:s text:c="19"/>= 2</text:p>
      <text:p text:style-name="P30">openat(AT_FDCWD, "tls/haswell/x86_64/libSolyanka2.so", O_RDONLY|O_CLOEXEC) = -1 ENOENT (No such file or directory)</text:p>
      <text:p text:style-name="P30">openat(AT_FDCWD, "tls/haswell/libSolyanka2.so", O_RDONLY|O_CLOEXEC) = -1 ENOENT (No such file or directory)</text:p>
      <text:p text:style-name="P30">openat(AT_FDCWD, "tls/x86_64/libSolyanka2.so", O_RDONLY|O_CLOEXEC) = -1 ENOENT (No such file or directory)</text:p>
      <text:p text:style-name="P30">openat(AT_FDCWD, "tls/libSolyanka2.so", O_RDONLY|O_CLOEXEC) = -1 ENOENT (No such file or directory)</text:p>
      <text:p text:style-name="P30">openat(AT_FDCWD, "haswell/x86_64/libSolyanka2.so", O_RDONLY|O_CLOEXEC) = -1 ENOENT (No such file or directory)</text:p>
      <text:p text:style-name="P30">openat(AT_FDCWD, "haswell/libSolyanka2.so", O_RDONLY|O_CLOEXEC) = -1 ENOENT (No such file or directory)</text:p>
      <text:p text:style-name="P30">openat(AT_FDCWD, "x86_64/libSolyanka2.so", O_RDONLY|O_CLOEXEC) = -1 ENOENT (No such file or directory)</text:p>
      <text:p text:style-name="P30">openat(AT_FDCWD, "libSolyanka2.so", O_RDONLY|O_CLOEXEC) = 6</text:p>
      <text:p text:style-name="P30">read(6, "\177ELF\2\1\1\0\0\0\0\0\0\0\0\0\3\0&gt;\0\1\0\0\0\200\20\0\0\0\0\0\0"..., 832) = 832</text:p>
      <text:p text:style-name="P30">fstat(6, {st_mode=S_IFREG|0755, st_size=16096, ...}) = 0</text:p>
      <text:p text:style-name="P30">getcwd("/home/leo/programming/University/OS/Lab5/final", 128) = 47</text:p>
      <text:p text:style-name="P30">mmap(NULL, 16464, PROT_READ, MAP_PRIVATE|MAP_DENYWRITE, 6, 0) = 0x7f5555191000</text:p>
      <text:p text:style-name="P30">mmap(0x7f5555192000, 4096, PROT_READ|PROT_EXEC, MAP_PRIVATE|MAP_FIXED|MAP_DENYWRITE, 6, 0x1000) = 0x7f5555192000</text:p>
      <text:p text:style-name="P30">mmap(0x7f5555193000, 4096, PROT_READ, MAP_PRIVATE|MAP_FIXED|MAP_DENYWRITE, 6, 0x2000) = 0x7f5555193000</text:p>
      <text:p text:style-name="P30">mmap(0x7f5555194000, 8192, PROT_READ|PROT_WRITE, MAP_PRIVATE|MAP_FIXED|MAP_DENYWRITE, 6, 0x2000) = 0x7f5555194000</text:p>
      <text:p text:style-name="P30">close(6) <text:s text:c="31"/>= 0</text:p>
      <text:p text:style-name="P30">mprotect(0x7f5555194000, 4096, PROT_READ) = 0</text:p>
      <text:p text:style-name="P30">write(1, "Enter x: ", 9Enter x: ) <text:s text:c="15"/>= 9</text:p>
      <text:p text:style-name="P30"><text:soft-page-break/>read(0, 3.14</text:p>
      <text:p text:style-name="P30">"3.14\n", 1024) <text:s text:c="16"/>= 5</text:p>
      <text:p text:style-name="P30">write(1, "Enter dx: ", 10Enter dx: ) <text:s text:c="13"/>= 10</text:p>
      <text:p text:style-name="P30">read(0, 0.01</text:p>
      <text:p text:style-name="P30">"0.01\n", 1024) <text:s text:c="16"/>= 5</text:p>
      <text:p text:style-name="P30">write(1, "-0.001591\n", 10-0.001591</text:p>
      <text:p text:style-name="P30">) <text:s text:c="12"/>= 10</text:p>
      <text:p text:style-name="P30">write(1, "Enter function type: ", 21Enter function type: ) <text:s text:c="2"/>= 21</text:p>
      <text:p text:style-name="P30">read(0, "", 1024) <text:s text:c="22"/>= 0</text:p>
      <text:p text:style-name="P30">munmap(0x7f5555191000, 16464) <text:s text:c="10"/>= 0</text:p>
      <text:p text:style-name="P30">exit_group(0) <text:s text:c="26"/>= ?</text:p>
      <text:p text:style-name="P30">+++ exited with 0 +++<text:change-end text:change-id="ct94154176224800"/></text:p>
      <text:p text:style-name="P11">Отображение всех вызовов<text:change-start text:change-id="ct94154174865504"/> -- <text:span text:style-name="T51">ltrace</text:span><text:change-end text:change-id="ct94154174865504"/>:</text:p>
      <text:p text:style-name="P34"><text:change text:change-id="ct94154075866176"/><text:change-start text:change-id="ct94154075943984"/>[leo@pc final]$ ltrace ./main1</text:p>
      <text:p text:style-name="P34">printf("Enter function type: ") <text:s text:c="89"/>= 21</text:p>
      <text:p text:style-name="P34">__isoc99_scanf(0x55913d3ed043, 0x7ffc99264b40, 0, 0Enter function type: 1</text:p>
      <text:p text:style-name="P34">) <text:s text:c="68"/>= 1</text:p>
      <text:p text:style-name="P34">printf("Enter x: ") <text:s text:c="101"/>= 9</text:p>
      <text:p text:style-name="P34">__isoc99_scanf(0x55913d3ed016, 0x7ffc99264b44, 0, 0Enter x: 3.14</text:p>
      <text:p text:style-name="P34">) <text:s text:c="68"/>= 1</text:p>
      <text:p text:style-name="P34">printf("Enter dx: ") <text:s text:c="100"/>= 10</text:p>
      <text:p text:style-name="P34">__isoc99_scanf(0x55913d3ed016, 0x7ffc99264b48, 0, 0Enter dx: 0.01</text:p>
      <text:p text:style-name="P34">) <text:s text:c="68"/>= 1</text:p>
      <text:p text:style-name="P34">printf("%f\n", 0.0033920.003392</text:p>
      <text:p text:style-name="P34">) <text:s text:c="96"/>= 9</text:p>
      <text:p text:style-name="P34">printf("Enter function type: ") <text:s text:c="89"/>= 21</text:p>
      <text:p text:style-name="P34">__isoc99_scanf(0x55913d3ed043, 0x7ffc99264b40, 0, 0Enter function type: ) <text:s text:c="68"/>= 0xffffffff</text:p>
      <text:p text:style-name="P34">+++ exited (status 0) +++<text:change-end text:change-id="ct94154075943984"/><text:change text:change-id="ct94154075835104"/><text:change text:change-id="ct94154075912752"/><text:change text:change-id="ct94154174139504"/><text:change-start text:change-id="ct94154173198624"/></text:p>
      <text:p text:style-name="P39"><text:change-end text:change-id="ct94154173198624"/><text:change text:change-id="ct94154175651728"/><text:change text:change-id="ct94154075915120"/><text:change text:change-id="ct94154175390864"/><text:change text:change-id="ct94154075918496"/><text:change text:change-id="ct94154175391104"/><text:change text:change-id="ct94154075920048"/><text:change text:change-id="ct94154174136896"/><text:change text:change-id="ct94154075920848"/><text:change text:change-id="ct94154075920288"/><text:change text:change-id="ct94154075921728"/><text:change text:change-id="ct94154075920528"/><text:change text:change-id="ct94154075933744"/><text:change text:change-id="ct94154075928560"/><text:change text:change-id="ct94154075935104"/><text:change text:change-id="ct94154076798240"/><text:change text:change-id="ct94154075937104"/><text:change-start text:change-id="ct94154160757696"/>------------------------------------------------------------------------------------------------------------------------<text:change-end text:change-id="ct94154160757696"/><text:change-start text:change-id="ct94154173871856"/></text:p>
      <text:p text:style-name="P39"><text:change-end text:change-id="ct94154173871856"/><text:change-start text:change-id="ct94154126861264"/>[leo@pc final]$ ltrace ./main2 </text:p>
      <text:p text:style-name="P39">printf("Enter function type: ") <text:s text:c="89"/>= 21</text:p>
      <text:p text:style-name="P39">__isoc99_scanf(0x55cd6c98803e, 0x7ffefff95e14, 0, 0Enter function type: 1</text:p>
      <text:p text:style-name="P39">) <text:s text:c="68"/>= 1</text:p>
      <text:p text:style-name="P39">dlopen("libSolyanka1.so", 1) <text:s text:c="92"/>= 0x55cd6d75aae0</text:p>
      <text:p text:style-name="P39">dlsym(0x55cd6d75aae0, "sort") <text:s text:c="91"/>= 0x7f8c52484449</text:p>
      <text:p text:style-name="P39">dlsym(0x55cd6d75aae0, "der") <text:s text:c="92"/>= 0x7f8c52484287</text:p>
      <text:p text:style-name="P39">printf("Enter x: ") <text:s text:c="101"/>= 9</text:p>
      <text:p text:style-name="P39">__isoc99_scanf(0x55cd6c988088, 0x7ffefff95e18, 0, 0Enter x: 3.14</text:p>
      <text:p text:style-name="P39">) <text:s text:c="68"/>= 1</text:p>
      <text:p text:style-name="P39">printf("Enter dx: ") <text:s text:c="100"/>= 10</text:p>
      <text:p text:style-name="P39">__isoc99_scanf(0x55cd6c988088, 0x7ffefff95e1c, 0, 0Enter dx: 0.01</text:p>
      <text:p text:style-name="P39">) <text:s text:c="68"/>= 1</text:p>
      <text:p text:style-name="P39">printf("%f\n", 0.0033920.003392</text:p>
      <text:p text:style-name="P39">) <text:s text:c="96"/>= 9</text:p>
      <text:p text:style-name="P39">printf("Enter function type: ") <text:s text:c="89"/>= 21</text:p>
      <text:p text:style-name="P39">__isoc99_scanf(0x55cd6c98803e, 0x7ffefff95e14, 0, 0Enter function type: 0</text:p>
      <text:p text:style-name="P39"><text:soft-page-break/>) <text:s text:c="68"/>= 1</text:p>
      <text:p text:style-name="P39">dlclose(0x55cd6d75aae0) <text:s text:c="97"/>= 0</text:p>
      <text:p text:style-name="P39">printf("Implementations switched. Enter "...) <text:s text:c="75"/>= 53</text:p>
      <text:p text:style-name="P39">__isoc99_scanf(0x55cd6c98803e, 0x7ffefff95e14, 0, 0Implementations switched. Enter function type again: 1</text:p>
      <text:p text:style-name="P39">) <text:s text:c="68"/>= 1</text:p>
      <text:p text:style-name="P39">dlopen("libSolyanka2.so", 1) <text:s text:c="92"/>= 0x55cd6d75aae0</text:p>
      <text:p text:style-name="P39">dlsym(0x55cd6d75aae0, "sort") <text:s text:c="91"/>= 0x7f8c524843cc</text:p>
      <text:p text:style-name="P39">dlsym(0x55cd6d75aae0, "der") <text:s text:c="92"/>= 0x7f8c52484277</text:p>
      <text:p text:style-name="P39">printf("Enter x: ") <text:s text:c="101"/>= 9</text:p>
      <text:p text:style-name="P39">__isoc99_scanf(0x55cd6c988088, 0x7ffefff95e18, 0, 0Enter x: 3.14</text:p>
      <text:p text:style-name="P39">) <text:s text:c="68"/>= 1</text:p>
      <text:p text:style-name="P39">printf("Enter dx: ") <text:s text:c="100"/>= 10</text:p>
      <text:p text:style-name="P39">__isoc99_scanf(0x55cd6c988088, 0x7ffefff95e1c, 0, 0Enter dx: 0.01</text:p>
      <text:p text:style-name="P39">) <text:s text:c="68"/>= 1</text:p>
      <text:p text:style-name="P39">printf("%f\n", -0.001591-0.001591</text:p>
      <text:p text:style-name="P39">) <text:s text:c="95"/>= 10</text:p>
      <text:p text:style-name="P39">printf("Enter function type: ") <text:s text:c="89"/>= 21</text:p>
      <text:p text:style-name="P39">__isoc99_scanf(0x55cd6c98803e, 0x7ffefff95e14, 0, 0Enter function type: 1</text:p>
      <text:p text:style-name="P39">) <text:s text:c="68"/>= 1</text:p>
      <text:p text:style-name="P39">dlopen("libSolyanka2.so", 1) <text:s text:c="92"/>= 0x55cd6d75aae0</text:p>
      <text:p text:style-name="P39">dlsym(0x55cd6d75aae0, "sort") <text:s text:c="91"/>= 0x7f8c524843cc</text:p>
      <text:p text:style-name="P39">dlsym(0x55cd6d75aae0, "der") <text:s text:c="92"/>= 0x7f8c52484277</text:p>
      <text:p text:style-name="P39">printf("Enter x: ") <text:s text:c="2"/><text:change-end text:change-id="ct94154126861264"/><text:change text:change-id="ct94154150101904"/><text:change text:change-id="ct94154174529856"/><text:change text:change-id="ct94154075973296"/><text:change-start text:change-id="ct94154076208832"/></text:p>
      <text:p text:style-name="P56"><text:change-end text:change-id="ct94154076208832"/><text:change-start text:change-id="ct94154173253328"/><text:span text:style-name="T17">Статистика системных вызовов – </text:span><text:span text:style-name="T46">strace</text:span><text:span text:style-name="T17">:</text:span></text:p>
      <text:p text:style-name="P40"><text:change-end text:change-id="ct94154173253328"/><text:change-start text:change-id="ct94154175809968"/><text:span text:style-name="T49">[leo@pc final]$ strace -c ./main2</text:span></text:p>
      <text:p text:style-name="P40"><text:span text:style-name="T49">Enter function type: 0</text:span></text:p>
      <text:p text:style-name="P40"><text:span text:style-name="T49">Implementations switched. Enter function type again: 1</text:span></text:p>
      <text:p text:style-name="P40"><text:span text:style-name="T49">Enter x: 3.14</text:span></text:p>
      <text:p text:style-name="P40"><text:span text:style-name="T49">Enter dx: 0.01</text:span></text:p>
      <text:p text:style-name="P40"><text:span text:style-name="T49">-0.001591</text:span></text:p>
      <text:p text:style-name="P40"><text:span text:style-name="T49">Enter function type: 0</text:span></text:p>
      <text:p text:style-name="P40"><text:span text:style-name="T49">Implementations switched. Enter function type again: 1</text:span></text:p>
      <text:p text:style-name="P40"><text:span text:style-name="T49">Enter x: 3.14</text:span></text:p>
      <text:p text:style-name="P40"><text:span text:style-name="T49">Enter dx: 0.01</text:span></text:p>
      <text:p text:style-name="P40"><text:span text:style-name="T49">0.003392</text:span></text:p>
      <text:p text:style-name="P40"><text:span text:style-name="T49">Enter function type: % time <text:s text:c="4"/>seconds <text:s/>usecs/call <text:s text:c="4"/>calls <text:s text:c="3"/>errors syscall</text:span></text:p>
      <text:p text:style-name="P40"><text:span text:style-name="T49">------ ----------- ----------- --------- --------- ----------------</text:span></text:p>
      <text:p text:style-name="P40"><text:span text:style-name="T49"><text:s/>26.65 <text:s text:c="3"/>0.000504 <text:s text:c="10"/>9 <text:s text:c="7"/>51 <text:s text:c="7"/>46 openat</text:span></text:p>
      <text:p text:style-name="P40"><text:span text:style-name="T49"><text:s/>23.22 <text:s text:c="3"/>0.000439 <text:s text:c="9"/>33 <text:s text:c="7"/>13 <text:s text:c="10"/>read</text:span></text:p>
      <text:p text:style-name="P40"><text:span text:style-name="T49"><text:s/>15.34 <text:s text:c="3"/>0.000290 <text:s text:c="9"/>14 <text:s text:c="7"/>20 <text:s text:c="10"/>mmap</text:span></text:p>
      <text:p text:style-name="P40"><text:span text:style-name="T49"><text:s/>11.85 <text:s text:c="3"/>0.000224 <text:s text:c="9"/>20 <text:s text:c="7"/>11 <text:s text:c="10"/>write</text:span></text:p>
      <text:p text:style-name="P40"><text:span text:style-name="T49"><text:s text:c="2"/>6.29 <text:s text:c="3"/>0.000119 <text:s text:c="9"/>19 <text:s text:c="8"/>6 <text:s text:c="10"/>mprotect</text:span></text:p>
      <text:p text:style-name="P40"><text:span text:style-name="T49"><text:s text:c="2"/>5.92 <text:s text:c="3"/>0.000112 <text:s text:c="9"/>37 <text:s text:c="8"/>3 <text:s text:c="10"/>munmap</text:span></text:p>
      <text:p text:style-name="P40"><text:span text:style-name="T49"><text:s text:c="2"/>3.12 <text:s text:c="3"/>0.000059 <text:s text:c="10"/>8 <text:s text:c="8"/>7 <text:s text:c="10"/>fstat</text:span></text:p>
      <text:p text:style-name="P40"><text:span text:style-name="T49"><text:s text:c="2"/>3.07 <text:s text:c="3"/>0.000058 <text:s text:c="9"/>14 <text:s text:c="8"/>4 <text:s text:c="10"/>pread64</text:span></text:p>
      <text:p text:style-name="P40"><text:soft-page-break/><text:span text:style-name="T49"><text:s text:c="2"/>1.64 <text:s text:c="3"/>0.000031 <text:s text:c="9"/>10 <text:s text:c="8"/>3 <text:s text:c="10"/>brk</text:span></text:p>
      <text:p text:style-name="P40"><text:span text:style-name="T49"><text:s text:c="2"/>1.48 <text:s text:c="3"/>0.000028 <text:s text:c="10"/>5 <text:s text:c="8"/>5 <text:s text:c="10"/>close</text:span></text:p>
      <text:p text:style-name="P40"><text:span text:style-name="T49"><text:s text:c="2"/>0.74 <text:s text:c="3"/>0.000014 <text:s text:c="10"/>7 <text:s text:c="8"/>2 <text:s text:c="10"/>getcwd</text:span></text:p>
      <text:p text:style-name="P40"><text:span text:style-name="T49"><text:s text:c="2"/>0.69 <text:s text:c="3"/>0.000013 <text:s text:c="10"/>6 <text:s text:c="8"/>2 <text:s text:c="8"/>1 arch_prctl</text:span></text:p>
      <text:p text:style-name="P40"><text:span text:style-name="T49"><text:s text:c="2"/>0.00 <text:s text:c="3"/>0.000000 <text:s text:c="10"/>0 <text:s text:c="8"/>1 <text:s text:c="8"/>1 access</text:span></text:p>
      <text:p text:style-name="P40"><text:span text:style-name="T49"><text:s text:c="2"/>0.00 <text:s text:c="3"/>0.000000 <text:s text:c="10"/>0 <text:s text:c="8"/>1 <text:s text:c="10"/>execve</text:span></text:p>
      <text:p text:style-name="P40"><text:span text:style-name="T49">------ ----------- ----------- --------- --------- ----------------</text:span></text:p>
      <text:p text:style-name="P40"><text:span text:style-name="T49">100.00 <text:s text:c="3"/>0.001891 <text:s text:c="9"/>14 <text:s text:c="6"/>129 <text:s text:c="7"/>48 total</text:span><text:change-end text:change-id="ct94154175809968"/></text:p>
      <text:p text:style-name="P11">Статистика системных вызовов<text:change-start text:change-id="ct94154149329632"/> - <text:span text:style-name="T51">ltrace</text:span><text:change-end text:change-id="ct94154149329632"/>:<text:change text:change-id="ct94154076209712"/></text:p>
      <text:p text:style-name="P10"><text:change text:change-id="ct94154174905696"/><text:change text:change-id="ct94154076210592"/><text:change text:change-id="ct94154174433936"/><text:change text:change-id="ct94154076211472"/><text:change-start text:change-id="ct94154152154528"/>[leo@pc final]$ ltrace -c ./main2 </text:p>
      <text:p text:style-name="P10">Enter function type: 0</text:p>
      <text:p text:style-name="P10">Implementations switched. Enter function type again: 1</text:p>
      <text:p text:style-name="P10">Enter x: 3.14</text:p>
      <text:p text:style-name="P10">Enter dx: 0.01</text:p>
      <text:p text:style-name="P10">-0.001591</text:p>
      <text:p text:style-name="P10">Enter function type: 0</text:p>
      <text:p text:style-name="P10">Implementations switched. Enter function type again: 1</text:p>
      <text:p text:style-name="P10">Enter x: 3.14</text:p>
      <text:p text:style-name="P10">Enter dx: 0.01</text:p>
      <text:p text:style-name="P10">0.003392</text:p>
      <text:p text:style-name="P10">Enter function type: % time <text:s text:c="4"/>seconds <text:s/>usecs/call <text:s text:c="4"/>calls <text:s text:c="5"/>function</text:p>
      <text:p text:style-name="P10">------ ----------- ----------- --------- --------------------</text:p>
      <text:p text:style-name="P10"><text:s/>99.83 <text:s text:c="2"/>13.430960 <text:s text:c="4"/>1492328 <text:s text:c="8"/>9 __isoc99_scanf</text:p>
      <text:p text:style-name="P10"><text:s text:c="2"/>0.13 <text:s text:c="3"/>0.016937 <text:s text:c="7"/>8468 <text:s text:c="8"/>2 dlopen</text:p>
      <text:p text:style-name="P10"><text:s text:c="2"/>0.03 <text:s text:c="3"/>0.003364 <text:s text:c="8"/>305 <text:s text:c="7"/>11 printf</text:p>
      <text:p text:style-name="P10"><text:s text:c="2"/>0.01 <text:s text:c="3"/>0.001876 <text:s text:c="8"/>938 <text:s text:c="8"/>2 dlclose</text:p>
      <text:p text:style-name="P10"><text:s text:c="2"/>0.00 <text:s text:c="3"/>0.000331 <text:s text:c="9"/>82 <text:s text:c="8"/>4 dlsym</text:p>
      <text:p text:style-name="P10">------ ----------- ----------- --------- --------------------</text:p>
      <text:p text:style-name="P10">100.00 <text:s text:c="2"/>13.453468 <text:s text:c="19"/>28 total<text:change-end text:change-id="ct94154152154528"/></text:p>
      <text:p text:style-name="P9"/>
      <text:p text:style-name="P6">4. Листинг программы</text:p>
      <text:p text:style-name="P31"><text:change-start text:change-id="ct94154173325792"/>main<text:change-end text:change-id="ct94154173325792"/><text:change-start text:change-id="ct94154150716976"/><text:span text:style-name="T51">1</text:span><text:change-end text:change-id="ct94154150716976"/><text:change-start text:change-id="ct94154075834384"/>.c:<text:change-end text:change-id="ct94154075834384"/></text:p>
      <text:p text:style-name="P50"><text:change text:change-id="ct94154076236016"/><text:change-start text:change-id="ct94154076330512"/>#include &lt;stdio.h&gt;</text:p>
      <text:p text:style-name="P50"/>
      <text:p text:style-name="P50">#include "Solyanka1.c"</text:p>
      <text:p text:style-name="P50"/>
      <text:p text:style-name="P50">int main()</text:p>
      <text:p text:style-name="P50">{</text:p>
      <text:p text:style-name="P50"><text:s text:c="4"/>int type;</text:p>
      <text:p text:style-name="P50"><text:s text:c="4"/>while (printf("Enter function type: ") &amp;&amp; scanf("%d", &amp;type) &gt; 0)</text:p>
      <text:p text:style-name="P50"><text:s text:c="4"/>{</text:p>
      <text:p text:style-name="P50"><text:s text:c="8"/>if (type == 1)</text:p>
      <text:p text:style-name="P50"><text:s text:c="8"/>{</text:p>
      <text:p text:style-name="P50"><text:s text:c="12"/>// cos'(x)</text:p>
      <text:p text:style-name="P50"><text:s text:c="12"/>float res, x, dx;</text:p>
      <text:p text:style-name="P50"><text:s text:c="12"/>printf("Enter x: ");</text:p>
      <text:p text:style-name="P50"><text:s text:c="12"/>scanf("%f", &amp;x);</text:p>
      <text:p text:style-name="P50"><text:s text:c="12"/>printf("Enter dx: ");</text:p>
      <text:p text:style-name="P50"><text:s text:c="12"/>scanf("%f", &amp;dx);</text:p>
      <text:p text:style-name="P50"><text:s text:c="12"/>float ans = der(x, dx);</text:p>
      <text:p text:style-name="P50"><text:s text:c="12"/>printf("%f\n", ans);</text:p>
      <text:p text:style-name="P50"><text:s text:c="8"/>}</text:p>
      <text:p text:style-name="P50"><text:s text:c="8"/>if (type == 2)</text:p>
      <text:p text:style-name="P50"><text:s text:c="8"/>{</text:p>
      <text:p text:style-name="P50"><text:s text:c="12"/>// qsort</text:p>
      <text:p text:style-name="P50"><text:s text:c="12"/>int n;</text:p>
      <text:p text:style-name="P50"><text:s text:c="12"/>printf("Enter number of elements: ");</text:p>
      <text:p text:style-name="P50"><text:s text:c="12"/>scanf("%d", &amp;n);</text:p>
      <text:p text:style-name="P50"/>
      <text:p text:style-name="P50"><text:s text:c="12"/>int *arr = (int *)malloc(sizeof(int) * n);</text:p>
      <text:p text:style-name="P50"><text:s text:c="12"/>printf("Enter %d elements to sort: ", n);</text:p>
      <text:p text:style-name="P50"><text:s text:c="12"/>for (int i = 0; i &lt; n; ++i)</text:p>
      <text:p text:style-name="P50"><text:soft-page-break/><text:s text:c="16"/>scanf("%d", &amp;arr[i]);</text:p>
      <text:p text:style-name="P50"/>
      <text:p text:style-name="P50"><text:s text:c="12"/>int *res = sort(arr, n);</text:p>
      <text:p text:style-name="P50"><text:s text:c="12"/>printf("Sorted array: ");</text:p>
      <text:p text:style-name="P50"><text:s text:c="12"/>for (int i = 0; i &lt; n; ++i)</text:p>
      <text:p text:style-name="P50"><text:s text:c="16"/>printf("%d ", res[i]);</text:p>
      <text:p text:style-name="P50"><text:s text:c="12"/>printf("\n");</text:p>
      <text:p text:style-name="P50"><text:s text:c="8"/>}</text:p>
      <text:p text:style-name="P50"><text:s text:c="4"/>}</text:p>
      <text:p text:style-name="P50"/>
      <text:p text:style-name="P50"><text:s text:c="4"/>return 0;</text:p>
      <text:p text:style-name="P50">}<text:change-end text:change-id="ct94154076330512"/></text:p>
      <text:p text:style-name="P52"><text:change text:change-id="ct94154150386832"/><text:change-start text:change-id="ct94154151365440"/><text:span text:style-name="T38">main2</text:span><text:change-end text:change-id="ct94154151365440"/><text:change-start text:change-id="ct94154151351776"/><text:span text:style-name="T15">.c:</text:span><text:change-end text:change-id="ct94154151351776"/></text:p>
      <text:p text:style-name="P46"><text:change text:change-id="ct94154076332272"/><text:change-start text:change-id="ct94154075194704"/>#include &lt;stdio.h&gt;</text:p>
      <text:p text:style-name="P46">#include &lt;string.h&gt;</text:p>
      <text:p text:style-name="P46">#include &lt;stdlib.h&gt;</text:p>
      <text:p text:style-name="P46">#include &lt;stdint.h&gt;</text:p>
      <text:p text:style-name="P46">#include &lt;dlfcn.h&gt;</text:p>
      <text:p text:style-name="P46"/>
      <text:p text:style-name="P46">#include "Solyanka.h"</text:p>
      <text:p text:style-name="P46"/>
      <text:p text:style-name="P46">int main()</text:p>
      <text:p text:style-name="P46">{</text:p>
      <text:p text:style-name="P46"><text:s text:c="4"/>void *library_handler = NULL;</text:p>
      <text:p text:style-name="P46"><text:s text:c="4"/>int type, impl = 0;</text:p>
      <text:p text:style-name="P46"><text:s text:c="4"/>while (printf("Enter function type: ") &amp;&amp; scanf("%d", &amp;type) &gt; 0)</text:p>
      <text:p text:style-name="P46"><text:s text:c="4"/>{</text:p>
      <text:p text:style-name="P46"><text:s text:c="8"/>if (type == 0)</text:p>
      <text:p text:style-name="P46"><text:s text:c="8"/>{</text:p>
      <text:p text:style-name="P46"><text:s text:c="12"/>// switch implementations</text:p>
      <text:p text:style-name="P46"><text:s text:c="12"/>if (library_handler)</text:p>
      <text:p text:style-name="P46"><text:s text:c="16"/>dlclose(library_handler);</text:p>
      <text:p text:style-name="P46"><text:s text:c="12"/>impl = 1 - impl;</text:p>
      <text:p text:style-name="P46"><text:s text:c="12"/>printf("Implementations switched. Enter function type again: ");</text:p>
      <text:p text:style-name="P46"><text:s text:c="12"/>scanf("%d", &amp;type);</text:p>
      <text:p text:style-name="P46"><text:s text:c="8"/>}</text:p>
      <text:p text:style-name="P46"/>
      <text:p text:style-name="P46"><text:s text:c="8"/>if (impl == 0)</text:p>
      <text:p text:style-name="P46"><text:s text:c="8"/>{</text:p>
      <text:p text:style-name="P46"><text:s text:c="12"/>library_handler = dlopen("libSolyanka1.so", RTLD_LAZY);</text:p>
      <text:p text:style-name="P46"><text:s text:c="12"/>if (!library_handler)</text:p>
      <text:p text:style-name="P46"><text:s text:c="12"/>{</text:p>
      <text:p text:style-name="P46"><text:s text:c="16"/>fprintf(stderr, "dlopen() error: %s\n", dlerror());</text:p>
      <text:p text:style-name="P46"><text:s text:c="16"/>exit(1);</text:p>
      <text:p text:style-name="P46"><text:s text:c="12"/>}</text:p>
      <text:p text:style-name="P46"><text:s text:c="8"/>}</text:p>
      <text:p text:style-name="P46"><text:s text:c="8"/>else if (impl == 1)</text:p>
      <text:p text:style-name="P46"><text:s text:c="8"/>{</text:p>
      <text:p text:style-name="P46"><text:s text:c="12"/>library_handler = dlopen("libSolyanka2.so", RTLD_LAZY);</text:p>
      <text:p text:style-name="P46"><text:s text:c="12"/>if (!library_handler)</text:p>
      <text:p text:style-name="P46"><text:s text:c="12"/>{</text:p>
      <text:p text:style-name="P46"><text:s text:c="16"/>fprintf(stderr, "dlopen() error: %s\n", dlerror());</text:p>
      <text:p text:style-name="P46"><text:s text:c="16"/>exit(1);</text:p>
      <text:p text:style-name="P46"><text:s text:c="12"/>}</text:p>
      <text:p text:style-name="P46"><text:s text:c="8"/>}</text:p>
      <text:p text:style-name="P46"/>
      <text:p text:style-name="P46"><text:s text:c="8"/>int *(*sort)(int *arr, int n);</text:p>
      <text:p text:style-name="P46"><text:s text:c="8"/>float (*der)(float x, float dx);</text:p>
      <text:p text:style-name="P46"/>
      <text:p text:style-name="P46"><text:s text:c="8"/>sort = dlsym(library_handler, "sort");</text:p>
      <text:p text:style-name="P46"><text:s text:c="8"/>der = dlsym(library_handler, "der");</text:p>
      <text:p text:style-name="P46"/>
      <text:p text:style-name="P46"><text:s text:c="8"/>if (type == 1)</text:p>
      <text:p text:style-name="P46"><text:s text:c="8"/>{</text:p>
      <text:p text:style-name="P46"><text:s text:c="12"/>// cos'(x)</text:p>
      <text:p text:style-name="P46"><text:s text:c="12"/>float res, x, dx;</text:p>
      <text:p text:style-name="P46"><text:s text:c="12"/>printf("Enter x: ");</text:p>
      <text:p text:style-name="P46"><text:s text:c="12"/>scanf("%f", &amp;x);</text:p>
      <text:p text:style-name="P46"><text:s text:c="12"/>printf("Enter dx: ");</text:p>
      <text:p text:style-name="P46"><text:s text:c="12"/>scanf("%f", &amp;dx);</text:p>
      <text:p text:style-name="P46"><text:s text:c="12"/>float ans = (*der)(x, dx);</text:p>
      <text:p text:style-name="P46"><text:s text:c="12"/>printf("%f\n", ans);</text:p>
      <text:p text:style-name="P46"><text:s text:c="8"/>}</text:p>
      <text:p text:style-name="P46"><text:s text:c="8"/>else if (type == 2)</text:p>
      <text:p text:style-name="P46"><text:s text:c="8"/>{</text:p>
      <text:p text:style-name="P46"><text:s text:c="12"/>// qsort</text:p>
      <text:p text:style-name="P46"><text:s text:c="12"/>int n;</text:p>
      <text:p text:style-name="P46"><text:s text:c="12"/>printf("Enter number of elements: ");</text:p>
      <text:p text:style-name="P46"><text:soft-page-break/><text:s text:c="12"/>scanf("%d", &amp;n);</text:p>
      <text:p text:style-name="P46"/>
      <text:p text:style-name="P46"><text:s text:c="12"/>int *arr = (int *)malloc(sizeof(int) * n);</text:p>
      <text:p text:style-name="P46"><text:s text:c="12"/>printf("Enter %d elements to sort: ", n);</text:p>
      <text:p text:style-name="P46"><text:s text:c="12"/>for (int i = 0; i &lt; n; ++i)</text:p>
      <text:p text:style-name="P46"><text:s text:c="16"/>scanf("%d", &amp;arr[i]);</text:p>
      <text:p text:style-name="P46"/>
      <text:p text:style-name="P46"><text:s text:c="12"/>int *res = (*sort)(arr, n);</text:p>
      <text:p text:style-name="P46"><text:s text:c="12"/>printf("Sorted array: ");</text:p>
      <text:p text:style-name="P46"><text:s text:c="12"/>for (int i = 0; i &lt; n; ++i)</text:p>
      <text:p text:style-name="P46"><text:s text:c="16"/>printf("%d ", res[i]);</text:p>
      <text:p text:style-name="P46"><text:s text:c="12"/>printf("\n");</text:p>
      <text:p text:style-name="P46"><text:s text:c="8"/>}</text:p>
      <text:p text:style-name="P46"><text:s text:c="4"/>}</text:p>
      <text:p text:style-name="P46"/>
      <text:p text:style-name="P46"><text:s text:c="4"/>dlclose(library_handler);</text:p>
      <text:p text:style-name="P46"/>
      <text:p text:style-name="P46"><text:s text:c="4"/>return 0;</text:p>
      <text:p text:style-name="P46">}<text:change-end text:change-id="ct94154075194704"/><text:change-start text:change-id="ct94154075997696"/></text:p>
      <text:p text:style-name="P47">Solyanka.h:</text:p>
      <text:p text:style-name="P48">#pragma once</text:p>
      <text:p text:style-name="P48"/>
      <text:p text:style-name="P48">int *sort(int *array, int n);</text:p>
      <text:p text:style-name="P48">float der(float x, float dx);</text:p>
      <text:p text:style-name="P47">Solyanka1.c:</text:p>
      <text:p text:style-name="P48">#include "Solyanka.h"</text:p>
      <text:p text:style-name="P48">#include &lt;stdlib.h&gt;</text:p>
      <text:p text:style-name="P48">#include &lt;string.h&gt;</text:p>
      <text:p text:style-name="P48"/>
      <text:p text:style-name="P48">// derivative</text:p>
      <text:p text:style-name="P48"/>
      <text:p text:style-name="P48">const float pi = 3.1415926535897;</text:p>
      <text:p text:style-name="P48"/>
      <text:p text:style-name="P48">float cosine(float x)</text:p>
      <text:p text:style-name="P48">{</text:p>
      <text:p text:style-name="P48"><text:s text:c="4"/>int div = (int)(x / pi);</text:p>
      <text:p text:style-name="P48"><text:s text:c="4"/>x = x - (div * pi);</text:p>
      <text:p text:style-name="P48"><text:s text:c="4"/>char sign = 1;</text:p>
      <text:p text:style-name="P48"><text:s text:c="4"/>if (div % 2 != 0)</text:p>
      <text:p text:style-name="P48"><text:s text:c="8"/>sign = -1;</text:p>
      <text:p text:style-name="P48"/>
      <text:p text:style-name="P48"><text:s text:c="4"/>float result = 1.0;</text:p>
      <text:p text:style-name="P48"><text:s text:c="4"/>float inter = 1.0;</text:p>
      <text:p text:style-name="P48"><text:s text:c="4"/>float num = x * x;</text:p>
      <text:p text:style-name="P48"><text:s text:c="4"/>for (int i = 1; i &lt;= 16; i++)</text:p>
      <text:p text:style-name="P48"><text:s text:c="4"/>{</text:p>
      <text:p text:style-name="P48"><text:s text:c="8"/>float comp = 2.0 * i;</text:p>
      <text:p text:style-name="P48"><text:s text:c="8"/>float den = comp * (comp - 1.0);</text:p>
      <text:p text:style-name="P48"><text:s text:c="8"/>inter *= num / den;</text:p>
      <text:p text:style-name="P48"><text:s text:c="8"/>if (i % 2 == 0)</text:p>
      <text:p text:style-name="P48"><text:s text:c="12"/>result += inter;</text:p>
      <text:p text:style-name="P48"><text:s text:c="8"/>else</text:p>
      <text:p text:style-name="P48"><text:s text:c="12"/>result -= inter;</text:p>
      <text:p text:style-name="P48"><text:s text:c="4"/>}</text:p>
      <text:p text:style-name="P48"/>
      <text:p text:style-name="P48"><text:s text:c="4"/>return sign * result;</text:p>
      <text:p text:style-name="P48">}</text:p>
      <text:p text:style-name="P48"/>
      <text:p text:style-name="P48">float der(float x, float dx)</text:p>
      <text:p text:style-name="P48"><text:soft-page-break/>{</text:p>
      <text:p text:style-name="P48"><text:s text:c="4"/>float res;</text:p>
      <text:p text:style-name="P48"><text:s text:c="4"/>res = (cosine((x + dx)) - cosine(x)) / dx;</text:p>
      <text:p text:style-name="P48"><text:s text:c="4"/>return res;</text:p>
      <text:p text:style-name="P48">}</text:p>
      <text:p text:style-name="P48"/>
      <text:p text:style-name="P48">// sorting</text:p>
      <text:p text:style-name="P48"/>
      <text:p text:style-name="P48">void swap(int *a, int *b)</text:p>
      <text:p text:style-name="P48">{</text:p>
      <text:p text:style-name="P48"><text:s text:c="4"/>int t = *a;</text:p>
      <text:p text:style-name="P48"><text:s text:c="4"/>*a = *b;</text:p>
      <text:p text:style-name="P48"><text:s text:c="4"/>*b = t;</text:p>
      <text:p text:style-name="P48">}</text:p>
      <text:p text:style-name="P48"/>
      <text:p text:style-name="P48">int partition(int *arr, int low, int high)</text:p>
      <text:p text:style-name="P48">{</text:p>
      <text:p text:style-name="P48"><text:s text:c="4"/>int pivot = arr[high];</text:p>
      <text:p text:style-name="P48"><text:s text:c="4"/>int i = (low - 1);</text:p>
      <text:p text:style-name="P48"/>
      <text:p text:style-name="P48"><text:s text:c="4"/>for (int j = low; j &lt;= high - 1; j++)</text:p>
      <text:p text:style-name="P48"><text:s text:c="4"/>{</text:p>
      <text:p text:style-name="P48"><text:s text:c="8"/>if (arr[j] &lt; pivot)</text:p>
      <text:p text:style-name="P48"><text:s text:c="8"/>{</text:p>
      <text:p text:style-name="P48"><text:s text:c="12"/>i++;</text:p>
      <text:p text:style-name="P48"><text:s text:c="12"/>swap(&amp;arr[i], &amp;arr[j]);</text:p>
      <text:p text:style-name="P48"><text:s text:c="8"/>}</text:p>
      <text:p text:style-name="P48"><text:s text:c="4"/>}</text:p>
      <text:p text:style-name="P48"><text:s text:c="4"/>swap(&amp;arr[i + 1], &amp;arr[high]);</text:p>
      <text:p text:style-name="P48"/>
      <text:p text:style-name="P48"><text:s text:c="4"/>return (i + 1);</text:p>
      <text:p text:style-name="P48">}</text:p>
      <text:p text:style-name="P48"/>
      <text:p text:style-name="P48">void qs(int *arr, int low, int high)</text:p>
      <text:p text:style-name="P48">{</text:p>
      <text:p text:style-name="P48"><text:s text:c="4"/>if (low &lt; high)</text:p>
      <text:p text:style-name="P48"><text:s text:c="4"/>{</text:p>
      <text:p text:style-name="P48"><text:s text:c="8"/>int pi = partition(arr, low, high);</text:p>
      <text:p text:style-name="P48"><text:s text:c="8"/>qs(arr, low, pi - 1);</text:p>
      <text:p text:style-name="P48"><text:s text:c="8"/>qs(arr, pi + 1, high);</text:p>
      <text:p text:style-name="P48"><text:s text:c="4"/>}</text:p>
      <text:p text:style-name="P48">}</text:p>
      <text:p text:style-name="P48"/>
      <text:p text:style-name="P48">int *sort(int *arr, int n)</text:p>
      <text:p text:style-name="P48">{</text:p>
      <text:p text:style-name="P48"><text:s text:c="4"/>int *res = (int *)malloc(sizeof(int) * n);</text:p>
      <text:p text:style-name="P48"><text:s text:c="4"/>memcpy(res, arr, n * sizeof(int));</text:p>
      <text:p text:style-name="P48"><text:s text:c="4"/>qs(res, 0, n - 1);</text:p>
      <text:p text:style-name="P48"><text:s text:c="4"/>return res;</text:p>
      <text:p text:style-name="P48">}</text:p>
      <text:p text:style-name="P48"/>
      <text:p text:style-name="P48"/>
      <text:p text:style-name="P47"><text:soft-page-break/>Solyanka2.c:</text:p>
      <text:p text:style-name="P48">#include "Solyanka.h"</text:p>
      <text:p text:style-name="P48">#include &lt;stdlib.h&gt;</text:p>
      <text:p text:style-name="P48">#include &lt;string.h&gt;</text:p>
      <text:p text:style-name="P48"/>
      <text:p text:style-name="P48">// derivative</text:p>
      <text:p text:style-name="P48"/>
      <text:p text:style-name="P48">const float pi = 3.1415926535897;</text:p>
      <text:p text:style-name="P48"/>
      <text:p text:style-name="P48">float cosine(float x)</text:p>
      <text:p text:style-name="P48">{</text:p>
      <text:p text:style-name="P48"><text:s text:c="4"/>int div = (int)(x / pi);</text:p>
      <text:p text:style-name="P48"><text:s text:c="4"/>x = x - (div * pi);</text:p>
      <text:p text:style-name="P48"><text:s text:c="4"/>char sign = 1;</text:p>
      <text:p text:style-name="P48"><text:s text:c="4"/>if (div % 2 != 0)</text:p>
      <text:p text:style-name="P48"><text:s text:c="8"/>sign = -1;</text:p>
      <text:p text:style-name="P48"/>
      <text:p text:style-name="P48"><text:s text:c="4"/>float result = 1.0;</text:p>
      <text:p text:style-name="P48"><text:s text:c="4"/>float inter = 1.0;</text:p>
      <text:p text:style-name="P48"><text:s text:c="4"/>float num = x * x;</text:p>
      <text:p text:style-name="P48"><text:s text:c="4"/>for (int i = 1; i &lt;= 16; i++)</text:p>
      <text:p text:style-name="P48"><text:s text:c="4"/>{</text:p>
      <text:p text:style-name="P48"><text:s text:c="8"/>float comp = 2.0 * i;</text:p>
      <text:p text:style-name="P48"><text:s text:c="8"/>float den = comp * (comp - 1.0);</text:p>
      <text:p text:style-name="P48"><text:s text:c="8"/>inter *= num / den;</text:p>
      <text:p text:style-name="P48"><text:s text:c="8"/>if (i % 2 == 0)</text:p>
      <text:p text:style-name="P48"><text:s text:c="12"/>result += inter;</text:p>
      <text:p text:style-name="P48"><text:s text:c="8"/>else</text:p>
      <text:p text:style-name="P48"><text:s text:c="12"/>result -= inter;</text:p>
      <text:p text:style-name="P48"><text:s text:c="4"/>}</text:p>
      <text:p text:style-name="P48"/>
      <text:p text:style-name="P48"><text:s text:c="4"/>return sign * result;</text:p>
      <text:p text:style-name="P48">}</text:p>
      <text:p text:style-name="P48"/>
      <text:p text:style-name="P48">float der(float x, float dx)</text:p>
      <text:p text:style-name="P48">{</text:p>
      <text:p text:style-name="P48"><text:s text:c="4"/>float res;</text:p>
      <text:p text:style-name="P48"><text:s text:c="4"/>res = (cosine((x + dx)) - cosine((x - dx))) / (2 * dx);</text:p>
      <text:p text:style-name="P48"><text:s text:c="4"/>return res;</text:p>
      <text:p text:style-name="P48">}</text:p>
      <text:p text:style-name="P48"/>
      <text:p text:style-name="P48">// sorting</text:p>
      <text:p text:style-name="P48"/>
      <text:p text:style-name="P48">void swap(int *a, int *b)</text:p>
      <text:p text:style-name="P48">{</text:p>
      <text:p text:style-name="P48"><text:s text:c="4"/>int t = *a;</text:p>
      <text:p text:style-name="P48"><text:s text:c="4"/>*a = *b;</text:p>
      <text:p text:style-name="P48"><text:s text:c="4"/>*b = t;</text:p>
      <text:p text:style-name="P48">}</text:p>
      <text:p text:style-name="P48"/>
      <text:p text:style-name="P48">void bs(int *arr, int n)</text:p>
      <text:p text:style-name="P48">{</text:p>
      <text:p text:style-name="P48"><text:soft-page-break/><text:s text:c="4"/>int i, j;</text:p>
      <text:p text:style-name="P48"><text:s text:c="4"/>for (i = 0; i &lt; n - 1; i++)</text:p>
      <text:p text:style-name="P48"><text:s text:c="8"/>for (j = 0; j &lt; n - i - 1; j++)</text:p>
      <text:p text:style-name="P48"><text:s text:c="12"/>if (arr[j] &gt; arr[j + 1])</text:p>
      <text:p text:style-name="P48"><text:s text:c="16"/>swap(&amp;arr[j], &amp;arr[j + 1]);</text:p>
      <text:p text:style-name="P48">}</text:p>
      <text:p text:style-name="P48"/>
      <text:p text:style-name="P48">int *sort(int *arr, int n)</text:p>
      <text:p text:style-name="P48">{</text:p>
      <text:p text:style-name="P48"><text:s text:c="4"/>int *res = (int *)malloc(sizeof(int) * n);</text:p>
      <text:p text:style-name="P48"><text:s text:c="4"/>memcpy(res, arr, n * sizeof(int));</text:p>
      <text:p text:style-name="P48"><text:s text:c="4"/>bs(res, n);</text:p>
      <text:p text:style-name="P48"><text:s text:c="4"/>return res;</text:p>
      <text:p text:style-name="P48">}</text:p>
      <text:p text:style-name="P47">Makefile:</text:p>
      <text:p text:style-name="P48">all: main1 main2</text:p>
      <text:p text:style-name="P48"/>
      <text:p text:style-name="P48">main1: libSolyanka1.so main1.c </text:p>
      <text:p text:style-name="P48"><text:tab/>gcc main1.c -L. -lSolyanka1 -o main1</text:p>
      <text:p text:style-name="P48"/>
      <text:p text:style-name="P48">main2: libSolyanka1.so libSolyanka2.so main2.c </text:p>
      <text:p text:style-name="P48"><text:tab/>gcc main2.c -ldl -o main2</text:p>
      <text:p text:style-name="P48"/>
      <text:p text:style-name="P48">libSolyanka1.so: Solyanka1.o</text:p>
      <text:p text:style-name="P48"><text:tab/>gcc -shared Solyanka1.o -o libSolyanka1.so</text:p>
      <text:p text:style-name="P48"><text:tab/></text:p>
      <text:p text:style-name="P48">libSolyanka2.so: Solyanka2.o</text:p>
      <text:p text:style-name="P48"><text:tab/>gcc -shared Solyanka2.o -o libSolyanka2.so</text:p>
      <text:p text:style-name="P48"/>
      <text:p text:style-name="P48">Solyanka1.o:</text:p>
      <text:p text:style-name="P48"><text:tab/>gcc -fPIC -c Solyanka1.c -o Solyanka1.o</text:p>
      <text:p text:style-name="P48"/>
      <text:p text:style-name="P48">Solyanka2.o:</text:p>
      <text:p text:style-name="P48"><text:tab/>gcc -fPIC -c Solyanka2.c -o Solyanka2.o</text:p>
      <text:p text:style-name="P48"/>
      <text:p text:style-name="P48">clean:</text:p>
      <text:p text:style-name="P48"><text:tab/>rm -f Solyanka1.o</text:p>
      <text:p text:style-name="P48"><text:tab/>rm -f libSolyanka1.so</text:p>
      <text:p text:style-name="P48"><text:tab/>rm -f Solyanka2.o</text:p>
      <text:p text:style-name="P48"><text:tab/>rm -f libSolyanka2.so</text:p>
      <text:p text:style-name="P48"><text:tab/>rm -f main1</text:p>
      <text:p text:style-name="P48"><text:tab/>rm -f main2</text:p>
      <text:p text:style-name="P48"><text:tab/></text:p>
      <text:p text:style-name="P46"><text:change-end text:change-id="ct94154075997696"/><text:change-start text:change-id="ct94154175293232"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change-end text:change-id="ct94154175293232"/></text:p>
      <text:p text:style-name="P7"><text:soft-page-break/>Вывод</text:p>
      <text:p text:style-name="P52"><text:change text:change-id="ct94154076003904"/><text:change text:change-id="ct94154076002368"/><text:change text:change-id="ct94154076002048"/><text:change text:change-id="ct94154150639440"/><text:change text:change-id="ct94154076004944"/><text:change-start text:change-id="ct94154076005584"/><text:span text:style-name="T32">По мере выполнения данной лабораторной работы </text:span><text:change-end text:change-id="ct94154076005584"/><text:change-start text:change-id="ct94154077449520"/><text:span text:style-name="T32">я описан динамические библиотеки функций сортировки целочисленного массива, подсчета значения производной функции cos(x) в двух реализациях. Описал программу, которая использует функции динамических библиотек. </text:span></text:p>
      <text:p text:style-name="P57"><text:span text:style-name="T30">Использовал эти динамические </text:span><text:change-end text:change-id="ct94154077449520"/><text:change-start text:change-id="ct94154175050256"/><text:span text:style-name="T30">библиотеки двумя способами: во время компиляции (на этапе линковки) и во время исполнения программы. </text:span></text:p>
      <text:p text:style-name="P57"><text:span text:style-name="T30">Описал также переключение реализации контрактов на другую во время работы программы (той, которая загружает библиотеки, используя только их местопол</text:span><text:change-end text:change-id="ct94154175050256"/><text:change-start text:change-id="ct94154174972384"/><text:span text:style-name="T30">ожение и контракты). </text:span></text:p>
      <text:p text:style-name="P57"><text:span text:style-name="T33">Главное, что я понял: д</text:span><text:span text:style-name="T30">инамическая библиотека - это фактически исполняемый файл (т.е. DLL и EXE в Windows имеют одинаковый формат). Динамическая линковка запускается в момент создания процесса (когда </text:span><text:span text:style-name="T33">пользователь запускает</text:span><text:span text:style-name="T30"> исполняемый файл на выполнение), линкуются между собой несколько исполняемых файлов каждый раз, когда создается новый процесс. Так же возможна динамическая линковка уже после запуска, т.е. новая библиотека может быть подгружена в адресное пространство ужа работающего процесса.</text:span></text:p>
      <text:p text:style-name="P57"><text:change-end text:change-id="ct94154174972384"/><text:change-start text:change-id="ct94154174955024"/><text:span text:style-name="T30">Статическая </text:span><text:span text:style-name="T33">же </text:span><text:span text:style-name="T30">библиотека - это фактически архив объектных файлов, который используется в процессе статической линковки. В результате статической линковки из многих объектных файлов получается один исполняемый, запускается статическая линковка в момент создания исполняемого файла.</text:span><text:change-end text:change-id="ct941541749550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Lucida Console', monospace"/>
    <style:font-face style:name="Times New Roman1" svg:font-family="'Times New Roman'"/>
    <style:font-face style:name="Ubuntu" svg:font-family="Ubuntu, Helvetica, Arial, sans-serif"/>
    <style:font-face style:name="Times New Roman2" svg:font-family="'Times New Roman'" style:font-family-generic="roman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Droid Sans Devanagari" svg:font-family="'Droid Sans Devanagari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language-asian="ru" style:country-asian="RU" style:font-name-complex="Times New Roman3" style:font-family-complex="'Times New Roman'" style:font-family-generic-complex="system" style:font-pitch-complex="variabl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1T21:45:00</meta:creation-date>
    <meta:initial-creator>Valera Anisimov</meta:initial-creator>
    <dc:language>en-US</dc:language>
    <dc:date>2020-12-02T23:41:06.512903008</dc:date>
    <meta:editing-cycles>18</meta:editing-cycles>
    <meta:editing-duration>PT2H4M59S</meta:editing-duration>
    <meta:generator>LibreOffice/6.4.7.2$Linux_X86_64 LibreOffice_project/40$Build-2</meta:generator>
    <meta:document-statistic meta:table-count="2" meta:image-count="0" meta:object-count="0" meta:page-count="17" meta:paragraph-count="622" meta:word-count="3237" meta:character-count="29849" meta:non-whitespace-character-count="21437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